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706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3.595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3.494cm"/>
    </style:style>
    <style:style style:name="co13" style:family="table-column">
      <style:table-column-properties fo:break-before="auto" style:column-width="1.198cm"/>
    </style:style>
    <style:style style:name="co14" style:family="table-column">
      <style:table-column-properties fo:break-before="auto" style:column-width="0.871cm"/>
    </style:style>
    <style:style style:name="co15" style:family="table-column">
      <style:table-column-properties fo:break-before="auto" style:column-width="0.707cm"/>
    </style:style>
    <style:style style:name="co16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ocal tr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892" calcext:value-type="float">
            <text:p>0.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8992" calcext:value-type="float">
            <text:p>0.8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9121" calcext:value-type="float">
            <text:p>0.9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9136" calcext:value-type="float">
            <text:p>0.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9145" calcext:value-type="float">
            <text:p>0.91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186" calcext:value-type="float">
            <text:p>0.9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1] * [.B2] * [.B3] * [.B5] * [.B6]" office:value-type="float" office:value="60000" calcext:value-type="float">
            <text:p>6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183" calcext:value-type="float">
            <text:p>0.91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171" calcext:value-type="float">
            <text:p>0.91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104" calcext:value-type="float">
            <text:p>0.91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9147" calcext:value-type="float">
            <text:p>0.914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164" calcext:value-type="float">
            <text:p>0.91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9151" calcext:value-type="float">
            <text:p>0.91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145" calcext:value-type="float">
            <text:p>0.91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26" calcext:value-type="float">
            <text:p>0.91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1795" calcext:value-type="float">
            <text:p>0.917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91575" calcext:value-type="float">
            <text:p>0.915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1763" calcext:value-type="float">
            <text:p>0.917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187" calcext:value-type="float">
            <text:p>0.91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186" calcext:value-type="float">
            <text:p>0.918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6" table:number-rows-spanned="10">
            <text:p>model = tf.keras.Sequential([</text:p>
            <text:p>    tf.keras.layers.Conv2D(32, (3,3), padding='same', activation=tf.nn.relu, input_shape=(28, 28, 1)),</text:p>
            <text:p>    tf.keras.layers.MaxPooling2D((2, 2), strides=2),</text:p>
            <text:p>    tf.keras.layers.Conv2D(64, (3,3), padding='same', activation=tf.nn.relu),</text:p>
            <text:p>    tf.keras.layers.MaxPooling2D((2, 2), strides=2),</text:p>
            <text:p>    tf.keras.layers.Flatten(),</text:p>
            <text:p>    tf.keras.layers.Dense(128, activation=tf.nn.relu),</text:p>
            <text:p>    tf.keras.layers.Dense(128, activation=tf.nn.relu),</text:p>
            <text:p>    tf.keras.layers.Dense(10, activation=tf.nn.softmax)</text:p>
            <text:p>]) </text:p>
          </table:table-cell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</table:table>
      <table:table table:name="Experiment 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2"/>
          <table:table-cell table:style-name="ce1" office:value-type="string" calcext:value-type="string" table:number-columns-spanned="6" table:number-rows-spanned="10">
            <text:p>model = tf.keras.Sequential([</text:p>
            <text:p>    tf.keras.layers.Conv2D(32, (3,3), padding='same', activation=tf.nn.relu, input_shape=(28, 28, 1)),</text:p>
            <text:p>    tf.keras.layers.MaxPooling2D((2, 2), strides=2),</text:p>
            <text:p>    tf.keras.layers.Conv2D(64, (3,3), padding='same', activation=tf.nn.relu),</text:p>
            <text:p>    tf.keras.layers.MaxPooling2D((2, 2), strides=2),</text:p>
            <text:p>    tf.keras.layers.Flatten(),</text:p>
            <text:p>    tf.keras.layers.Dense(128, activation=tf.nn.relu),</text:p>
            <text:p>    tf.keras.layers.Dense(128, activation=tf.nn.relu),</text:p>
            <text:p>    tf.keras.layers.Dense(10, activation=tf.nn.softmax)</text:p>
            <text:p>]) 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705699980258942" calcext:value-type="float">
            <text:p>0.705699980258942</text:p>
          </table:table-cell>
          <table:table-cell table:style-name="ce4" office:value-type="float" office:value="0.72000002861023" calcext:value-type="float">
            <text:p>0.72000002861023</text:p>
          </table:table-cell>
          <table:table-cell table:style-name="ce4" office:value-type="float" office:value="0.558499991893768" calcext:value-type="float">
            <text:p>0.558499991893768</text:p>
          </table:table-cell>
          <table:table-cell table:style-name="ce4" office:value-type="float" office:value="0.54830002784729" calcext:value-type="float">
            <text:p>0.54830002784729</text:p>
          </table:table-cell>
          <table:table-cell table:style-name="ce4" office:value-type="float" office:value="0.706099987030029" calcext:value-type="float">
            <text:p>0.706099987030029</text:p>
          </table:table-cell>
          <table:table-cell table:formula="of:=AVERAGE([.E3:.I3])" office:value-type="float" office:value="0.647720003128052" calcext:value-type="float">
            <text:p>0.647720003128052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812300026416779" calcext:value-type="float">
            <text:p>0.812300026416779</text:p>
          </table:table-cell>
          <table:table-cell office:value-type="float" office:value="0.794900000095367" calcext:value-type="float">
            <text:p>0.794900000095367</text:p>
          </table:table-cell>
          <table:table-cell office:value-type="float" office:value="0.791299998760223" calcext:value-type="float">
            <text:p>0.791299998760223</text:p>
          </table:table-cell>
          <table:table-cell office:value-type="float" office:value="0.687099993228912" calcext:value-type="float">
            <text:p>0.687099993228912</text:p>
          </table:table-cell>
          <table:table-cell office:value-type="float" office:value="0.806800007820129" calcext:value-type="float">
            <text:p>0.806800007820129</text:p>
          </table:table-cell>
          <table:table-cell table:formula="of:=AVERAGE([.E4:.I4])" office:value-type="float" office:value="0.778480005264282" calcext:value-type="float">
            <text:p>0.778480005264282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79100000858307" calcext:value-type="float">
            <text:p>0.779100000858307</text:p>
          </table:table-cell>
          <table:table-cell office:value-type="float" office:value="0.806999981403351" calcext:value-type="float">
            <text:p>0.806999981403351</text:p>
          </table:table-cell>
          <table:table-cell office:value-type="float" office:value="0.727999985218048" calcext:value-type="float">
            <text:p>0.727999985218048</text:p>
          </table:table-cell>
          <table:table-cell office:value-type="float" office:value="0.648400008678436" calcext:value-type="float">
            <text:p>0.648400008678436</text:p>
          </table:table-cell>
          <table:table-cell office:value-type="float" office:value="0.778400003910065" calcext:value-type="float">
            <text:p>0.778400003910065</text:p>
          </table:table-cell>
          <table:table-cell table:formula="of:=AVERAGE([.E5:.I5])" office:value-type="float" office:value="0.748179996013641" calcext:value-type="float">
            <text:p>0.748179996013641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84800028800964" calcext:value-type="float">
            <text:p>0.684800028800964</text:p>
          </table:table-cell>
          <table:table-cell office:value-type="float" office:value="0.725799977779388" calcext:value-type="float">
            <text:p>0.725799977779388</text:p>
          </table:table-cell>
          <table:table-cell office:value-type="float" office:value="0.696099996566772" calcext:value-type="float">
            <text:p>0.696099996566772</text:p>
          </table:table-cell>
          <table:table-cell office:value-type="float" office:value="0.663999974727631" calcext:value-type="float">
            <text:p>0.663999974727631</text:p>
          </table:table-cell>
          <table:table-cell office:value-type="float" office:value="0.738600015640259" calcext:value-type="float">
            <text:p>0.738600015640259</text:p>
          </table:table-cell>
          <table:table-cell table:formula="of:=AVERAGE([.E6:.I6])" office:value-type="float" office:value="0.701859998703003" calcext:value-type="float">
            <text:p>0.701859998703003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724900007247925" calcext:value-type="float">
            <text:p>0.724900007247925</text:p>
          </table:table-cell>
          <table:table-cell office:value-type="float" office:value="0.741699993610382" calcext:value-type="float">
            <text:p>0.741699993610382</text:p>
          </table:table-cell>
          <table:table-cell office:value-type="float" office:value="0.599900007247925" calcext:value-type="float">
            <text:p>0.599900007247925</text:p>
          </table:table-cell>
          <table:table-cell office:value-type="float" office:value="0.657599985599518" calcext:value-type="float">
            <text:p>0.657599985599518</text:p>
          </table:table-cell>
          <table:table-cell office:value-type="float" office:value="0.735000014305115" calcext:value-type="float">
            <text:p>0.735000014305115</text:p>
          </table:table-cell>
          <table:table-cell table:formula="of:=AVERAGE([.E7:.I7])" office:value-type="float" office:value="0.691820001602173" calcext:value-type="float">
            <text:p>0.691820001602173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690900027751923" calcext:value-type="float">
            <text:p>0.690900027751923</text:p>
          </table:table-cell>
          <table:table-cell office:value-type="float" office:value="0.770600020885468" calcext:value-type="float">
            <text:p>0.770600020885468</text:p>
          </table:table-cell>
          <table:table-cell office:value-type="float" office:value="0.731899976730347" calcext:value-type="float">
            <text:p>0.731899976730347</text:p>
          </table:table-cell>
          <table:table-cell office:value-type="float" office:value="0.739799976348877" calcext:value-type="float">
            <text:p>0.739799976348877</text:p>
          </table:table-cell>
          <table:table-cell office:value-type="float" office:value="0.752300024032593" calcext:value-type="float">
            <text:p>0.752300024032593</text:p>
          </table:table-cell>
          <table:table-cell table:formula="of:=AVERAGE([.E8:.I8])" office:value-type="float" office:value="0.737100005149842" calcext:value-type="float">
            <text:p>0.737100005149842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1] * [.B2] * [.B3] * [.B5] * [.B6]" office:value-type="float" office:value="60000" calcext:value-type="float">
            <text:p>6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71399974822998" calcext:value-type="float">
            <text:p>0.771399974822998</text:p>
          </table:table-cell>
          <table:table-cell office:value-type="float" office:value="0.74779999256134" calcext:value-type="float">
            <text:p>0.74779999256134</text:p>
          </table:table-cell>
          <table:table-cell office:value-type="float" office:value="0.800999999046326" calcext:value-type="float">
            <text:p>0.800999999046326</text:p>
          </table:table-cell>
          <table:table-cell office:value-type="float" office:value="0.748199999332428" calcext:value-type="float">
            <text:p>0.748199999332428</text:p>
          </table:table-cell>
          <table:table-cell office:value-type="float" office:value="0.782700002193451" calcext:value-type="float">
            <text:p>0.782700002193451</text:p>
          </table:table-cell>
          <table:table-cell table:formula="of:=AVERAGE([.E9:.I9])" office:value-type="float" office:value="0.770219993591309" calcext:value-type="float">
            <text:p>0.770219993591309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718800008296967" calcext:value-type="float">
            <text:p>0.718800008296967</text:p>
          </table:table-cell>
          <table:table-cell office:value-type="float" office:value="0.762499988079071" calcext:value-type="float">
            <text:p>0.762499988079071</text:p>
          </table:table-cell>
          <table:table-cell office:value-type="float" office:value="0.763000011444092" calcext:value-type="float">
            <text:p>0.763000011444092</text:p>
          </table:table-cell>
          <table:table-cell office:value-type="float" office:value="0.679099977016449" calcext:value-type="float">
            <text:p>0.679099977016449</text:p>
          </table:table-cell>
          <table:table-cell office:value-type="float" office:value="0.635800004005432" calcext:value-type="float">
            <text:p>0.635800004005432</text:p>
          </table:table-cell>
          <table:table-cell table:formula="of:=AVERAGE([.E10:.I10])" office:value-type="float" office:value="0.711839997768402" calcext:value-type="float">
            <text:p>0.711839997768402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758099973201752" calcext:value-type="float">
            <text:p>0.758099973201752</text:p>
          </table:table-cell>
          <table:table-cell office:value-type="float" office:value="0.773000001907349" calcext:value-type="float">
            <text:p>0.773000001907349</text:p>
          </table:table-cell>
          <table:table-cell office:value-type="float" office:value="0.753000020980835" calcext:value-type="float">
            <text:p>0.753000020980835</text:p>
          </table:table-cell>
          <table:table-cell office:value-type="float" office:value="0.757300019264221" calcext:value-type="float">
            <text:p>0.757300019264221</text:p>
          </table:table-cell>
          <table:table-cell office:value-type="float" office:value="0.749700009822845" calcext:value-type="float">
            <text:p>0.749700009822845</text:p>
          </table:table-cell>
          <table:table-cell table:formula="of:=AVERAGE([.E11:.I11])" office:value-type="float" office:value="0.7582200050354" calcext:value-type="float">
            <text:p>0.75822000503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759700000286102" calcext:value-type="float">
            <text:p>0.759700000286102</text:p>
          </table:table-cell>
          <table:table-cell office:value-type="float" office:value="0.785300016403198" calcext:value-type="float">
            <text:p>0.785300016403198</text:p>
          </table:table-cell>
          <table:table-cell office:value-type="float" office:value="0.710099995136261" calcext:value-type="float">
            <text:p>0.710099995136261</text:p>
          </table:table-cell>
          <table:table-cell office:value-type="float" office:value="0.698800027370453" calcext:value-type="float">
            <text:p>0.698800027370453</text:p>
          </table:table-cell>
          <table:table-cell office:value-type="float" office:value="0.772199988365173" calcext:value-type="float">
            <text:p>0.772199988365173</text:p>
          </table:table-cell>
          <table:table-cell table:formula="of:=AVERAGE([.E12:.I12])" office:value-type="float" office:value="0.745220005512237" calcext:value-type="float">
            <text:p>0.74522000551223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761500000953674" calcext:value-type="float">
            <text:p>0.761500000953674</text:p>
          </table:table-cell>
          <table:table-cell office:value-type="float" office:value="0.758300006389618" calcext:value-type="float">
            <text:p>0.758300006389618</text:p>
          </table:table-cell>
          <table:table-cell office:value-type="float" office:value="0.773800015449524" calcext:value-type="float">
            <text:p>0.773800015449524</text:p>
          </table:table-cell>
          <table:table-cell office:value-type="float" office:value="0.766200006008148" calcext:value-type="float">
            <text:p>0.766200006008148</text:p>
          </table:table-cell>
          <table:table-cell office:value-type="float" office:value="0.743099987506866" calcext:value-type="float">
            <text:p>0.743099987506866</text:p>
          </table:table-cell>
          <table:table-cell table:formula="of:=AVERAGE([.E13:.I13])" office:value-type="float" office:value="0.760580003261566" calcext:value-type="float">
            <text:p>0.76058000326156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776799976825714" calcext:value-type="float">
            <text:p>0.776799976825714</text:p>
          </table:table-cell>
          <table:table-cell office:value-type="float" office:value="0.786199986934662" calcext:value-type="float">
            <text:p>0.786199986934662</text:p>
          </table:table-cell>
          <table:table-cell office:value-type="float" office:value="0.764299988746643" calcext:value-type="float">
            <text:p>0.764299988746643</text:p>
          </table:table-cell>
          <table:table-cell office:value-type="float" office:value="0.685999989509583" calcext:value-type="float">
            <text:p>0.685999989509583</text:p>
          </table:table-cell>
          <table:table-cell office:value-type="float" office:value="0.773899972438812" calcext:value-type="float">
            <text:p>0.773899972438812</text:p>
          </table:table-cell>
          <table:table-cell table:formula="of:=AVERAGE([.E14:.I14])" office:value-type="float" office:value="0.757439982891083" calcext:value-type="float">
            <text:p>0.75743998289108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721000015735626" calcext:value-type="float">
            <text:p>0.721000015735626</text:p>
          </table:table-cell>
          <table:table-cell office:value-type="float" office:value="0.732999980449677" calcext:value-type="float">
            <text:p>0.732999980449677</text:p>
          </table:table-cell>
          <table:table-cell office:value-type="float" office:value="0.747200012207031" calcext:value-type="float">
            <text:p>0.747200012207031</text:p>
          </table:table-cell>
          <table:table-cell office:value-type="float" office:value="0.741100013256073" calcext:value-type="float">
            <text:p>0.741100013256073</text:p>
          </table:table-cell>
          <table:table-cell office:value-type="float" office:value="0.711199998855591" calcext:value-type="float">
            <text:p>0.711199998855591</text:p>
          </table:table-cell>
          <table:table-cell table:formula="of:=AVERAGE([.E15:.I15])" office:value-type="float" office:value="0.7307000041008" calcext:value-type="float">
            <text:p>0.730700004100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769200026988983" calcext:value-type="float">
            <text:p>0.769200026988983</text:p>
          </table:table-cell>
          <table:table-cell office:value-type="float" office:value="0.740499973297119" calcext:value-type="float">
            <text:p>0.740499973297119</text:p>
          </table:table-cell>
          <table:table-cell office:value-type="float" office:value="0.773699998855591" calcext:value-type="float">
            <text:p>0.773699998855591</text:p>
          </table:table-cell>
          <table:table-cell office:value-type="float" office:value="0.741599977016449" calcext:value-type="float">
            <text:p>0.741599977016449</text:p>
          </table:table-cell>
          <table:table-cell office:value-type="float" office:value="0.764900028705597" calcext:value-type="float">
            <text:p>0.764900028705597</text:p>
          </table:table-cell>
          <table:table-cell table:formula="of:=AVERAGE([.E16:.I16])" office:value-type="float" office:value="0.757980000972748" calcext:value-type="float">
            <text:p>0.7579800009727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753700017929077" calcext:value-type="float">
            <text:p>0.753700017929077</text:p>
          </table:table-cell>
          <table:table-cell office:value-type="float" office:value="0.763899981975555" calcext:value-type="float">
            <text:p>0.763899981975555</text:p>
          </table:table-cell>
          <table:table-cell office:value-type="float" office:value="0.702600002288818" calcext:value-type="float">
            <text:p>0.702600002288818</text:p>
          </table:table-cell>
          <table:table-cell office:value-type="float" office:value="0.727299988269806" calcext:value-type="float">
            <text:p>0.727299988269806</text:p>
          </table:table-cell>
          <table:table-cell office:value-type="float" office:value="0.749400019645691" calcext:value-type="float">
            <text:p>0.749400019645691</text:p>
          </table:table-cell>
          <table:table-cell table:formula="of:=AVERAGE([.E17:.I17])" office:value-type="float" office:value="0.739380002021789" calcext:value-type="float">
            <text:p>0.73938000202178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745999991893768" calcext:value-type="float">
            <text:p>0.745999991893768</text:p>
          </table:table-cell>
          <table:table-cell office:value-type="float" office:value="0.755299985408783" calcext:value-type="float">
            <text:p>0.755299985408783</text:p>
          </table:table-cell>
          <table:table-cell office:value-type="float" office:value="0.754999995231628" calcext:value-type="float">
            <text:p>0.754999995231628</text:p>
          </table:table-cell>
          <table:table-cell office:value-type="float" office:value="0.748199999332428" calcext:value-type="float">
            <text:p>0.748199999332428</text:p>
          </table:table-cell>
          <table:table-cell office:value-type="float" office:value="0.7814000248909" calcext:value-type="float">
            <text:p>0.7814000248909</text:p>
          </table:table-cell>
          <table:table-cell table:formula="of:=AVERAGE([.E18:.I18])" office:value-type="float" office:value="0.757179999351501" calcext:value-type="float">
            <text:p>0.7571799993515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779799997806549" calcext:value-type="float">
            <text:p>0.779799997806549</text:p>
          </table:table-cell>
          <table:table-cell office:value-type="float" office:value="0.746999979019165" calcext:value-type="float">
            <text:p>0.746999979019165</text:p>
          </table:table-cell>
          <table:table-cell office:value-type="float" office:value="0.74779999256134" calcext:value-type="float">
            <text:p>0.74779999256134</text:p>
          </table:table-cell>
          <table:table-cell office:value-type="float" office:value="0.750800013542175" calcext:value-type="float">
            <text:p>0.750800013542175</text:p>
          </table:table-cell>
          <table:table-cell office:value-type="float" office:value="0.717499971389771" calcext:value-type="float">
            <text:p>0.717499971389771</text:p>
          </table:table-cell>
          <table:table-cell table:formula="of:=AVERAGE([.E19:.I19])" office:value-type="float" office:value="0.7485799908638" calcext:value-type="float">
            <text:p>0.74857999086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748700022697449" calcext:value-type="float">
            <text:p>0.748700022697449</text:p>
          </table:table-cell>
          <table:table-cell table:number-columns-repeated="2" office:value-type="float" office:value="0.776000022888184" calcext:value-type="float">
            <text:p>0.776000022888184</text:p>
          </table:table-cell>
          <table:table-cell office:value-type="float" office:value="0.732100009918213" calcext:value-type="float">
            <text:p>0.732100009918213</text:p>
          </table:table-cell>
          <table:table-cell office:value-type="float" office:value="0.769299983978272" calcext:value-type="float">
            <text:p>0.769299983978272</text:p>
          </table:table-cell>
          <table:table-cell table:formula="of:=AVERAGE([.E20:.I20])" office:value-type="float" office:value="0.76042001247406" calcext:value-type="float">
            <text:p>0.760420012474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768299996852875" calcext:value-type="float">
            <text:p>0.768299996852875</text:p>
          </table:table-cell>
          <table:table-cell office:value-type="float" office:value="0.759800016880035" calcext:value-type="float">
            <text:p>0.759800016880035</text:p>
          </table:table-cell>
          <table:table-cell office:value-type="float" office:value="0.781300008296967" calcext:value-type="float">
            <text:p>0.781300008296967</text:p>
          </table:table-cell>
          <table:table-cell office:value-type="float" office:value="0.749499976634979" calcext:value-type="float">
            <text:p>0.749499976634979</text:p>
          </table:table-cell>
          <table:table-cell office:value-type="float" office:value="0.769500017166138" calcext:value-type="float">
            <text:p>0.769500017166138</text:p>
          </table:table-cell>
          <table:table-cell table:formula="of:=AVERAGE([.E21:.I21])" office:value-type="float" office:value="0.765680003166199" calcext:value-type="float">
            <text:p>0.76568000316619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780799984931946" calcext:value-type="float">
            <text:p>0.780799984931946</text:p>
          </table:table-cell>
          <table:table-cell office:value-type="float" office:value="0.784200012683868" calcext:value-type="float">
            <text:p>0.784200012683868</text:p>
          </table:table-cell>
          <table:table-cell office:value-type="float" office:value="0.777499973773956" calcext:value-type="float">
            <text:p>0.777499973773956</text:p>
          </table:table-cell>
          <table:table-cell office:value-type="float" office:value="0.7742999792099" calcext:value-type="float">
            <text:p>0.7742999792099</text:p>
          </table:table-cell>
          <table:table-cell office:value-type="float" office:value="0.773500025272369" calcext:value-type="float">
            <text:p>0.773500025272369</text:p>
          </table:table-cell>
          <table:table-cell table:formula="of:=AVERAGE([.E22:.I22])" office:value-type="float" office:value="0.778059995174408" calcext:value-type="float">
            <text:p>0.778059995174408</text:p>
          </table:table-cell>
          <table:table-cell table:number-columns-repeated="1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641099989414215" calcext:value-type="float">
            <text:p>0.641099989414215</text:p>
          </table:table-cell>
          <table:table-cell table:style-name="ce4" office:value-type="float" office:value="0.645900011062622" calcext:value-type="float">
            <text:p>0.645900011062622</text:p>
          </table:table-cell>
          <table:table-cell table:style-name="ce4" office:value-type="float" office:value="0.534900009632111" calcext:value-type="float">
            <text:p>0.534900009632111</text:p>
          </table:table-cell>
          <table:table-cell table:style-name="ce4" office:value-type="float" office:value="0.492300003767014" calcext:value-type="float">
            <text:p>0.492300003767014</text:p>
          </table:table-cell>
          <table:table-cell table:style-name="ce4" office:value-type="float" office:value="0.771700024604797" calcext:value-type="float">
            <text:p>0.771700024604797</text:p>
          </table:table-cell>
          <table:table-cell table:formula="of:=AVERAGE([.E27:.I27])" office:value-type="float" office:value="0.617180007696152" calcext:value-type="float">
            <text:p>0.61718000769615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732599973678589" calcext:value-type="float">
            <text:p>0.732599973678589</text:p>
          </table:table-cell>
          <table:table-cell office:value-type="float" office:value="0.624800026416779" calcext:value-type="float">
            <text:p>0.624800026416779</text:p>
          </table:table-cell>
          <table:table-cell office:value-type="float" office:value="0.561200022697449" calcext:value-type="float">
            <text:p>0.561200022697449</text:p>
          </table:table-cell>
          <table:table-cell office:value-type="float" office:value="0.561500012874603" calcext:value-type="float">
            <text:p>0.561500012874603</text:p>
          </table:table-cell>
          <table:table-cell office:value-type="float" office:value="0.6492999792099" calcext:value-type="float">
            <text:p>0.6492999792099</text:p>
          </table:table-cell>
          <table:table-cell table:formula="of:=AVERAGE([.E28:.I28])" office:value-type="float" office:value="0.625880002975464" calcext:value-type="float">
            <text:p>0.6258800029754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51400029659271" calcext:value-type="float">
            <text:p>0.651400029659271</text:p>
          </table:table-cell>
          <table:table-cell office:value-type="float" office:value="0.727800011634827" calcext:value-type="float">
            <text:p>0.727800011634827</text:p>
          </table:table-cell>
          <table:table-cell office:value-type="float" office:value="0.631699979305267" calcext:value-type="float">
            <text:p>0.631699979305267</text:p>
          </table:table-cell>
          <table:table-cell office:value-type="float" office:value="0.635900020599365" calcext:value-type="float">
            <text:p>0.635900020599365</text:p>
          </table:table-cell>
          <table:table-cell office:value-type="float" office:value="0.733900010585785" calcext:value-type="float">
            <text:p>0.733900010585785</text:p>
          </table:table-cell>
          <table:table-cell table:formula="of:=AVERAGE([.E29:.I29])" office:value-type="float" office:value="0.676140010356903" calcext:value-type="float">
            <text:p>0.6761400103569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29499995708466" calcext:value-type="float">
            <text:p>0.729499995708466</text:p>
          </table:table-cell>
          <table:table-cell office:value-type="float" office:value="0.712800025939941" calcext:value-type="float">
            <text:p>0.712800025939941</text:p>
          </table:table-cell>
          <table:table-cell office:value-type="float" office:value="0.710099995136261" calcext:value-type="float">
            <text:p>0.710099995136261</text:p>
          </table:table-cell>
          <table:table-cell office:value-type="float" office:value="0.677100002765656" calcext:value-type="float">
            <text:p>0.677100002765656</text:p>
          </table:table-cell>
          <table:table-cell office:value-type="float" office:value="0.731800019741058" calcext:value-type="float">
            <text:p>0.731800019741058</text:p>
          </table:table-cell>
          <table:table-cell table:formula="of:=AVERAGE([.E30:.I30])" office:value-type="float" office:value="0.712260007858276" calcext:value-type="float">
            <text:p>0.7122600078582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783399999141693" calcext:value-type="float">
            <text:p>0.783399999141693</text:p>
          </table:table-cell>
          <table:table-cell office:value-type="float" office:value="0.666999995708466" calcext:value-type="float">
            <text:p>0.666999995708466</text:p>
          </table:table-cell>
          <table:table-cell office:value-type="float" office:value="0.686800003051758" calcext:value-type="float">
            <text:p>0.686800003051758</text:p>
          </table:table-cell>
          <table:table-cell office:value-type="float" office:value="0.573800027370453" calcext:value-type="float">
            <text:p>0.573800027370453</text:p>
          </table:table-cell>
          <table:table-cell office:value-type="float" office:value="0.779299974441528" calcext:value-type="float">
            <text:p>0.779299974441528</text:p>
          </table:table-cell>
          <table:table-cell table:formula="of:=AVERAGE([.E31:.I31])" office:value-type="float" office:value="0.69805999994278" calcext:value-type="float">
            <text:p>0.6980599999427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730300009250641" calcext:value-type="float">
            <text:p>0.730300009250641</text:p>
          </table:table-cell>
          <table:table-cell office:value-type="float" office:value="0.627600014209747" calcext:value-type="float">
            <text:p>0.627600014209747</text:p>
          </table:table-cell>
          <table:table-cell office:value-type="float" office:value="0.711300015449524" calcext:value-type="float">
            <text:p>0.711300015449524</text:p>
          </table:table-cell>
          <table:table-cell office:value-type="float" office:value="0.675999999046326" calcext:value-type="float">
            <text:p>0.675999999046326</text:p>
          </table:table-cell>
          <table:table-cell office:value-type="float" office:value="0.762499988079071" calcext:value-type="float">
            <text:p>0.762499988079071</text:p>
          </table:table-cell>
          <table:table-cell table:formula="of:=AVERAGE([.E32:.I32])" office:value-type="float" office:value="0.701540005207062" calcext:value-type="float">
            <text:p>0.7015400052070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25] * [.B26] * [.B27] * [.B29] * [.B30]" office:value-type="float" office:value="60000" calcext:value-type="float">
            <text:p>6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69099986553192" calcext:value-type="float">
            <text:p>0.669099986553192</text:p>
          </table:table-cell>
          <table:table-cell office:value-type="float" office:value="0.681699991226196" calcext:value-type="float">
            <text:p>0.681699991226196</text:p>
          </table:table-cell>
          <table:table-cell office:value-type="float" office:value="0.678900003433228" calcext:value-type="float">
            <text:p>0.678900003433228</text:p>
          </table:table-cell>
          <table:table-cell office:value-type="float" office:value="0.702499985694885" calcext:value-type="float">
            <text:p>0.702499985694885</text:p>
          </table:table-cell>
          <table:table-cell office:value-type="float" office:value="0.773999989032745" calcext:value-type="float">
            <text:p>0.773999989032745</text:p>
          </table:table-cell>
          <table:table-cell table:formula="of:=AVERAGE([.E33:.I33])" office:value-type="float" office:value="0.701239991188049" calcext:value-type="float">
            <text:p>0.7012399911880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644500017166138" calcext:value-type="float">
            <text:p>0.644500017166138</text:p>
          </table:table-cell>
          <table:table-cell office:value-type="float" office:value="0.727199971675873" calcext:value-type="float">
            <text:p>0.727199971675873</text:p>
          </table:table-cell>
          <table:table-cell office:value-type="float" office:value="0.732200026512146" calcext:value-type="float">
            <text:p>0.732200026512146</text:p>
          </table:table-cell>
          <table:table-cell office:value-type="float" office:value="0.699199974536896" calcext:value-type="float">
            <text:p>0.699199974536896</text:p>
          </table:table-cell>
          <table:table-cell office:value-type="float" office:value="0.681299984455109" calcext:value-type="float">
            <text:p>0.681299984455109</text:p>
          </table:table-cell>
          <table:table-cell table:formula="of:=AVERAGE([.E34:.I34])" office:value-type="float" office:value="0.696879994869232" calcext:value-type="float">
            <text:p>0.6968799948692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734099984169006" calcext:value-type="float">
            <text:p>0.734099984169006</text:p>
          </table:table-cell>
          <table:table-cell office:value-type="float" office:value="0.668200016021729" calcext:value-type="float">
            <text:p>0.668200016021729</text:p>
          </table:table-cell>
          <table:table-cell office:value-type="float" office:value="0.72189998626709" calcext:value-type="float">
            <text:p>0.72189998626709</text:p>
          </table:table-cell>
          <table:table-cell office:value-type="float" office:value="0.558499991893768" calcext:value-type="float">
            <text:p>0.558499991893768</text:p>
          </table:table-cell>
          <table:table-cell office:value-type="float" office:value="0.702499985694885" calcext:value-type="float">
            <text:p>0.702499985694885</text:p>
          </table:table-cell>
          <table:table-cell table:formula="of:=AVERAGE([.E35:.I35])" office:value-type="float" office:value="0.677039992809296" calcext:value-type="float">
            <text:p>0.67703999280929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764900028705597" calcext:value-type="float">
            <text:p>0.764900028705597</text:p>
          </table:table-cell>
          <table:table-cell office:value-type="float" office:value="0.775099992752075" calcext:value-type="float">
            <text:p>0.775099992752075</text:p>
          </table:table-cell>
          <table:table-cell office:value-type="float" office:value="0.72790002822876" calcext:value-type="float">
            <text:p>0.72790002822876</text:p>
          </table:table-cell>
          <table:table-cell office:value-type="float" office:value="0.700600028038025" calcext:value-type="float">
            <text:p>0.700600028038025</text:p>
          </table:table-cell>
          <table:table-cell office:value-type="float" office:value="0.757300019264221" calcext:value-type="float">
            <text:p>0.757300019264221</text:p>
          </table:table-cell>
          <table:table-cell table:formula="of:=AVERAGE([.E36:.I36])" office:value-type="float" office:value="0.745160019397736" calcext:value-type="float">
            <text:p>0.74516001939773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693700015544891" calcext:value-type="float">
            <text:p>0.693700015544891</text:p>
          </table:table-cell>
          <table:table-cell office:value-type="float" office:value="0.672299981117249" calcext:value-type="float">
            <text:p>0.672299981117249</text:p>
          </table:table-cell>
          <table:table-cell office:value-type="float" office:value="0.709800004959106" calcext:value-type="float">
            <text:p>0.709800004959106</text:p>
          </table:table-cell>
          <table:table-cell office:value-type="float" office:value="0.695800006389618" calcext:value-type="float">
            <text:p>0.695800006389618</text:p>
          </table:table-cell>
          <table:table-cell office:value-type="float" office:value="0.655900001525879" calcext:value-type="float">
            <text:p>0.655900001525879</text:p>
          </table:table-cell>
          <table:table-cell table:formula="of:=AVERAGE([.E37:.I37])" office:value-type="float" office:value="0.685500001907348" calcext:value-type="float">
            <text:p>0.6855000019073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633099973201752" calcext:value-type="float">
            <text:p>0.633099973201752</text:p>
          </table:table-cell>
          <table:table-cell office:value-type="float" office:value="0.700100004673004" calcext:value-type="float">
            <text:p>0.700100004673004</text:p>
          </table:table-cell>
          <table:table-cell office:value-type="float" office:value="0.6492999792099" calcext:value-type="float">
            <text:p>0.6492999792099</text:p>
          </table:table-cell>
          <table:table-cell office:value-type="float" office:value="0.665600001811981" calcext:value-type="float">
            <text:p>0.665600001811981</text:p>
          </table:table-cell>
          <table:table-cell office:value-type="float" office:value="0.705099999904633" calcext:value-type="float">
            <text:p>0.705099999904633</text:p>
          </table:table-cell>
          <table:table-cell table:formula="of:=AVERAGE([.E38:.I38])" office:value-type="float" office:value="0.670639991760254" calcext:value-type="float">
            <text:p>0.6706399917602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721400022506714" calcext:value-type="float">
            <text:p>0.721400022506714</text:p>
          </table:table-cell>
          <table:table-cell office:value-type="float" office:value="0.713699996471405" calcext:value-type="float">
            <text:p>0.713699996471405</text:p>
          </table:table-cell>
          <table:table-cell office:value-type="float" office:value="0.775600016117096" calcext:value-type="float">
            <text:p>0.775600016117096</text:p>
          </table:table-cell>
          <table:table-cell office:value-type="float" office:value="0.695100009441376" calcext:value-type="float">
            <text:p>0.695100009441376</text:p>
          </table:table-cell>
          <table:table-cell office:value-type="float" office:value="0.763899981975555" calcext:value-type="float">
            <text:p>0.763899981975555</text:p>
          </table:table-cell>
          <table:table-cell table:formula="of:=AVERAGE([.E39:.I39])" office:value-type="float" office:value="0.733940005302429" calcext:value-type="float">
            <text:p>0.7339400053024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744700014591217" calcext:value-type="float">
            <text:p>0.744700014591217</text:p>
          </table:table-cell>
          <table:table-cell office:value-type="float" office:value="0.754999995231628" calcext:value-type="float">
            <text:p>0.754999995231628</text:p>
          </table:table-cell>
          <table:table-cell office:value-type="float" office:value="0.734300017356873" calcext:value-type="float">
            <text:p>0.734300017356873</text:p>
          </table:table-cell>
          <table:table-cell office:value-type="float" office:value="0.759100019931793" calcext:value-type="float">
            <text:p>0.759100019931793</text:p>
          </table:table-cell>
          <table:table-cell office:value-type="float" office:value="0.777100026607513" calcext:value-type="float">
            <text:p>0.777100026607513</text:p>
          </table:table-cell>
          <table:table-cell table:formula="of:=AVERAGE([.E40:.I40])" office:value-type="float" office:value="0.754040014743805" calcext:value-type="float">
            <text:p>0.75404001474380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70880001783371" calcext:value-type="float">
            <text:p>0.70880001783371</text:p>
          </table:table-cell>
          <table:table-cell office:value-type="float" office:value="0.743300020694733" calcext:value-type="float">
            <text:p>0.743300020694733</text:p>
          </table:table-cell>
          <table:table-cell office:value-type="float" office:value="0.702700018882751" calcext:value-type="float">
            <text:p>0.702700018882751</text:p>
          </table:table-cell>
          <table:table-cell office:value-type="float" office:value="0.76419997215271" calcext:value-type="float">
            <text:p>0.76419997215271</text:p>
          </table:table-cell>
          <table:table-cell office:value-type="float" office:value="0.726400017738342" calcext:value-type="float">
            <text:p>0.726400017738342</text:p>
          </table:table-cell>
          <table:table-cell table:formula="of:=AVERAGE([.E41:.I41])" office:value-type="float" office:value="0.729080009460449" calcext:value-type="float">
            <text:p>0.7290800094604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728399991989136" calcext:value-type="float">
            <text:p>0.728399991989136</text:p>
          </table:table-cell>
          <table:table-cell office:value-type="float" office:value="0.739199995994568" calcext:value-type="float">
            <text:p>0.739199995994568</text:p>
          </table:table-cell>
          <table:table-cell office:value-type="float" office:value="0.746500015258789" calcext:value-type="float">
            <text:p>0.746500015258789</text:p>
          </table:table-cell>
          <table:table-cell office:value-type="float" office:value="0.696200013160706" calcext:value-type="float">
            <text:p>0.696200013160706</text:p>
          </table:table-cell>
          <table:table-cell office:value-type="float" office:value="0.771200001239777" calcext:value-type="float">
            <text:p>0.771200001239777</text:p>
          </table:table-cell>
          <table:table-cell table:formula="of:=AVERAGE([.E42:.I42])" office:value-type="float" office:value="0.736300003528595" calcext:value-type="float">
            <text:p>0.73630000352859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645099997520447" calcext:value-type="float">
            <text:p>0.645099997520447</text:p>
          </table:table-cell>
          <table:table-cell office:value-type="float" office:value="0.735300004482269" calcext:value-type="float">
            <text:p>0.735300004482269</text:p>
          </table:table-cell>
          <table:table-cell office:value-type="float" office:value="0.7185999751091" calcext:value-type="float">
            <text:p>0.7185999751091</text:p>
          </table:table-cell>
          <table:table-cell office:value-type="float" office:value="0.643400013446808" calcext:value-type="float">
            <text:p>0.643400013446808</text:p>
          </table:table-cell>
          <table:table-cell office:value-type="float" office:value="0.679400026798248" calcext:value-type="float">
            <text:p>0.679400026798248</text:p>
          </table:table-cell>
          <table:table-cell table:formula="of:=AVERAGE([.E43:.I43])" office:value-type="float" office:value="0.684360003471374" calcext:value-type="float">
            <text:p>0.6843600034713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775300025939941" calcext:value-type="float">
            <text:p>0.775300025939941</text:p>
          </table:table-cell>
          <table:table-cell office:value-type="float" office:value="0.754400014877319" calcext:value-type="float">
            <text:p>0.754400014877319</text:p>
          </table:table-cell>
          <table:table-cell office:value-type="float" office:value="0.676599979400635" calcext:value-type="float">
            <text:p>0.676599979400635</text:p>
          </table:table-cell>
          <table:table-cell office:value-type="float" office:value="0.642099976539612" calcext:value-type="float">
            <text:p>0.642099976539612</text:p>
          </table:table-cell>
          <table:table-cell office:value-type="float" office:value="0.768800020217896" calcext:value-type="float">
            <text:p>0.768800020217896</text:p>
          </table:table-cell>
          <table:table-cell table:formula="of:=AVERAGE([.E44:.I44])" office:value-type="float" office:value="0.723440003395081" calcext:value-type="float">
            <text:p>0.7234400033950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670400023460388" calcext:value-type="float">
            <text:p>0.670400023460388</text:p>
          </table:table-cell>
          <table:table-cell office:value-type="float" office:value="0.752900004386902" calcext:value-type="float">
            <text:p>0.752900004386902</text:p>
          </table:table-cell>
          <table:table-cell office:value-type="float" office:value="0.703499972820282" calcext:value-type="float">
            <text:p>0.703499972820282</text:p>
          </table:table-cell>
          <table:table-cell office:value-type="float" office:value="0.704200029373169" calcext:value-type="float">
            <text:p>0.704200029373169</text:p>
          </table:table-cell>
          <table:table-cell office:value-type="float" office:value="0.687799990177155" calcext:value-type="float">
            <text:p>0.687799990177155</text:p>
          </table:table-cell>
          <table:table-cell table:formula="of:=AVERAGE([.E45:.I45])" office:value-type="float" office:value="0.703760004043579" calcext:value-type="float">
            <text:p>0.70376000404357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677500009536743" calcext:value-type="float">
            <text:p>0.677500009536743</text:p>
          </table:table-cell>
          <table:table-cell office:value-type="float" office:value="0.731400012969971" calcext:value-type="float">
            <text:p>0.731400012969971</text:p>
          </table:table-cell>
          <table:table-cell office:value-type="float" office:value="0.698800027370453" calcext:value-type="float">
            <text:p>0.698800027370453</text:p>
          </table:table-cell>
          <table:table-cell office:value-type="float" office:value="0.638899981975555" calcext:value-type="float">
            <text:p>0.638899981975555</text:p>
          </table:table-cell>
          <table:table-cell office:value-type="float" office:value="0.648100018501282" calcext:value-type="float">
            <text:p>0.648100018501282</text:p>
          </table:table-cell>
          <table:table-cell table:formula="of:=AVERAGE([.E46:.I46])" office:value-type="float" office:value="0.678940010070801" calcext:value-type="float">
            <text:p>0.678940010070801</text:p>
          </table:table-cell>
          <table:table-cell table:number-columns-repeated="1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479699999094009" calcext:value-type="float">
            <text:p>0.479699999094009</text:p>
          </table:table-cell>
          <table:table-cell table:style-name="ce4" office:value-type="float" office:value="0.404000014066696" calcext:value-type="float">
            <text:p>0.404000014066696</text:p>
          </table:table-cell>
          <table:table-cell table:style-name="ce4" office:value-type="float" office:value="0.214300006628036" calcext:value-type="float">
            <text:p>0.214300006628036</text:p>
          </table:table-cell>
          <table:table-cell table:style-name="ce4" office:value-type="float" office:value="0.24269999563694" calcext:value-type="float">
            <text:p>0.24269999563694</text:p>
          </table:table-cell>
          <table:table-cell table:style-name="ce4" office:value-type="float" office:value="0.483900010585785" calcext:value-type="float">
            <text:p>0.483900010585785</text:p>
          </table:table-cell>
          <table:table-cell table:formula="of:=AVERAGE([.E51:.I51])" office:value-type="float" office:value="0.364920005202293" calcext:value-type="float">
            <text:p>0.36492000520229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359800010919571" calcext:value-type="float">
            <text:p>0.359800010919571</text:p>
          </table:table-cell>
          <table:table-cell table:style-name="ce5" office:value-type="float" office:value="0.242799997329712" calcext:value-type="float">
            <text:p>0.242799997329712</text:p>
          </table:table-cell>
          <table:table-cell office:value-type="float" office:value="0.203600004315376" calcext:value-type="float">
            <text:p>0.203600004315376</text:p>
          </table:table-cell>
          <table:table-cell office:value-type="float" office:value="0.19930000603199" calcext:value-type="float">
            <text:p>0.19930000603199</text:p>
          </table:table-cell>
          <table:table-cell office:value-type="float" office:value="0.232500001788139" calcext:value-type="float">
            <text:p>0.232500001788139</text:p>
          </table:table-cell>
          <table:table-cell table:formula="of:=AVERAGE([.E52:.I52])" office:value-type="float" office:value="0.247600004076958" calcext:value-type="float">
            <text:p>0.2476000040769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61400008201599" calcext:value-type="float">
            <text:p>0.361400008201599</text:p>
          </table:table-cell>
          <table:table-cell office:value-type="float" office:value="0.341199994087219" calcext:value-type="float">
            <text:p>0.341199994087219</text:p>
          </table:table-cell>
          <table:table-cell office:value-type="float" office:value="0.263099998235703" calcext:value-type="float">
            <text:p>0.263099998235703</text:p>
          </table:table-cell>
          <table:table-cell office:value-type="float" office:value="0.239700004458427" calcext:value-type="float">
            <text:p>0.239700004458427</text:p>
          </table:table-cell>
          <table:table-cell office:value-type="float" office:value="0.272300004959106" calcext:value-type="float">
            <text:p>0.272300004959106</text:p>
          </table:table-cell>
          <table:table-cell table:formula="of:=AVERAGE([.E53:.I53])" office:value-type="float" office:value="0.295540001988411" calcext:value-type="float">
            <text:p>0.2955400019884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51700007915497" calcext:value-type="float">
            <text:p>0.351700007915497</text:p>
          </table:table-cell>
          <table:table-cell office:value-type="float" office:value="0.215800002217293" calcext:value-type="float">
            <text:p>0.215800002217293</text:p>
          </table:table-cell>
          <table:table-cell office:value-type="float" office:value="0.271699994802475" calcext:value-type="float">
            <text:p>0.271699994802475</text:p>
          </table:table-cell>
          <table:table-cell office:value-type="float" office:value="0.21340000629425" calcext:value-type="float">
            <text:p>0.21340000629425</text:p>
          </table:table-cell>
          <table:table-cell office:value-type="float" office:value="0.261099994182587" calcext:value-type="float">
            <text:p>0.261099994182587</text:p>
          </table:table-cell>
          <table:table-cell table:formula="of:=AVERAGE([.E54:.I54])" office:value-type="float" office:value="0.26274000108242" calcext:value-type="float">
            <text:p>0.262740001082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82799988985062" calcext:value-type="float">
            <text:p>0.282799988985062</text:p>
          </table:table-cell>
          <table:table-cell office:value-type="float" office:value="0.28439998626709" calcext:value-type="float">
            <text:p>0.28439998626709</text:p>
          </table:table-cell>
          <table:table-cell office:value-type="float" office:value="0.414299994707108" calcext:value-type="float">
            <text:p>0.414299994707108</text:p>
          </table:table-cell>
          <table:table-cell office:value-type="float" office:value="0.199200004339218" calcext:value-type="float">
            <text:p>0.199200004339218</text:p>
          </table:table-cell>
          <table:table-cell office:value-type="float" office:value="0.524100005626678" calcext:value-type="float">
            <text:p>0.524100005626678</text:p>
          </table:table-cell>
          <table:table-cell table:formula="of:=AVERAGE([.E55:.I55])" office:value-type="float" office:value="0.340959995985031" calcext:value-type="float">
            <text:p>0.34095999598503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503899991512299" calcext:value-type="float">
            <text:p>0.503899991512299</text:p>
          </table:table-cell>
          <table:table-cell office:value-type="float" office:value="0.54339998960495" calcext:value-type="float">
            <text:p>0.54339998960495</text:p>
          </table:table-cell>
          <table:table-cell office:value-type="float" office:value="0.44310000538826" calcext:value-type="float">
            <text:p>0.44310000538826</text:p>
          </table:table-cell>
          <table:table-cell office:value-type="float" office:value="0.251800000667572" calcext:value-type="float">
            <text:p>0.251800000667572</text:p>
          </table:table-cell>
          <table:table-cell office:value-type="float" office:value="0.514999985694885" calcext:value-type="float">
            <text:p>0.514999985694885</text:p>
          </table:table-cell>
          <table:table-cell table:formula="of:=AVERAGE([.E56:.I56])" office:value-type="float" office:value="0.451439994573593" calcext:value-type="float">
            <text:p>0.4514399945735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49] * [.B50] * [.B51] * [.B53] * [.B54]" office:value-type="float" office:value="60000" calcext:value-type="float">
            <text:p>6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08800002932549" calcext:value-type="float">
            <text:p>0.208800002932549</text:p>
          </table:table-cell>
          <table:table-cell office:value-type="float" office:value="0.218899995088577" calcext:value-type="float">
            <text:p>0.218899995088577</text:p>
          </table:table-cell>
          <table:table-cell office:value-type="float" office:value="0.203500002622604" calcext:value-type="float">
            <text:p>0.203500002622604</text:p>
          </table:table-cell>
          <table:table-cell office:value-type="float" office:value="0.26240000128746" calcext:value-type="float">
            <text:p>0.26240000128746</text:p>
          </table:table-cell>
          <table:table-cell office:value-type="float" office:value="0.245700001716614" calcext:value-type="float">
            <text:p>0.245700001716614</text:p>
          </table:table-cell>
          <table:table-cell table:formula="of:=AVERAGE([.E57:.I57])" office:value-type="float" office:value="0.227860000729561" calcext:value-type="float">
            <text:p>0.22786000072956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441300004720688" calcext:value-type="float">
            <text:p>0.441300004720688</text:p>
          </table:table-cell>
          <table:table-cell office:value-type="float" office:value="0.375299990177155" calcext:value-type="float">
            <text:p>0.375299990177155</text:p>
          </table:table-cell>
          <table:table-cell office:value-type="float" office:value="0.303099989891052" calcext:value-type="float">
            <text:p>0.303099989891052</text:p>
          </table:table-cell>
          <table:table-cell office:value-type="float" office:value="0.285299986600876" calcext:value-type="float">
            <text:p>0.285299986600876</text:p>
          </table:table-cell>
          <table:table-cell office:value-type="float" office:value="0.616400003433228" calcext:value-type="float">
            <text:p>0.616400003433228</text:p>
          </table:table-cell>
          <table:table-cell table:formula="of:=AVERAGE([.E58:.I58])" office:value-type="float" office:value="0.4042799949646" calcext:value-type="float">
            <text:p>0.40427999496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457899987697601" calcext:value-type="float">
            <text:p>0.457899987697601</text:p>
          </table:table-cell>
          <table:table-cell office:value-type="float" office:value="0.464300006628037" calcext:value-type="float">
            <text:p>0.464300006628037</text:p>
          </table:table-cell>
          <table:table-cell office:value-type="float" office:value="0.295500010251999" calcext:value-type="float">
            <text:p>0.295500010251999</text:p>
          </table:table-cell>
          <table:table-cell office:value-type="float" office:value="0.412600010633469" calcext:value-type="float">
            <text:p>0.412600010633469</text:p>
          </table:table-cell>
          <table:table-cell office:value-type="float" office:value="0.297399997711182" calcext:value-type="float">
            <text:p>0.297399997711182</text:p>
          </table:table-cell>
          <table:table-cell table:formula="of:=AVERAGE([.E59:.I59])" office:value-type="float" office:value="0.385540002584458" calcext:value-type="float">
            <text:p>0.38554000258445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77600014209747" calcext:value-type="float">
            <text:p>0.377600014209747</text:p>
          </table:table-cell>
          <table:table-cell office:value-type="float" office:value="0.368099987506866" calcext:value-type="float">
            <text:p>0.368099987506866</text:p>
          </table:table-cell>
          <table:table-cell office:value-type="float" office:value="0.234599992632866" calcext:value-type="float">
            <text:p>0.234599992632866</text:p>
          </table:table-cell>
          <table:table-cell office:value-type="float" office:value="0.225600004196167" calcext:value-type="float">
            <text:p>0.225600004196167</text:p>
          </table:table-cell>
          <table:table-cell office:value-type="float" office:value="0.639100015163422" calcext:value-type="float">
            <text:p>0.639100015163422</text:p>
          </table:table-cell>
          <table:table-cell table:formula="of:=AVERAGE([.E60:.I60])" office:value-type="float" office:value="0.369000002741814" calcext:value-type="float">
            <text:p>0.36900000274181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342400014400482" calcext:value-type="float">
            <text:p>0.342400014400482</text:p>
          </table:table-cell>
          <table:table-cell office:value-type="float" office:value="0.476999998092651" calcext:value-type="float">
            <text:p>0.476999998092651</text:p>
          </table:table-cell>
          <table:table-cell office:value-type="float" office:value="0.436899989843369" calcext:value-type="float">
            <text:p>0.436899989843369</text:p>
          </table:table-cell>
          <table:table-cell office:value-type="float" office:value="0.362399995326996" calcext:value-type="float">
            <text:p>0.362399995326996</text:p>
          </table:table-cell>
          <table:table-cell office:value-type="float" office:value="0.482400000095367" calcext:value-type="float">
            <text:p>0.482400000095367</text:p>
          </table:table-cell>
          <table:table-cell table:formula="of:=AVERAGE([.E61:.I61])" office:value-type="float" office:value="0.420219999551773" calcext:value-type="float">
            <text:p>0.42021999955177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304300010204315" calcext:value-type="float">
            <text:p>0.304300010204315</text:p>
          </table:table-cell>
          <table:table-cell office:value-type="float" office:value="0.291799992322922" calcext:value-type="float">
            <text:p>0.291799992322922</text:p>
          </table:table-cell>
          <table:table-cell office:value-type="float" office:value="0.24379999935627" calcext:value-type="float">
            <text:p>0.24379999935627</text:p>
          </table:table-cell>
          <table:table-cell office:value-type="float" office:value="0.238399997353554" calcext:value-type="float">
            <text:p>0.238399997353554</text:p>
          </table:table-cell>
          <table:table-cell office:value-type="float" office:value="0.378699988126755" calcext:value-type="float">
            <text:p>0.378699988126755</text:p>
          </table:table-cell>
          <table:table-cell table:formula="of:=AVERAGE([.E62:.I62])" office:value-type="float" office:value="0.291399997472763" calcext:value-type="float">
            <text:p>0.29139999747276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531499981880188" calcext:value-type="float">
            <text:p>0.531499981880188</text:p>
          </table:table-cell>
          <table:table-cell office:value-type="float" office:value="0.286199986934662" calcext:value-type="float">
            <text:p>0.286199986934662</text:p>
          </table:table-cell>
          <table:table-cell office:value-type="float" office:value="0.355100005865097" calcext:value-type="float">
            <text:p>0.355100005865097</text:p>
          </table:table-cell>
          <table:table-cell office:value-type="float" office:value="0.335700005292892" calcext:value-type="float">
            <text:p>0.335700005292892</text:p>
          </table:table-cell>
          <table:table-cell office:value-type="float" office:value="0.335099995136261" calcext:value-type="float">
            <text:p>0.335099995136261</text:p>
          </table:table-cell>
          <table:table-cell table:formula="of:=AVERAGE([.E63:.I63])" office:value-type="float" office:value="0.36871999502182" calcext:value-type="float">
            <text:p>0.368719995021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364100009202957" calcext:value-type="float">
            <text:p>0.364100009202957</text:p>
          </table:table-cell>
          <table:table-cell office:value-type="float" office:value="0.452699989080429" calcext:value-type="float">
            <text:p>0.452699989080429</text:p>
          </table:table-cell>
          <table:table-cell office:value-type="float" office:value="0.56580001115799" calcext:value-type="float">
            <text:p>0.56580001115799</text:p>
          </table:table-cell>
          <table:table-cell office:value-type="float" office:value="0.464700013399124" calcext:value-type="float">
            <text:p>0.464700013399124</text:p>
          </table:table-cell>
          <table:table-cell office:value-type="float" office:value="0.485199987888336" calcext:value-type="float">
            <text:p>0.485199987888336</text:p>
          </table:table-cell>
          <table:table-cell table:formula="of:=AVERAGE([.E64:.I64])" office:value-type="float" office:value="0.466500002145767" calcext:value-type="float">
            <text:p>0.46650000214576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575100004673004" calcext:value-type="float">
            <text:p>0.575100004673004</text:p>
          </table:table-cell>
          <table:table-cell office:value-type="float" office:value="0.37950000166893" calcext:value-type="float">
            <text:p>0.37950000166893</text:p>
          </table:table-cell>
          <table:table-cell office:value-type="float" office:value="0.438400000333786" calcext:value-type="float">
            <text:p>0.438400000333786</text:p>
          </table:table-cell>
          <table:table-cell office:value-type="float" office:value="0.256500005722046" calcext:value-type="float">
            <text:p>0.256500005722046</text:p>
          </table:table-cell>
          <table:table-cell office:value-type="float" office:value="0.453500002622604" calcext:value-type="float">
            <text:p>0.453500002622604</text:p>
          </table:table-cell>
          <table:table-cell table:formula="of:=AVERAGE([.E65:.I65])" office:value-type="float" office:value="0.420600003004074" calcext:value-type="float">
            <text:p>0.4206000030040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523299992084503" calcext:value-type="float">
            <text:p>0.523299992084503</text:p>
          </table:table-cell>
          <table:table-cell office:value-type="float" office:value="0.377000004053116" calcext:value-type="float">
            <text:p>0.377000004053116</text:p>
          </table:table-cell>
          <table:table-cell office:value-type="float" office:value="0.35249999165535" calcext:value-type="float">
            <text:p>0.35249999165535</text:p>
          </table:table-cell>
          <table:table-cell office:value-type="float" office:value="0.31029999256134" calcext:value-type="float">
            <text:p>0.31029999256134</text:p>
          </table:table-cell>
          <table:table-cell office:value-type="float" office:value="0.599500000476837" calcext:value-type="float">
            <text:p>0.599500000476837</text:p>
          </table:table-cell>
          <table:table-cell table:formula="of:=AVERAGE([.E66:.I66])" office:value-type="float" office:value="0.432519996166229" calcext:value-type="float">
            <text:p>0.4325199961662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514800012111664" calcext:value-type="float">
            <text:p>0.514800012111664</text:p>
          </table:table-cell>
          <table:table-cell office:value-type="float" office:value="0.409799993038178" calcext:value-type="float">
            <text:p>0.409799993038178</text:p>
          </table:table-cell>
          <table:table-cell office:value-type="float" office:value="0.546899974346161" calcext:value-type="float">
            <text:p>0.546899974346161</text:p>
          </table:table-cell>
          <table:table-cell office:value-type="float" office:value="0.460700005292892" calcext:value-type="float">
            <text:p>0.460700005292892</text:p>
          </table:table-cell>
          <table:table-cell office:value-type="float" office:value="0.449499994516373" calcext:value-type="float">
            <text:p>0.449499994516373</text:p>
          </table:table-cell>
          <table:table-cell table:formula="of:=AVERAGE([.E67:.I67])" office:value-type="float" office:value="0.476339995861054" calcext:value-type="float">
            <text:p>0.4763399958610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691799998283386" calcext:value-type="float">
            <text:p>0.691799998283386</text:p>
          </table:table-cell>
          <table:table-cell office:value-type="float" office:value="0.459500014781952" calcext:value-type="float">
            <text:p>0.459500014781952</text:p>
          </table:table-cell>
          <table:table-cell office:value-type="float" office:value="0.482400000095367" calcext:value-type="float">
            <text:p>0.482400000095367</text:p>
          </table:table-cell>
          <table:table-cell office:value-type="float" office:value="0.419900000095367" calcext:value-type="float">
            <text:p>0.419900000095367</text:p>
          </table:table-cell>
          <table:table-cell office:value-type="float" office:value="0.680499970912933" calcext:value-type="float">
            <text:p>0.680499970912933</text:p>
          </table:table-cell>
          <table:table-cell table:formula="of:=AVERAGE([.E68:.I68])" office:value-type="float" office:value="0.546819996833801" calcext:value-type="float">
            <text:p>0.5468199968338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515900015830994" calcext:value-type="float">
            <text:p>0.515900015830994</text:p>
          </table:table-cell>
          <table:table-cell office:value-type="float" office:value="0.229499995708466" calcext:value-type="float">
            <text:p>0.229499995708466</text:p>
          </table:table-cell>
          <table:table-cell office:value-type="float" office:value="0.337099999189377" calcext:value-type="float">
            <text:p>0.337099999189377</text:p>
          </table:table-cell>
          <table:table-cell office:value-type="float" office:value="0.236100003123283" calcext:value-type="float">
            <text:p>0.236100003123283</text:p>
          </table:table-cell>
          <table:table-cell office:value-type="float" office:value="0.526600003242493" calcext:value-type="float">
            <text:p>0.526600003242493</text:p>
          </table:table-cell>
          <table:table-cell table:formula="of:=AVERAGE([.E69:.I69])" office:value-type="float" office:value="0.369040003418923" calcext:value-type="float">
            <text:p>0.36904000341892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01600027084351" calcext:value-type="float">
            <text:p>0.501600027084351</text:p>
          </table:table-cell>
          <table:table-cell office:value-type="float" office:value="0.418099999427795" calcext:value-type="float">
            <text:p>0.418099999427795</text:p>
          </table:table-cell>
          <table:table-cell office:value-type="float" office:value="0.478399991989136" calcext:value-type="float">
            <text:p>0.478399991989136</text:p>
          </table:table-cell>
          <table:table-cell office:value-type="float" office:value="0.363299995660782" calcext:value-type="float">
            <text:p>0.363299995660782</text:p>
          </table:table-cell>
          <table:table-cell office:value-type="float" office:value="0.306100010871887" calcext:value-type="float">
            <text:p>0.306100010871887</text:p>
          </table:table-cell>
          <table:table-cell table:formula="of:=AVERAGE([.E70:.I70])" office:value-type="float" office:value="0.41350000500679" calcext:value-type="float">
            <text:p>0.41350000500679</text:p>
          </table:table-cell>
          <table:table-cell table:number-columns-repeated="11"/>
        </table:table-row>
      </table:table>
      <table:table table:name="Experiment 3" table:style-name="ta1">
        <table:table-column table:style-name="co9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803900003433228" calcext:value-type="float">
            <text:p>0.803900003433228</text:p>
          </table:table-cell>
          <table:table-cell table:style-name="ce4" table:number-columns-repeated="4"/>
          <table:table-cell table:number-columns-repeated="2" table:style-name="ce4" office:value-type="float" office:value="0.803900003433228" calcext:value-type="float">
            <text:p>0.803900003433228</text:p>
          </table:table-cell>
          <table:table-cell/>
          <table:table-cell table:formula="of:=AVERAGE([.E3:.L3])" office:value-type="float" office:value="0.803900003433228" calcext:value-type="float">
            <text:p>0.80390000343322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839800000190735" calcext:value-type="float">
            <text:p>0.839800000190735</text:p>
          </table:table-cell>
          <table:table-cell table:number-columns-repeated="3"/>
          <table:table-cell table:number-columns-repeated="2" office:value-type="float" office:value="0.839800000190735" calcext:value-type="float">
            <text:p>0.839800000190735</text:p>
          </table:table-cell>
          <table:table-cell table:formula="of:=AVERAGE([.E4:.L4])" office:value-type="float" office:value="0.839800000190735" calcext:value-type="float">
            <text:p>0.839800000190735</text:p>
          </table:table-cell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851400017738342" calcext:value-type="float">
            <text:p>0.851400017738342</text:p>
          </table:table-cell>
          <table:table-cell table:number-columns-repeated="3"/>
          <table:table-cell table:number-columns-repeated="2" office:value-type="float" office:value="0.851400017738342" calcext:value-type="float">
            <text:p>0.851400017738342</text:p>
          </table:table-cell>
          <table:table-cell/>
          <table:table-cell table:formula="of:=AVERAGE([.E5:.L5])" office:value-type="float" office:value="0.851400017738342" calcext:value-type="float">
            <text:p>0.851400017738342</text:p>
          </table:table-cell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67500007152557" calcext:value-type="float">
            <text:p>0.867500007152557</text:p>
          </table:table-cell>
          <table:table-cell table:number-columns-repeated="2"/>
          <table:table-cell table:number-columns-repeated="2" office:value-type="float" office:value="0.867500007152557" calcext:value-type="float">
            <text:p>0.867500007152557</text:p>
          </table:table-cell>
          <table:table-cell table:number-columns-repeated="3"/>
          <table:table-cell table:formula="of:=AVERAGE([.E6:.L6])" office:value-type="float" office:value="0.867500007152557" calcext:value-type="float">
            <text:p>0.867500007152557</text:p>
          </table:table-cell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872399985790253" calcext:value-type="float">
            <text:p>0.872399985790253</text:p>
          </table:table-cell>
          <table:table-cell table:number-columns-repeated="2"/>
          <table:table-cell table:number-columns-repeated="2" office:value-type="float" office:value="0.872399985790253" calcext:value-type="float">
            <text:p>0.872399985790253</text:p>
          </table:table-cell>
          <table:table-cell table:formula="of:=AVERAGE([.E7:.L7])" office:value-type="float" office:value="0.872399985790253" calcext:value-type="float">
            <text:p>0.87239998579025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0.875999987125397" calcext:value-type="float">
            <text:p>0.875999987125397</text:p>
          </table:table-cell>
          <table:table-cell table:number-columns-repeated="4"/>
          <table:table-cell table:number-columns-repeated="2" office:value-type="float" office:value="0.875999987125397" calcext:value-type="float">
            <text:p>0.875999987125397</text:p>
          </table:table-cell>
          <table:table-cell table:formula="of:=AVERAGE([.E8:.L8])" office:value-type="float" office:value="0.875999987125397" calcext:value-type="float">
            <text:p>0.875999987125397</text:p>
          </table:table-cell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1] * [.B2] * [.B3] * [.B5] * [.B6]" office:value-type="float" office:value="1200000" calcext:value-type="float">
            <text:p>120000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.875" calcext:value-type="float">
            <text:p>0.875</text:p>
          </table:table-cell>
          <table:table-cell table:number-columns-repeated="3"/>
          <table:table-cell office:value-type="float" office:value="0.875" calcext:value-type="float">
            <text:p>0.875</text:p>
          </table:table-cell>
          <table:table-cell/>
          <table:table-cell table:formula="of:=AVERAGE([.E9:.L9])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72900009155273" calcext:value-type="float">
            <text:p>0.872900009155273</text:p>
          </table:table-cell>
          <table:table-cell table:number-columns-repeated="5"/>
          <table:table-cell table:number-columns-repeated="2" office:value-type="float" office:value="0.872900009155273" calcext:value-type="float">
            <text:p>0.872900009155273</text:p>
          </table:table-cell>
          <table:table-cell table:formula="of:=AVERAGE([.E10:.L10])" office:value-type="float" office:value="0.872900009155273" calcext:value-type="float">
            <text:p>0.872900009155273</text:p>
          </table:table-cell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9]/[.B10]"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0.881699979305267" calcext:value-type="float">
            <text:p>0.881699979305267</text:p>
          </table:table-cell>
          <table:table-cell table:number-columns-repeated="2"/>
          <table:table-cell office:value-type="float" office:value="0.881699979305267" calcext:value-type="float">
            <text:p>0.881699979305267</text:p>
          </table:table-cell>
          <table:table-cell table:formula="of:=AVERAGE([.E11:.L11])" office:value-type="float" office:value="0.881699979305267" calcext:value-type="float">
            <text:p>0.88169997930526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877799987792969" calcext:value-type="float">
            <text:p>0.877799987792969</text:p>
          </table:table-cell>
          <table:table-cell table:number-columns-repeated="3"/>
          <table:table-cell table:number-columns-repeated="2" office:value-type="float" office:value="0.877799987792969" calcext:value-type="float">
            <text:p>0.877799987792969</text:p>
          </table:table-cell>
          <table:table-cell/>
          <table:table-cell table:formula="of:=AVERAGE([.E12:.L12])" office:value-type="float" office:value="0.877799987792969" calcext:value-type="float">
            <text:p>0.877799987792969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0.888000011444092" calcext:value-type="float">
            <text:p>0.888000011444092</text:p>
          </table:table-cell>
          <table:table-cell table:number-columns-repeated="2"/>
          <table:table-cell office:value-type="float" office:value="0.888000011444092" calcext:value-type="float">
            <text:p>0.888000011444092</text:p>
          </table:table-cell>
          <table:table-cell table:number-columns-repeated="2"/>
          <table:table-cell office:value-type="float" office:value="0.888000011444092" calcext:value-type="float">
            <text:p>0.888000011444092</text:p>
          </table:table-cell>
          <table:table-cell table:formula="of:=AVERAGE([.E13:.L13])" office:value-type="float" office:value="0.888000011444092" calcext:value-type="float">
            <text:p>0.88800001144409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0.888800024986267" calcext:value-type="float">
            <text:p>0.888800024986267</text:p>
          </table:table-cell>
          <table:table-cell table:number-columns-repeated="2"/>
          <table:table-cell office:value-type="float" office:value="0.888800024986267" calcext:value-type="float">
            <text:p>0.888800024986267</text:p>
          </table:table-cell>
          <table:table-cell table:number-columns-repeated="3"/>
          <table:table-cell table:formula="of:=AVERAGE([.E14:.L14])" office:value-type="float" office:value="0.888800024986267" calcext:value-type="float">
            <text:p>0.88880002498626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889599978923798" calcext:value-type="float">
            <text:p>0.889599978923798</text:p>
          </table:table-cell>
          <table:table-cell table:number-columns-repeated="2"/>
          <table:table-cell table:number-columns-repeated="2" office:value-type="float" office:value="0.889599978923798" calcext:value-type="float">
            <text:p>0.889599978923798</text:p>
          </table:table-cell>
          <table:table-cell table:number-columns-repeated="2"/>
          <table:table-cell table:formula="of:=AVERAGE([.E15:.L15])" office:value-type="float" office:value="0.889599978923798" calcext:value-type="float">
            <text:p>0.889599978923798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0.889400005340576" calcext:value-type="float">
            <text:p>0.889400005340576</text:p>
          </table:table-cell>
          <table:table-cell table:number-columns-repeated="4"/>
          <table:table-cell table:number-columns-repeated="2" office:value-type="float" office:value="0.889400005340576" calcext:value-type="float">
            <text:p>0.889400005340576</text:p>
          </table:table-cell>
          <table:table-cell table:formula="of:=AVERAGE([.E16:.L16])" office:value-type="float" office:value="0.889400005340576" calcext:value-type="float">
            <text:p>0.889400005340576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0.889299988746643" calcext:value-type="float">
            <text:p>0.889299988746643</text:p>
          </table:table-cell>
          <table:table-cell/>
          <table:table-cell office:value-type="float" office:value="0.889299988746643" calcext:value-type="float">
            <text:p>0.889299988746643</text:p>
          </table:table-cell>
          <table:table-cell table:number-columns-repeated="2"/>
          <table:table-cell table:formula="of:=AVERAGE([.E17:.L17])" office:value-type="float" office:value="0.889299988746643" calcext:value-type="float">
            <text:p>0.88929998874664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890100002288818" calcext:value-type="float">
            <text:p>0.890100002288818</text:p>
          </table:table-cell>
          <table:table-cell/>
          <table:table-cell table:number-columns-repeated="2" office:value-type="float" office:value="0.890100002288818" calcext:value-type="float">
            <text:p>0.890100002288818</text:p>
          </table:table-cell>
          <table:table-cell table:number-columns-repeated="4"/>
          <table:table-cell table:formula="of:=AVERAGE([.E18:.L18])" office:value-type="float" office:value="0.890100002288818" calcext:value-type="float">
            <text:p>0.89010000228881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89410001039505" calcext:value-type="float">
            <text:p>0.89410001039505</text:p>
          </table:table-cell>
          <table:table-cell table:number-columns-repeated="2"/>
          <table:table-cell table:number-columns-repeated="2" office:value-type="float" office:value="0.89410001039505" calcext:value-type="float">
            <text:p>0.89410001039505</text:p>
          </table:table-cell>
          <table:table-cell table:formula="of:=AVERAGE([.E19:.L19])" office:value-type="float" office:value="0.89410001039505" calcext:value-type="float">
            <text:p>0.8941000103950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893499970436096" calcext:value-type="float">
            <text:p>0.893499970436096</text:p>
          </table:table-cell>
          <table:table-cell table:number-columns-repeated="2"/>
          <table:table-cell office:value-type="float" office:value="0.893499970436096" calcext:value-type="float">
            <text:p>0.893499970436096</text:p>
          </table:table-cell>
          <table:table-cell table:number-columns-repeated="2"/>
          <table:table-cell office:value-type="float" office:value="0.893499970436096" calcext:value-type="float">
            <text:p>0.893499970436096</text:p>
          </table:table-cell>
          <table:table-cell/>
          <table:table-cell table:formula="of:=AVERAGE([.E20:.L20])" office:value-type="float" office:value="0.893499970436096" calcext:value-type="float">
            <text:p>0.89349997043609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89410001039505" calcext:value-type="float">
            <text:p>0.89410001039505</text:p>
          </table:table-cell>
          <table:table-cell table:number-columns-repeated="2"/>
          <table:table-cell office:value-type="float" office:value="0.89410001039505" calcext:value-type="float">
            <text:p>0.89410001039505</text:p>
          </table:table-cell>
          <table:table-cell table:number-columns-repeated="2"/>
          <table:table-cell office:value-type="float" office:value="0.89410001039505" calcext:value-type="float">
            <text:p>0.89410001039505</text:p>
          </table:table-cell>
          <table:table-cell/>
          <table:table-cell table:formula="of:=AVERAGE([.E21:.L21])" office:value-type="float" office:value="0.89410001039505" calcext:value-type="float">
            <text:p>0.8941000103950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8" office:value-type="float" office:value="0.893499970436096" calcext:value-type="float">
            <text:p>0.893499970436096</text:p>
          </table:table-cell>
          <table:table-cell table:formula="of:=AVERAGE([.E22:.L22])" office:value-type="float" office:value="0.893499970436096" calcext:value-type="float">
            <text:p>0.89349997043609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FL_training</text:p>
          </table:table-cell>
          <table:table-cell office:value-type="string" calcext:value-type="string">
            <text:p>local_training</text:p>
          </table:table-cell>
          <table:table-cell table:number-columns-repeated="7"/>
        </table:table-row>
        <table:table-row table:style-name="ro1">
          <table:table-cell office:value-type="float" office:value="0.837100028991699" calcext:value-type="float">
            <text:p>0.8371000289916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03900003433228" calcext:value-type="float">
            <text:p>0.803900003433228</text:p>
          </table:table-cell>
          <table:table-cell office:value-type="float" office:value="0.837100028991699" calcext:value-type="float">
            <text:p>0.837100028991699</text:p>
          </table:table-cell>
          <table:table-cell table:number-columns-repeated="7"/>
        </table:table-row>
        <table:table-row table:style-name="ro1">
          <table:table-cell office:value-type="float" office:value="0.853500008583069" calcext:value-type="float">
            <text:p>0.8535000085830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39800000190735" calcext:value-type="float">
            <text:p>0.839800000190735</text:p>
          </table:table-cell>
          <table:table-cell office:value-type="float" office:value="0.853500008583069" calcext:value-type="float">
            <text:p>0.853500008583069</text:p>
          </table:table-cell>
          <table:table-cell table:number-columns-repeated="7"/>
        </table:table-row>
        <table:table-row table:style-name="ro1">
          <table:table-cell office:value-type="float" office:value="0.868300020694733" calcext:value-type="float">
            <text:p>0.8683000206947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51400017738342" calcext:value-type="float">
            <text:p>0.851400017738342</text:p>
          </table:table-cell>
          <table:table-cell office:value-type="float" office:value="0.868300020694733" calcext:value-type="float">
            <text:p>0.868300020694733</text:p>
          </table:table-cell>
          <table:table-cell table:number-columns-repeated="7"/>
        </table:table-row>
        <table:table-row table:style-name="ro1">
          <table:table-cell office:value-type="float" office:value="0.87830001115799" calcext:value-type="float">
            <text:p>0.878300011157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67500007152557" calcext:value-type="float">
            <text:p>0.867500007152557</text:p>
          </table:table-cell>
          <table:table-cell office:value-type="float" office:value="0.87830001115799" calcext:value-type="float">
            <text:p>0.87830001115799</text:p>
          </table:table-cell>
          <table:table-cell table:number-columns-repeated="7"/>
        </table:table-row>
        <table:table-row table:style-name="ro1">
          <table:table-cell office:value-type="float" office:value="0.877699971199036" calcext:value-type="float">
            <text:p>0.8776999711990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72399985790253" calcext:value-type="float">
            <text:p>0.872399985790253</text:p>
          </table:table-cell>
          <table:table-cell office:value-type="float" office:value="0.877699971199036" calcext:value-type="float">
            <text:p>0.877699971199036</text:p>
          </table:table-cell>
          <table:table-cell table:number-columns-repeated="7"/>
        </table:table-row>
        <table:table-row table:style-name="ro1">
          <table:table-cell office:value-type="float" office:value="0.878899991512299" calcext:value-type="float">
            <text:p>0.87889999151229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75999987125397" calcext:value-type="float">
            <text:p>0.875999987125397</text:p>
          </table:table-cell>
          <table:table-cell office:value-type="float" office:value="0.878899991512299" calcext:value-type="float">
            <text:p>0.878899991512299</text:p>
          </table:table-cell>
          <table:table-cell table:number-columns-repeated="7"/>
        </table:table-row>
        <table:table-row table:style-name="ro1">
          <table:table-cell office:value-type="float" office:value="0.881500005722046" calcext:value-type="float">
            <text:p>0.88150000572204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1500005722046" calcext:value-type="float">
            <text:p>0.881500005722046</text:p>
          </table:table-cell>
          <table:table-cell table:number-columns-repeated="7"/>
        </table:table-row>
        <table:table-row table:style-name="ro1">
          <table:table-cell office:value-type="float" office:value="0.88510000705719" calcext:value-type="float">
            <text:p>0.885100007057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872900009155273" calcext:value-type="float">
            <text:p>0.872900009155273</text:p>
          </table:table-cell>
          <table:table-cell office:value-type="float" office:value="0.88510000705719" calcext:value-type="float">
            <text:p>0.88510000705719</text:p>
          </table:table-cell>
          <table:table-cell table:number-columns-repeated="7"/>
        </table:table-row>
        <table:table-row table:style-name="ro1">
          <table:table-cell office:value-type="float" office:value="0.885699987411499" calcext:value-type="float">
            <text:p>0.88569998741149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881699979305267" calcext:value-type="float">
            <text:p>0.881699979305267</text:p>
          </table:table-cell>
          <table:table-cell office:value-type="float" office:value="0.885699987411499" calcext:value-type="float">
            <text:p>0.885699987411499</text:p>
          </table:table-cell>
          <table:table-cell table:number-columns-repeated="7"/>
        </table:table-row>
        <table:table-row table:style-name="ro1">
          <table:table-cell office:value-type="float" office:value="0.885999977588654" calcext:value-type="float">
            <text:p>0.88599997758865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77799987792969" calcext:value-type="float">
            <text:p>0.877799987792969</text:p>
          </table:table-cell>
          <table:table-cell office:value-type="float" office:value="0.885999977588654" calcext:value-type="float">
            <text:p>0.885999977588654</text:p>
          </table:table-cell>
          <table:table-cell table:number-columns-repeated="7"/>
        </table:table-row>
        <table:table-row table:style-name="ro1">
          <table:table-cell office:value-type="float" office:value="0.886300027370453" calcext:value-type="float">
            <text:p>0.88630002737045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888000011444092" calcext:value-type="float">
            <text:p>0.888000011444092</text:p>
          </table:table-cell>
          <table:table-cell office:value-type="float" office:value="0.886300027370453" calcext:value-type="float">
            <text:p>0.886300027370453</text:p>
          </table:table-cell>
          <table:table-cell table:number-columns-repeated="7"/>
        </table:table-row>
        <table:table-row table:style-name="ro1">
          <table:table-cell office:value-type="float" office:value="0.888300001621246" calcext:value-type="float">
            <text:p>0.88830000162124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888800024986267" calcext:value-type="float">
            <text:p>0.888800024986267</text:p>
          </table:table-cell>
          <table:table-cell office:value-type="float" office:value="0.888300001621246" calcext:value-type="float">
            <text:p>0.888300001621246</text:p>
          </table:table-cell>
          <table:table-cell table:number-columns-repeated="7"/>
        </table:table-row>
        <table:table-row table:style-name="ro1">
          <table:table-cell office:value-type="float" office:value="0.880999982357025" calcext:value-type="float">
            <text:p>0.88099998235702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889599978923798" calcext:value-type="float">
            <text:p>0.889599978923798</text:p>
          </table:table-cell>
          <table:table-cell office:value-type="float" office:value="0.880999982357025" calcext:value-type="float">
            <text:p>0.880999982357025</text:p>
          </table:table-cell>
          <table:table-cell table:number-columns-repeated="7"/>
        </table:table-row>
        <table:table-row table:style-name="ro1">
          <table:table-cell office:value-type="float" office:value="0.888400018215179" calcext:value-type="float">
            <text:p>0.88840001821517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889400005340576" calcext:value-type="float">
            <text:p>0.889400005340576</text:p>
          </table:table-cell>
          <table:table-cell office:value-type="float" office:value="0.888400018215179" calcext:value-type="float">
            <text:p>0.888400018215179</text:p>
          </table:table-cell>
          <table:table-cell table:number-columns-repeated="7"/>
        </table:table-row>
        <table:table-row table:style-name="ro1">
          <table:table-cell office:value-type="float" office:value="0.892899990081787" calcext:value-type="float">
            <text:p>0.89289999008178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889299988746643" calcext:value-type="float">
            <text:p>0.889299988746643</text:p>
          </table:table-cell>
          <table:table-cell office:value-type="float" office:value="0.892899990081787" calcext:value-type="float">
            <text:p>0.892899990081787</text:p>
          </table:table-cell>
          <table:table-cell table:number-columns-repeated="7"/>
        </table:table-row>
        <table:table-row table:style-name="ro1">
          <table:table-cell office:value-type="float" office:value="0.893700003623962" calcext:value-type="float">
            <text:p>0.89370000362396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890100002288818" calcext:value-type="float">
            <text:p>0.890100002288818</text:p>
          </table:table-cell>
          <table:table-cell office:value-type="float" office:value="0.893700003623962" calcext:value-type="float">
            <text:p>0.893700003623962</text:p>
          </table:table-cell>
          <table:table-cell table:number-columns-repeated="7"/>
        </table:table-row>
        <table:table-row table:style-name="ro1">
          <table:table-cell office:value-type="float" office:value="0.891700029373169" calcext:value-type="float">
            <text:p>0.89170002937316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89410001039505" calcext:value-type="float">
            <text:p>0.89410001039505</text:p>
          </table:table-cell>
          <table:table-cell office:value-type="float" office:value="0.891700029373169" calcext:value-type="float">
            <text:p>0.891700029373169</text:p>
          </table:table-cell>
          <table:table-cell table:number-columns-repeated="7"/>
        </table:table-row>
        <table:table-row table:style-name="ro1">
          <table:table-cell office:value-type="float" office:value="0.887600004673004" calcext:value-type="float">
            <text:p>0.88760000467300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893499970436096" calcext:value-type="float">
            <text:p>0.893499970436096</text:p>
          </table:table-cell>
          <table:table-cell office:value-type="float" office:value="0.887600004673004" calcext:value-type="float">
            <text:p>0.887600004673004</text:p>
          </table:table-cell>
          <table:table-cell table:number-columns-repeated="7"/>
        </table:table-row>
        <table:table-row table:style-name="ro1">
          <table:table-cell office:value-type="float" office:value="0.889100015163422" calcext:value-type="float">
            <text:p>0.88910001516342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89410001039505" calcext:value-type="float">
            <text:p>0.89410001039505</text:p>
          </table:table-cell>
          <table:table-cell office:value-type="float" office:value="0.889100015163422" calcext:value-type="float">
            <text:p>0.889100015163422</text:p>
          </table:table-cell>
          <table:table-cell table:number-columns-repeated="7"/>
        </table:table-row>
        <table:table-row table:style-name="ro1">
          <table:table-cell office:value-type="float" office:value="0.890900015830994" calcext:value-type="float">
            <text:p>0.89090001583099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93499970436096" calcext:value-type="float">
            <text:p>0.893499970436096</text:p>
          </table:table-cell>
          <table:table-cell office:value-type="float" office:value="0.890900015830994" calcext:value-type="float">
            <text:p>0.890900015830994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251, 0.770799994468689), (501, 0.8192999958992004), (751, 0.8360000252723694), (1501, 0.861299991607666), (1751, 0.8615000247955322), (2251, 0.8694999814033508), (2501, 0.8774999976158142), (2751, 0.8741000294685364), (3001, 0.8787000179290771), (3501, 0.8741000294685364), (3751, 0.882099986076355), (4251, 0.8820000290870667), (4751, 0.8867999911308289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501, 0.8192999958992004), (751, 0.8360000252723694), (1001, 0.8438000082969666), (1251, 0.8583999872207642), (1501, 0.861299991607666), (1751, 0.8615000247955322), (2001, 0.8676999807357788), (2251, 0.8694999814033508), (2751, 0.8741000294685364), (3001, 0.8787000179290771), (3251, 0.8812000155448914), (3751, 0.882099986076355), (4251, 0.8820000290870667), (4501, 0.8810999989509583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251, 0.770799994468689), (501, 0.8192999958992004), (1251, 0.8583999872207642), (1501, 0.861299991607666), (2001, 0.8676999807357788), (2501, 0.8774999976158142), (3001, 0.8787000179290771), (3251, 0.8812000155448914), (3501, 0.8741000294685364), (3751, 0.882099986076355), (4001, 0.8809000253677368), (4251, 0.8820000290870667), (4501, 0.8810999989509583), (4751, 0.8867999911308289), (5001, 0.8823999762535095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(1001, 0.8438000082969666), (1251, 0.8583999872207642), (1501, 0.861299991607666), (1751, 0.8615000247955322), (2001, 0.8676999807357788), (2501, 0.8774999976158142), (2751, 0.8741000294685364), (3001, 0.8787000179290771), (3251, 0.8812000155448914), (3501, 0.8741000294685364), (3751, 0.882099986076355), (4001, 0.8809000253677368), (4251, 0.8820000290870667), (4751, 0.8867999911308289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(251, 0.770799994468689), (751, 0.8360000252723694), (1001, 0.8438000082969666), (1251, 0.8583999872207642), (1501, 0.861299991607666), (1751, 0.8615000247955322), (2251, 0.8694999814033508), (2501, 0.8774999976158142), (3251, 0.8812000155448914), (3501, 0.8741000294685364), (4001, 0.8809000253677368), (4251, 0.8820000290870667), (4501, 0.8810999989509583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251, 0.770799994468689), (501, 0.8192999958992004), (751, 0.8360000252723694), (1001, 0.8438000082969666), (1251, 0.8583999872207642), (2001, 0.8676999807357788), (2251, 0.8694999814033508), (2501, 0.8774999976158142), (2751, 0.8741000294685364), (3001, 0.8787000179290771), (3501, 0.8741000294685364), (3751, 0.882099986076355), (4001, 0.8809000253677368), (4501, 0.8810999989509583), (4751, 0.8867999911308289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(251, 0.770799994468689), (501, 0.8192999958992004), (751, 0.8360000252723694), (1001, 0.8438000082969666), (1251, 0.8583999872207642), (1501, 0.861299991607666), (1751, 0.8615000247955322), (2001, 0.8676999807357788), (2251, 0.8694999814033508), (2751, 0.8741000294685364), (3251, 0.8812000155448914), (3501, 0.8741000294685364), (4001, 0.8809000253677368), (4501, 0.8810999989509583), (4751, 0.8867999911308289), (5001, 0.8823999762535095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(251, 0.770799994468689), (501, 0.8192999958992004), (751, 0.8360000252723694), (1001, 0.8438000082969666), (1751, 0.8615000247955322), (2001, 0.8676999807357788), (2251, 0.8694999814033508), (2501, 0.8774999976158142), (2751, 0.8741000294685364), (3001, 0.8787000179290771), (3251, 0.8812000155448914), (3751, 0.882099986076355), (4001, 0.8809000253677368), (4251, 0.8820000290870667), (4501, 0.8810999989509583), (4751, 0.8867999911308289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55] * [.B56] * [.B57] * [.B59] * [.B60]" office:value-type="float" office:value="1200000" calcext:value-type="float">
            <text:p>120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63]/[.B64]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1001, 0.8080999851226807), (1501, 0.8180999755859375), (2001, 0.8464000225067139), (2501, 0.8411999940872192), (3001, 0.8582000136375427), (3501, 0.859499990940094), (4001, 0.8654000163078308), (4501, 0.8661999702453613), (6001, 0.873199999332428), (6501, 0.8791000247001648), (7001, 0.8799999952316284), (7501, 0.8761000037193298), (8001, 0.8774999976158142), (8501, 0.8833000063896179), (9501, 0.888999998569488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2001, 0.8464000225067139), (2501, 0.8411999940872192), (3001, 0.8582000136375427), (3501, 0.859499990940094), (4001, 0.8654000163078308), (4501, 0.8661999702453613), (5001, 0.8762999773025513), (5501, 0.8676000237464905), (6001, 0.873199999332428), (6501, 0.8791000247001648), (8001, 0.8774999976158142), (9001, 0.8841999769210815), (9501, 0.888999998569488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501, 0.7684999704360962), (1001, 0.8080999851226807), (1501, 0.8180999755859375), (2001, 0.8464000225067139), (4501, 0.8661999702453613), (5001, 0.8762999773025513), (5501, 0.8676000237464905), (6001, 0.873199999332428), (6501, 0.8791000247001648), (7001, 0.8799999952316284), (7501, 0.8761000037193298), (8501, 0.8833000063896179), (9001, 0.8841999769210815), (9501, 0.8889999985694885), (10001, 0.8899999856948853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(501, 0.7684999704360962), (1001, 0.8080999851226807), (1501, 0.8180999755859375), (2001, 0.8464000225067139), (3501, 0.859499990940094), (4001, 0.8654000163078308), (5501, 0.8676000237464905), (6001, 0.873199999332428), (6501, 0.8791000247001648), (7001, 0.8799999952316284), (7501, 0.8761000037193298), (8001, 0.8774999976158142), (8501, 0.8833000063896179), (9001, 0.884199976921081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(501, 0.7684999704360962), (1001, 0.8080999851226807), (1501, 0.8180999755859375), (2001, 0.8464000225067139), (2501, 0.8411999940872192), (3001, 0.8582000136375427), (3501, 0.859499990940094), (4001, 0.8654000163078308), (5001, 0.8762999773025513), (5501, 0.8676000237464905), (6001, 0.873199999332428), (7001, 0.8799999952316284), (7501, 0.8761000037193298), (8001, 0.8774999976158142), (8501, 0.8833000063896179), (9501, 0.888999998569488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(501, 0.7684999704360962), (1001, 0.8080999851226807), (1501, 0.8180999755859375), (2501, 0.8411999940872192), (3001, 0.8582000136375427), (4501, 0.8661999702453613), (5001, 0.8762999773025513), (5501, 0.8676000237464905), (7001, 0.8799999952316284), (7501, 0.8761000037193298), (8001, 0.8774999976158142), (8501, 0.8833000063896179), (9001, 0.8841999769210815), (9501, 0.888999998569488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(501, 0.7684999704360962), (2001, 0.8464000225067139), (2501, 0.8411999940872192), (3001, 0.8582000136375427), (3501, 0.859499990940094), (4001, 0.8654000163078308), (4501, 0.8661999702453613), (5001, 0.8762999773025513), (6501, 0.8791000247001648), (7001, 0.8799999952316284), (9001, 0.8841999769210815), (9501, 0.8889999985694885), (10001, 0.8899999856948853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(501, 0.7684999704360962), (1001, 0.8080999851226807), (1501, 0.8180999755859375), (2501, 0.8411999940872192), (3001, 0.8582000136375427), (3501, 0.859499990940094), (4001, 0.8654000163078308), (4501, 0.8661999702453613), (5001, 0.8762999773025513), (5501, 0.8676000237464905), (6001, 0.873199999332428), (6501, 0.8791000247001648), (7501, 0.8761000037193298), (8001, 0.8774999976158142), (8501, 0.8833000063896179), (9001, 0.884199976921081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67] * [.B68] * [.B69] * [.B71] * [.B72]" office:value-type="float" office:value="1200000" calcext:value-type="float">
            <text:p>120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75]/[.B76]" office:value-type="float" office:value="20" calcext:value-type="float">
            <text:p>20</text:p>
          </table:table-cell>
          <table:table-cell table:number-columns-repeated="11"/>
        </table:table-row>
      </table:table>
      <table:table table:name="Experiment 4" table:style-name="ta1">
        <table:table-column table:style-name="co10" table:default-cell-style-name="ce6"/>
        <table:table-column table:style-name="co2" table:default-cell-style-name="ce6"/>
        <table:table-column table:style-name="co11" table:default-cell-style-name="ce6"/>
        <table:table-column table:style-name="co2" table:number-columns-repeated="9" table:default-cell-style-name="ce6"/>
        <table:table-column table:style-name="co7" table:number-columns-repeated="3" table:default-cell-style-name="ce6"/>
        <table:table-column table:style-name="co2" table:number-columns-repeated="1009" table:default-cell-style-name="ce6"/>
        <table:table-row table:style-name="ro1">
          <table:table-cell table:number-columns-repeated="4"/>
          <table:table-cell office:value-type="string" calcext:value-type="string">
            <text:p>client</text:p>
          </table:table-cell>
          <table:table-cell table:number-columns-repeated="6"/>
          <table:table-cell office:value-type="string" calcext:value-type="string">
            <text:p>session</text:p>
          </table:table-cell>
          <table:table-cell office:value-type="string" calcext:value-type="string">
            <text:p>set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local tr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37999999523163" calcext:value-type="float">
            <text:p>0.837999999523163</text:p>
          </table:table-cell>
          <table:table-cell office:value-type="float" office:value="0.841300010681152" calcext:value-type="float">
            <text:p>0.841300010681152</text:p>
          </table:table-cell>
          <table:table-cell office:value-type="float" office:value="0.874599993228912" calcext:value-type="float">
            <text:p>0.8745999932289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37999999523163" calcext:value-type="float">
            <text:p>0.837999999523163</text:p>
          </table:table-cell>
          <table:table-cell/>
          <table:table-cell table:number-columns-repeated="2" office:value-type="float" office:value="0.837999999523163" calcext:value-type="float">
            <text:p>0.837999999523163</text:p>
          </table:table-cell>
          <table:table-cell/>
          <table:table-cell table:formula="of:=AVERAGE([.E3:.I3])" office:value-type="float" office:value="0.837999999523163" calcext:value-type="float">
            <text:p>0.8379999995231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379998922348" calcext:value-type="float">
            <text:p>0.86379998922348</text:p>
          </table:table-cell>
          <table:table-cell office:value-type="float" office:value="0.868799984455109" calcext:value-type="float">
            <text:p>0.868799984455109</text:p>
          </table:table-cell>
          <table:table-cell office:value-type="float" office:value="0.901000022888184" calcext:value-type="float">
            <text:p>0.9010000228881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379998922348" calcext:value-type="float">
            <text:p>0.86379998922348</text:p>
          </table:table-cell>
          <table:table-cell/>
          <table:table-cell table:number-columns-repeated="2" office:value-type="float" office:value="0.86379998922348" calcext:value-type="float">
            <text:p>0.86379998922348</text:p>
          </table:table-cell>
          <table:table-cell/>
          <table:table-cell table:formula="of:=AVERAGE([.E4:.I4])" office:value-type="float" office:value="0.86379998922348" calcext:value-type="float">
            <text:p>0.863799989223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8700008392334" calcext:value-type="float">
            <text:p>0.888700008392334</text:p>
          </table:table-cell>
          <table:table-cell office:value-type="float" office:value="0.883000016212463" calcext:value-type="float">
            <text:p>0.883000016212463</text:p>
          </table:table-cell>
          <table:table-cell office:value-type="float" office:value="0.903299987316132" calcext:value-type="float">
            <text:p>0.903299987316132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88700008392334" calcext:value-type="float">
            <text:p>0.888700008392334</text:p>
          </table:table-cell>
          <table:table-cell/>
          <table:table-cell table:number-columns-repeated="2" office:value-type="float" office:value="0.888700008392334" calcext:value-type="float">
            <text:p>0.888700008392334</text:p>
          </table:table-cell>
          <table:table-cell/>
          <table:table-cell table:formula="of:=AVERAGE([.E5:.I5])" office:value-type="float" office:value="0.888700008392334" calcext:value-type="float">
            <text:p>0.8887000083923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3999993801117" calcext:value-type="float">
            <text:p>0.893999993801117</text:p>
          </table:table-cell>
          <table:table-cell office:value-type="float" office:value="0.895699977874756" calcext:value-type="float">
            <text:p>0.895699977874756</text:p>
          </table:table-cell>
          <table:table-cell office:value-type="float" office:value="0.89139997959137" calcext:value-type="float">
            <text:p>0.891399979591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893999993801117" calcext:value-type="float">
            <text:p>0.893999993801117</text:p>
          </table:table-cell>
          <table:table-cell/>
          <table:table-cell office:value-type="float" office:value="0.893999993801117" calcext:value-type="float">
            <text:p>0.893999993801117</text:p>
          </table:table-cell>
          <table:table-cell/>
          <table:table-cell table:formula="of:=AVERAGE([.E6:.I6])" office:value-type="float" office:value="0.893999993801117" calcext:value-type="float">
            <text:p>0.8939999938011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0039998292923" calcext:value-type="float">
            <text:p>0.90039998292923</text:p>
          </table:table-cell>
          <table:table-cell office:value-type="float" office:value="0.900600016117096" calcext:value-type="float">
            <text:p>0.900600016117096</text:p>
          </table:table-cell>
          <table:table-cell office:value-type="float" office:value="0.914499998092651" calcext:value-type="float">
            <text:p>0.9144999980926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0039998292923" calcext:value-type="float">
            <text:p>0.90039998292923</text:p>
          </table:table-cell>
          <table:table-cell table:number-columns-repeated="2"/>
          <table:table-cell table:number-columns-repeated="2" office:value-type="float" office:value="0.90039998292923" calcext:value-type="float">
            <text:p>0.90039998292923</text:p>
          </table:table-cell>
          <table:table-cell table:formula="of:=AVERAGE([.E7:.I7])" office:value-type="float" office:value="0.90039998292923" calcext:value-type="float">
            <text:p>0.900399982929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04900014400482" calcext:value-type="float">
            <text:p>0.904900014400482</text:p>
          </table:table-cell>
          <table:table-cell office:value-type="float" office:value="0.896899998188019" calcext:value-type="float">
            <text:p>0.896899998188019</text:p>
          </table:table-cell>
          <table:table-cell office:value-type="float" office:value="0.917699992656708" calcext:value-type="float">
            <text:p>0.9176999926567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04900014400482" calcext:value-type="float">
            <text:p>0.904900014400482</text:p>
          </table:table-cell>
          <table:table-cell/>
          <table:table-cell table:number-columns-repeated="2" office:value-type="float" office:value="0.904900014400482" calcext:value-type="float">
            <text:p>0.904900014400482</text:p>
          </table:table-cell>
          <table:table-cell/>
          <table:table-cell table:formula="of:=AVERAGE([.E8:.I8])" office:value-type="float" office:value="0.904900014400482" calcext:value-type="float">
            <text:p>0.9049000144004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04900014400482" calcext:value-type="float">
            <text:p>0.904900014400482</text:p>
          </table:table-cell>
          <table:table-cell office:value-type="float" office:value="0.898899972438812" calcext:value-type="float">
            <text:p>0.898899972438812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904900014400482" calcext:value-type="float">
            <text:p>0.904900014400482</text:p>
          </table:table-cell>
          <table:table-cell/>
          <table:table-cell table:number-columns-repeated="2" office:value-type="float" office:value="0.904900014400482" calcext:value-type="float">
            <text:p>0.904900014400482</text:p>
          </table:table-cell>
          <table:table-cell table:formula="of:=AVERAGE([.E9:.I9])" office:value-type="float" office:value="0.904900014400482" calcext:value-type="float">
            <text:p>0.9049000144004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11400020122528" calcext:value-type="float">
            <text:p>0.911400020122528</text:p>
          </table:table-cell>
          <table:table-cell office:value-type="float" office:value="0.911199986934662" calcext:value-type="float">
            <text:p>0.911199986934662</text:p>
          </table:table-cell>
          <table:table-cell office:value-type="float" office:value="0.920000016689301" calcext:value-type="float">
            <text:p>0.9200000166893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2]*[.B3]*[.B4]*[.B7]"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.911400020122528" calcext:value-type="float">
            <text:p>0.911400020122528</text:p>
          </table:table-cell>
          <table:table-cell table:number-columns-repeated="2"/>
          <table:table-cell table:formula="of:=AVERAGE([.E10:.I10])" office:value-type="float" office:value="0.911400020122528" calcext:value-type="float">
            <text:p>0.9114000201225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1729998588562" calcext:value-type="float">
            <text:p>0.91729998588562</text:p>
          </table:table-cell>
          <table:table-cell office:value-type="float" office:value="0.908399999141693" calcext:value-type="float">
            <text:p>0.908399999141693</text:p>
          </table:table-cell>
          <table:table-cell office:value-type="float" office:value="0.918500006198883" calcext:value-type="float">
            <text:p>0.9185000061988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1729998588562" calcext:value-type="float">
            <text:p>0.91729998588562</text:p>
          </table:table-cell>
          <table:table-cell/>
          <table:table-cell office:value-type="float" office:value="0.91729998588562" calcext:value-type="float">
            <text:p>0.91729998588562</text:p>
          </table:table-cell>
          <table:table-cell/>
          <table:table-cell office:value-type="float" office:value="0.91729998588562" calcext:value-type="float">
            <text:p>0.91729998588562</text:p>
          </table:table-cell>
          <table:table-cell table:formula="of:=AVERAGE([.E11:.I11])" office:value-type="float" office:value="0.91729998588562" calcext:value-type="float">
            <text:p>0.917299985885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14600014686585" calcext:value-type="float">
            <text:p>0.914600014686585</text:p>
          </table:table-cell>
          <table:table-cell office:value-type="float" office:value="0.916599988937378" calcext:value-type="float">
            <text:p>0.916599988937378</text:p>
          </table:table-cell>
          <table:table-cell office:value-type="float" office:value="0.91509997844696" calcext:value-type="float">
            <text:p>0.915099978446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11]/[.B10]" office:value-type="float" office:value="1000" calcext:value-type="float">
            <text:p>10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.914600014686585" calcext:value-type="float">
            <text:p>0.914600014686585</text:p>
          </table:table-cell>
          <table:table-cell/>
          <table:table-cell table:formula="of:=AVERAGE([.E12:.I12])" office:value-type="float" office:value="0.914600014686585" calcext:value-type="float">
            <text:p>0.9146000146865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19700026512146" calcext:value-type="float">
            <text:p>0.919700026512146</text:p>
          </table:table-cell>
          <table:table-cell office:value-type="float" office:value="0.917999982833862" calcext:value-type="float">
            <text:p>0.917999982833862</text:p>
          </table:table-cell>
          <table:table-cell office:value-type="float" office:value="0.913500010967255" calcext:value-type="float">
            <text:p>0.9135000109672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6]/[.B12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.919700026512146" calcext:value-type="float">
            <text:p>0.919700026512146</text:p>
          </table:table-cell>
          <table:table-cell table:number-columns-repeated="2"/>
          <table:table-cell table:formula="of:=AVERAGE([.E13:.I13])" office:value-type="float" office:value="0.919700026512146" calcext:value-type="float">
            <text:p>0.9197000265121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1999990940094" calcext:value-type="float">
            <text:p>0.921999990940094</text:p>
          </table:table-cell>
          <table:table-cell office:value-type="float" office:value="0.915300011634827" calcext:value-type="float">
            <text:p>0.915300011634827</text:p>
          </table:table-cell>
          <table:table-cell office:value-type="float" office:value="0.918500006198883" calcext:value-type="float">
            <text:p>0.918500006198883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0.921999990940094" calcext:value-type="float">
            <text:p>0.921999990940094</text:p>
          </table:table-cell>
          <table:table-cell table:number-columns-repeated="2"/>
          <table:table-cell office:value-type="float" office:value="0.921999990940094" calcext:value-type="float">
            <text:p>0.921999990940094</text:p>
          </table:table-cell>
          <table:table-cell table:formula="of:=AVERAGE([.E14:.I14])" office:value-type="float" office:value="0.921999990940094" calcext:value-type="float">
            <text:p>0.9219999909400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3600018024445" calcext:value-type="float">
            <text:p>0.923600018024445</text:p>
          </table:table-cell>
          <table:table-cell office:value-type="float" office:value="0.918900012969971" calcext:value-type="float">
            <text:p>0.918900012969971</text:p>
          </table:table-cell>
          <table:table-cell office:value-type="float" office:value="0.919399976730347" calcext:value-type="float">
            <text:p>0.91939997673034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0.923600018024445" calcext:value-type="float">
            <text:p>0.923600018024445</text:p>
          </table:table-cell>
          <table:table-cell table:number-columns-repeated="2"/>
          <table:table-cell office:value-type="float" office:value="0.923600018024445" calcext:value-type="float">
            <text:p>0.923600018024445</text:p>
          </table:table-cell>
          <table:table-cell table:formula="of:=AVERAGE([.E15:.I15])" office:value-type="float" office:value="0.923600018024445" calcext:value-type="float">
            <text:p>0.9236000180244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0499980449677" calcext:value-type="float">
            <text:p>0.920499980449677</text:p>
          </table:table-cell>
          <table:table-cell office:value-type="float" office:value="0.921199977397919" calcext:value-type="float">
            <text:p>0.921199977397919</text:p>
          </table:table-cell>
          <table:table-cell office:value-type="float" office:value="0.92059999704361" calcext:value-type="float">
            <text:p>0.92059999704361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 table:formula="of:=AVERAGE([.E16:.I16])" office:value-type="float" office:value="0.920499980449677" calcext:value-type="float">
            <text:p>0.9204999804496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0300006866455" calcext:value-type="float">
            <text:p>0.920300006866455</text:p>
          </table:table-cell>
          <table:table-cell office:value-type="float" office:value="0.921999990940094" calcext:value-type="float">
            <text:p>0.921999990940094</text:p>
          </table:table-cell>
          <table:table-cell office:value-type="float" office:value="0.915799975395203" calcext:value-type="float">
            <text:p>0.915799975395203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0.920300006866455" calcext:value-type="float">
            <text:p>0.920300006866455</text:p>
          </table:table-cell>
          <table:table-cell/>
          <table:table-cell table:formula="of:=AVERAGE([.E17:.I17])" office:value-type="float" office:value="0.920300006866455" calcext:value-type="float">
            <text:p>0.9203000068664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0400023460388" calcext:value-type="float">
            <text:p>0.920400023460388</text:p>
          </table:table-cell>
          <table:table-cell office:value-type="float" office:value="0.923799991607666" calcext:value-type="float">
            <text:p>0.923799991607666</text:p>
          </table:table-cell>
          <table:table-cell office:value-type="float" office:value="0.914399981498718" calcext:value-type="float">
            <text:p>0.914399981498718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0.920400023460388" calcext:value-type="float">
            <text:p>0.920400023460388</text:p>
          </table:table-cell>
          <table:table-cell table:number-columns-repeated="2"/>
          <table:table-cell office:value-type="float" office:value="0.920400023460388" calcext:value-type="float">
            <text:p>0.920400023460388</text:p>
          </table:table-cell>
          <table:table-cell table:formula="of:=AVERAGE([.E18:.I18])" office:value-type="float" office:value="0.920400023460388" calcext:value-type="float">
            <text:p>0.9204000234603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2299981117249" calcext:value-type="float">
            <text:p>0.922299981117249</text:p>
          </table:table-cell>
          <table:table-cell office:value-type="float" office:value="0.92330002784729" calcext:value-type="float">
            <text:p>0.92330002784729</text:p>
          </table:table-cell>
          <table:table-cell office:value-type="float" office:value="0.920799970626831" calcext:value-type="float">
            <text:p>0.920799970626831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3" office:value-type="float" office:value="0.922299981117249" calcext:value-type="float">
            <text:p>0.922299981117249</text:p>
          </table:table-cell>
          <table:table-cell table:formula="of:=AVERAGE([.E19:.I19])" office:value-type="float" office:value="0.922299981117249" calcext:value-type="float">
            <text:p>0.9222999811172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5100028514862" calcext:value-type="float">
            <text:p>0.925100028514862</text:p>
          </table:table-cell>
          <table:table-cell office:value-type="float" office:value="0.924300014972687" calcext:value-type="float">
            <text:p>0.924300014972687</text:p>
          </table:table-cell>
          <table:table-cell office:value-type="float" office:value="0.920899987220764" calcext:value-type="float">
            <text:p>0.92089998722076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25100028514862" calcext:value-type="float">
            <text:p>0.925100028514862</text:p>
          </table:table-cell>
          <table:table-cell table:number-columns-repeated="2"/>
          <table:table-cell table:number-columns-repeated="2" office:value-type="float" office:value="0.925100028514862" calcext:value-type="float">
            <text:p>0.925100028514862</text:p>
          </table:table-cell>
          <table:table-cell table:formula="of:=AVERAGE([.E20:.I20])" office:value-type="float" office:value="0.925100028514862" calcext:value-type="float">
            <text:p>0.9251000285148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25400018692017" calcext:value-type="float">
            <text:p>0.925400018692017</text:p>
          </table:table-cell>
          <table:table-cell office:value-type="float" office:value="0.922699987888336" calcext:value-type="float">
            <text:p>0.922699987888336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.925400018692017" calcext:value-type="float">
            <text:p>0.925400018692017</text:p>
          </table:table-cell>
          <table:table-cell/>
          <table:table-cell table:formula="of:=AVERAGE([.E21:.I21])" office:value-type="float" office:value="0.925400018692017" calcext:value-type="float">
            <text:p>0.9254000186920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7900016307831" calcext:value-type="float">
            <text:p>0.927900016307831</text:p>
          </table:table-cell>
          <table:table-cell office:value-type="float" office:value="0.924099981784821" calcext:value-type="float">
            <text:p>0.924099981784821</text:p>
          </table:table-cell>
          <table:table-cell office:value-type="float" office:value="0.92519998550415" calcext:value-type="float">
            <text:p>0.92519998550415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.927900016307831" calcext:value-type="float">
            <text:p>0.927900016307831</text:p>
          </table:table-cell>
          <table:table-cell table:formula="of:=AVERAGE([.E22:.I22])" office:value-type="float" office:value="0.927900016307831" calcext:value-type="float">
            <text:p>0.92790001630783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cli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1300010681152" calcext:value-type="float">
            <text:p>0.841300010681152</text:p>
          </table:table-cell>
          <table:table-cell table:number-columns-repeated="2"/>
          <table:table-cell table:number-columns-repeated="2" office:value-type="float" office:value="0.841300010681152" calcext:value-type="float">
            <text:p>0.841300010681152</text:p>
          </table:table-cell>
          <table:table-cell table:formula="of:=AVERAGE([.E27:.I27])" office:value-type="float" office:value="0.841300010681152" calcext:value-type="float">
            <text:p>0.841300010681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8799984455109" calcext:value-type="float">
            <text:p>0.868799984455109</text:p>
          </table:table-cell>
          <table:table-cell table:number-columns-repeated="2"/>
          <table:table-cell table:number-columns-repeated="2" office:value-type="float" office:value="0.868799984455109" calcext:value-type="float">
            <text:p>0.868799984455109</text:p>
          </table:table-cell>
          <table:table-cell table:formula="of:=AVERAGE([.E28:.I28])" office:value-type="float" office:value="0.868799984455109" calcext:value-type="float">
            <text:p>0.86879998445510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.883000016212463" calcext:value-type="float">
            <text:p>0.883000016212463</text:p>
          </table:table-cell>
          <table:table-cell table:number-columns-repeated="2"/>
          <table:table-cell office:value-type="float" office:value="0.883000016212463" calcext:value-type="float">
            <text:p>0.883000016212463</text:p>
          </table:table-cell>
          <table:table-cell table:formula="of:=AVERAGE([.E29:.I29])" office:value-type="float" office:value="0.883000016212463" calcext:value-type="float">
            <text:p>0.8830000162124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5699977874756" calcext:value-type="float">
            <text:p>0.895699977874756</text:p>
          </table:table-cell>
          <table:table-cell/>
          <table:table-cell table:number-columns-repeated="2" office:value-type="float" office:value="0.895699977874756" calcext:value-type="float">
            <text:p>0.895699977874756</text:p>
          </table:table-cell>
          <table:table-cell/>
          <table:table-cell table:formula="of:=AVERAGE([.E30:.I30])" office:value-type="float" office:value="0.895699977874756" calcext:value-type="float">
            <text:p>0.8956999778747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900600016117096" calcext:value-type="float">
            <text:p>0.900600016117096</text:p>
          </table:table-cell>
          <table:table-cell table:number-columns-repeated="2"/>
          <table:table-cell office:value-type="float" office:value="0.900600016117096" calcext:value-type="float">
            <text:p>0.900600016117096</text:p>
          </table:table-cell>
          <table:table-cell table:formula="of:=AVERAGE([.E31:.I31])" office:value-type="float" office:value="0.900600016117096" calcext:value-type="float">
            <text:p>0.9006000161170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6899998188019" calcext:value-type="float">
            <text:p>0.896899998188019</text:p>
          </table:table-cell>
          <table:table-cell/>
          <table:table-cell table:number-columns-repeated="2" office:value-type="float" office:value="0.896899998188019" calcext:value-type="float">
            <text:p>0.896899998188019</text:p>
          </table:table-cell>
          <table:table-cell/>
          <table:table-cell table:formula="of:=AVERAGE([.E32:.I32])" office:value-type="float" office:value="0.896899998188019" calcext:value-type="float">
            <text:p>0.89689999818801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898899972438812" calcext:value-type="float">
            <text:p>0.898899972438812</text:p>
          </table:table-cell>
          <table:table-cell/>
          <table:table-cell office:value-type="float" office:value="0.898899972438812" calcext:value-type="float">
            <text:p>0.898899972438812</text:p>
          </table:table-cell>
          <table:table-cell/>
          <table:table-cell office:value-type="float" office:value="0.898899972438812" calcext:value-type="float">
            <text:p>0.898899972438812</text:p>
          </table:table-cell>
          <table:table-cell table:formula="of:=AVERAGE([.E33:.I33])" office:value-type="float" office:value="0.898899972438812" calcext:value-type="float">
            <text:p>0.898899972438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26]*[.B27]*[.B28]*[.B31]"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911199986934662" calcext:value-type="float">
            <text:p>0.911199986934662</text:p>
          </table:table-cell>
          <table:table-cell/>
          <table:table-cell office:value-type="float" office:value="0.911199986934662" calcext:value-type="float">
            <text:p>0.911199986934662</text:p>
          </table:table-cell>
          <table:table-cell/>
          <table:table-cell table:formula="of:=AVERAGE([.E34:.I34])" office:value-type="float" office:value="0.911199986934662" calcext:value-type="float">
            <text:p>0.9111999869346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908399999141693" calcext:value-type="float">
            <text:p>0.908399999141693</text:p>
          </table:table-cell>
          <table:table-cell/>
          <table:table-cell table:number-columns-repeated="2" office:value-type="float" office:value="0.908399999141693" calcext:value-type="float">
            <text:p>0.908399999141693</text:p>
          </table:table-cell>
          <table:table-cell table:formula="of:=AVERAGE([.E35:.I35])" office:value-type="float" office:value="0.908399999141693" calcext:value-type="float">
            <text:p>0.9083999991416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35]/[.B34]"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.916599988937378" calcext:value-type="float">
            <text:p>0.916599988937378</text:p>
          </table:table-cell>
          <table:table-cell table:number-columns-repeated="2"/>
          <table:table-cell table:formula="of:=AVERAGE([.E36:.I36])" office:value-type="float" office:value="0.916599988937378" calcext:value-type="float">
            <text:p>0.9165999889373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30]/[.B36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17999982833862" calcext:value-type="float">
            <text:p>0.917999982833862</text:p>
          </table:table-cell>
          <table:table-cell table:number-columns-repeated="2"/>
          <table:table-cell table:number-columns-repeated="2" office:value-type="float" office:value="0.917999982833862" calcext:value-type="float">
            <text:p>0.917999982833862</text:p>
          </table:table-cell>
          <table:table-cell table:formula="of:=AVERAGE([.E37:.I37])" office:value-type="float" office:value="0.917999982833862" calcext:value-type="float">
            <text:p>0.91799998283386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.915300011634827" calcext:value-type="float">
            <text:p>0.915300011634827</text:p>
          </table:table-cell>
          <table:table-cell/>
          <table:table-cell office:value-type="float" office:value="0.915300011634827" calcext:value-type="float">
            <text:p>0.915300011634827</text:p>
          </table:table-cell>
          <table:table-cell table:formula="of:=AVERAGE([.E38:.I38])" office:value-type="float" office:value="0.915300011634827" calcext:value-type="float">
            <text:p>0.915300011634827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918900012969971" calcext:value-type="float">
            <text:p>0.918900012969971</text:p>
          </table:table-cell>
          <table:table-cell table:number-columns-repeated="2"/>
          <table:table-cell office:value-type="float" office:value="0.918900012969971" calcext:value-type="float">
            <text:p>0.918900012969971</text:p>
          </table:table-cell>
          <table:table-cell table:formula="of:=AVERAGE([.E39:.I39])" office:value-type="float" office:value="0.918900012969971" calcext:value-type="float">
            <text:p>0.91890001296997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921199977397919" calcext:value-type="float">
            <text:p>0.921199977397919</text:p>
          </table:table-cell>
          <table:table-cell table:number-columns-repeated="2"/>
          <table:table-cell office:value-type="float" office:value="0.921199977397919" calcext:value-type="float">
            <text:p>0.921199977397919</text:p>
          </table:table-cell>
          <table:table-cell table:formula="of:=AVERAGE([.E40:.I40])" office:value-type="float" office:value="0.921199977397919" calcext:value-type="float">
            <text:p>0.921199977397919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.921999990940094" calcext:value-type="float">
            <text:p>0.921999990940094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E41:.I41])" office:value-type="float" office:value="0.921999990940094" calcext:value-type="float">
            <text:p>0.921999990940094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923799991607666" calcext:value-type="float">
            <text:p>0.923799991607666</text:p>
          </table:table-cell>
          <table:table-cell table:number-columns-repeated="2"/>
          <table:table-cell office:value-type="float" office:value="0.923799991607666" calcext:value-type="float">
            <text:p>0.923799991607666</text:p>
          </table:table-cell>
          <table:table-cell table:formula="of:=AVERAGE([.E42:.I42])" office:value-type="float" office:value="0.923799991607666" calcext:value-type="float">
            <text:p>0.92379999160766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.92330002784729" calcext:value-type="float">
            <text:p>0.92330002784729</text:p>
          </table:table-cell>
          <table:table-cell/>
          <table:table-cell office:value-type="float" office:value="0.92330002784729" calcext:value-type="float">
            <text:p>0.92330002784729</text:p>
          </table:table-cell>
          <table:table-cell table:formula="of:=AVERAGE([.E43:.I43])" office:value-type="float" office:value="0.92330002784729" calcext:value-type="float">
            <text:p>0.92330002784729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924300014972687" calcext:value-type="float">
            <text:p>0.924300014972687</text:p>
          </table:table-cell>
          <table:table-cell table:number-columns-repeated="2"/>
          <table:table-cell office:value-type="float" office:value="0.924300014972687" calcext:value-type="float">
            <text:p>0.924300014972687</text:p>
          </table:table-cell>
          <table:table-cell table:formula="of:=AVERAGE([.E44:.I44])" office:value-type="float" office:value="0.924300014972687" calcext:value-type="float">
            <text:p>0.924300014972687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9" calcext:value-type="float">
            <text:p>19</text:p>
          </table:table-cell>
          <table:table-cell office:value-type="float" office:value="0.922699987888336" calcext:value-type="float">
            <text:p>0.922699987888336</text:p>
          </table:table-cell>
          <table:table-cell/>
          <table:table-cell table:number-columns-repeated="2" office:value-type="float" office:value="0.922699987888336" calcext:value-type="float">
            <text:p>0.922699987888336</text:p>
          </table:table-cell>
          <table:table-cell/>
          <table:table-cell table:formula="of:=AVERAGE([.E45:.I45])" office:value-type="float" office:value="0.922699987888336" calcext:value-type="float">
            <text:p>0.92269998788833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.924099981784821" calcext:value-type="float">
            <text:p>0.924099981784821</text:p>
          </table:table-cell>
          <table:table-cell table:formula="of:=AVERAGE([.E46:.I46])" office:value-type="float" office:value="0.924099981784821" calcext:value-type="float">
            <text:p>0.924099981784821</text:p>
          </table:table-cell>
          <table:table-cell table:number-columns-repeated="1014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874599993228912" calcext:value-type="float">
            <text:p>0.874599993228912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01000022888184" calcext:value-type="float">
            <text:p>0.901000022888184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03299987316132" calcext:value-type="float">
            <text:p>0.903299987316132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89139997959137" calcext:value-type="float">
            <text:p>0.89139997959137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4499998092651" calcext:value-type="float">
            <text:p>0.914499998092651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7699992656708" calcext:value-type="float">
            <text:p>0.917699992656708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1999990940094" calcext:value-type="float">
            <text:p>0.921999990940094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0000016689301" calcext:value-type="float">
            <text:p>0.920000016689301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8500006198883" calcext:value-type="float">
            <text:p>0.918500006198883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509997844696" calcext:value-type="float">
            <text:p>0.91509997844696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3500010967255" calcext:value-type="float">
            <text:p>0.913500010967255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8500006198883" calcext:value-type="float">
            <text:p>0.918500006198883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9399976730347" calcext:value-type="float">
            <text:p>0.919399976730347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059999704361" calcext:value-type="float">
            <text:p>0.92059999704361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5799975395203" calcext:value-type="float">
            <text:p>0.915799975395203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4399981498718" calcext:value-type="float">
            <text:p>0.914399981498718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0799970626831" calcext:value-type="float">
            <text:p>0.920799970626831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0899987220764" calcext:value-type="float">
            <text:p>0.920899987220764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1999990940094" calcext:value-type="float">
            <text:p>0.921999990940094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519998550415" calcext:value-type="float">
            <text:p>0.92519998550415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riment 5" table:style-name="ta1">
        <table:table-column table:style-name="co2" table:number-columns-repeated="10" table:default-cell-style-name="ce6"/>
        <table:table-column table:style-name="co2" table:number-columns-repeated="4" table:default-cell-style-name="Default"/>
        <table:table-row table:style-name="ro1">
          <table:table-cell table:number-columns-repeated="4"/>
          <table:table-cell office:value-type="string" calcext:value-type="string">
            <text:p>client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session</text:p>
          </table:table-cell>
          <table:table-cell table:style-name="ce6" office:value-type="string" calcext:value-type="string">
            <text:p>normal operation</text:p>
          </table:table-cell>
          <table:table-cell table:style-name="ce6" office:value-type="string" calcext:value-type="string">
            <text:p>faulty client</text:p>
          </table:table-cell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.782899975776672" calcext:value-type="float">
            <text:p>0.782899975776672</text:p>
          </table:table-cell>
          <table:table-cell table:formula="of:=AVERAGE([.E3:.I3])" office:value-type="float" office:value="0.782899975776672" calcext:value-type="float">
            <text:p>0.782899975776672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0.841300010681152" calcext:value-type="float">
            <text:p>0.841300010681152</text:p>
          </table:table-cell>
          <table:table-cell table:style-name="ce6" office:value-type="float" office:value="0.782899975776672" calcext:value-type="float">
            <text:p>0.782899975776672</text:p>
          </table:table-cell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.823400020599365" calcext:value-type="float">
            <text:p>0.823400020599365</text:p>
          </table:table-cell>
          <table:table-cell table:formula="of:=AVERAGE([.E4:.I4])" office:value-type="float" office:value="0.823400020599365" calcext:value-type="float">
            <text:p>0.823400020599365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0.868799984455109" calcext:value-type="float">
            <text:p>0.868799984455109</text:p>
          </table:table-cell>
          <table:table-cell table:style-name="ce6" office:value-type="float" office:value="0.823400020599365" calcext:value-type="float">
            <text:p>0.82340002059936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.848900020122528" calcext:value-type="float">
            <text:p>0.848900020122528</text:p>
          </table:table-cell>
          <table:table-cell table:number-columns-repeated="2"/>
          <table:table-cell office:value-type="float" office:value="0.848900020122528" calcext:value-type="float">
            <text:p>0.848900020122528</text:p>
          </table:table-cell>
          <table:table-cell table:formula="of:=AVERAGE([.E5:.I5])" office:value-type="float" office:value="0.848900020122528" calcext:value-type="float">
            <text:p>0.848900020122528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0.883000016212463" calcext:value-type="float">
            <text:p>0.883000016212463</text:p>
          </table:table-cell>
          <table:table-cell table:style-name="ce6" office:value-type="float" office:value="0.848900020122528" calcext:value-type="float">
            <text:p>0.848900020122528</text:p>
          </table:table-cell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0.873300015926361" calcext:value-type="float">
            <text:p>0.873300015926361</text:p>
          </table:table-cell>
          <table:table-cell table:formula="of:=AVERAGE([.E6:.I6])" office:value-type="float" office:value="0.873300015926361" calcext:value-type="float">
            <text:p>0.873300015926361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0.895699977874756" calcext:value-type="float">
            <text:p>0.895699977874756</text:p>
          </table:table-cell>
          <table:table-cell table:style-name="ce6" office:value-type="float" office:value="0.873300015926361" calcext:value-type="float">
            <text:p>0.873300015926361</text:p>
          </table:table-cell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880200028419495" calcext:value-type="float">
            <text:p>0.880200028419495</text:p>
          </table:table-cell>
          <table:table-cell table:number-columns-repeated="2"/>
          <table:table-cell table:formula="of:=AVERAGE([.E7:.I7])" office:value-type="float" office:value="0.880200028419495" calcext:value-type="float">
            <text:p>0.880200028419495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0.900600016117096" calcext:value-type="float">
            <text:p>0.900600016117096</text:p>
          </table:table-cell>
          <table:table-cell table:style-name="ce6" office:value-type="float" office:value="0.880200028419495" calcext:value-type="float">
            <text:p>0.880200028419495</text:p>
          </table:table-cell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884599983692169" calcext:value-type="float">
            <text:p>0.884599983692169</text:p>
          </table:table-cell>
          <table:table-cell/>
          <table:table-cell table:number-columns-repeated="2" office:value-type="float" office:value="0.884599983692169" calcext:value-type="float">
            <text:p>0.884599983692169</text:p>
          </table:table-cell>
          <table:table-cell table:formula="of:=AVERAGE([.E8:.I8])" office:value-type="float" office:value="0.884599983692169" calcext:value-type="float">
            <text:p>0.884599983692169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0.896899998188019" calcext:value-type="float">
            <text:p>0.896899998188019</text:p>
          </table:table-cell>
          <table:table-cell table:style-name="ce6" office:value-type="float" office:value="0.884599983692169" calcext:value-type="float">
            <text:p>0.88459998369216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 office:value-type="float" office:value="0.885699987411499" calcext:value-type="float">
            <text:p>0.885699987411499</text:p>
          </table:table-cell>
          <table:table-cell table:number-columns-repeated="2"/>
          <table:table-cell table:formula="of:=AVERAGE([.E9:.I9])" office:value-type="float" office:value="0.885699987411499" calcext:value-type="float">
            <text:p>0.885699987411499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0.898899972438812" calcext:value-type="float">
            <text:p>0.898899972438812</text:p>
          </table:table-cell>
          <table:table-cell table:style-name="ce6" office:value-type="float" office:value="0.885699987411499" calcext:value-type="float">
            <text:p>0.885699987411499</text:p>
          </table:table-cell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2]*[.B3]*[.B4]*[.B7]"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891600012779236" calcext:value-type="float">
            <text:p>0.891600012779236</text:p>
          </table:table-cell>
          <table:table-cell/>
          <table:table-cell office:value-type="float" office:value="0.891600012779236" calcext:value-type="float">
            <text:p>0.891600012779236</text:p>
          </table:table-cell>
          <table:table-cell/>
          <table:table-cell table:formula="of:=AVERAGE([.E10:.I10])" office:value-type="float" office:value="0.891600012779236" calcext:value-type="float">
            <text:p>0.891600012779236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0.911199986934662" calcext:value-type="float">
            <text:p>0.911199986934662</text:p>
          </table:table-cell>
          <table:table-cell table:style-name="ce6" office:value-type="float" office:value="0.891600012779236" calcext:value-type="float">
            <text:p>0.891600012779236</text:p>
          </table:table-cell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.902999997138977" calcext:value-type="float">
            <text:p>0.902999997138977</text:p>
          </table:table-cell>
          <table:table-cell/>
          <table:table-cell office:value-type="float" office:value="0.902999997138977" calcext:value-type="float">
            <text:p>0.902999997138977</text:p>
          </table:table-cell>
          <table:table-cell table:formula="of:=AVERAGE([.E11:.I11])" office:value-type="float" office:value="0.902999997138977" calcext:value-type="float">
            <text:p>0.902999997138977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0.908399999141693" calcext:value-type="float">
            <text:p>0.908399999141693</text:p>
          </table:table-cell>
          <table:table-cell table:style-name="ce6" office:value-type="float" office:value="0.902999997138977" calcext:value-type="float">
            <text:p>0.902999997138977</text:p>
          </table:table-cell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11]/[.B10]"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04799997806549" calcext:value-type="float">
            <text:p>0.904799997806549</text:p>
          </table:table-cell>
          <table:table-cell table:number-columns-repeated="2"/>
          <table:table-cell table:number-columns-repeated="2" office:value-type="float" office:value="0.904799997806549" calcext:value-type="float">
            <text:p>0.904799997806549</text:p>
          </table:table-cell>
          <table:table-cell table:formula="of:=AVERAGE([.E12:.I12])" office:value-type="float" office:value="0.904799997806549" calcext:value-type="float">
            <text:p>0.904799997806549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0.916599988937378" calcext:value-type="float">
            <text:p>0.916599988937378</text:p>
          </table:table-cell>
          <table:table-cell table:style-name="ce6" office:value-type="float" office:value="0.904799997806549" calcext:value-type="float">
            <text:p>0.904799997806549</text:p>
          </table:table-cell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6]/[.B12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.909300029277802" calcext:value-type="float">
            <text:p>0.909300029277802</text:p>
          </table:table-cell>
          <table:table-cell table:number-columns-repeated="2"/>
          <table:table-cell table:formula="of:=AVERAGE([.E13:.I13])" office:value-type="float" office:value="0.909300029277802" calcext:value-type="float">
            <text:p>0.909300029277802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6" office:value-type="float" office:value="0.917999982833862" calcext:value-type="float">
            <text:p>0.917999982833862</text:p>
          </table:table-cell>
          <table:table-cell table:style-name="ce6" office:value-type="float" office:value="0.909300029277802" calcext:value-type="float">
            <text:p>0.90930002927780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0530002117157" calcext:value-type="float">
            <text:p>0.90530002117157</text:p>
          </table:table-cell>
          <table:table-cell/>
          <table:table-cell table:number-columns-repeated="2" office:value-type="float" office:value="0.90530002117157" calcext:value-type="float">
            <text:p>0.90530002117157</text:p>
          </table:table-cell>
          <table:table-cell/>
          <table:table-cell table:formula="of:=AVERAGE([.E14:.I14])" office:value-type="float" office:value="0.90530002117157" calcext:value-type="float">
            <text:p>0.90530002117157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float" office:value="0.915300011634827" calcext:value-type="float">
            <text:p>0.915300011634827</text:p>
          </table:table-cell>
          <table:table-cell table:style-name="ce6" office:value-type="float" office:value="0.90530002117157" calcext:value-type="float">
            <text:p>0.90530002117157</text:p>
          </table:table-cell>
        </table:table-row>
        <table:table-row table:style-name="ro1">
          <table:table-cell office:value-type="string" calcext:value-type="string">
            <text:p>Client 6 </text:p>
          </table:table-cell>
          <table:table-cell office:value-type="string" calcext:value-type="string">
            <text:p>dead at 106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.909799993038178" calcext:value-type="float">
            <text:p>0.909799993038178</text:p>
          </table:table-cell>
          <table:table-cell/>
          <table:table-cell table:number-columns-repeated="2" office:value-type="float" office:value="0.909799993038178" calcext:value-type="float">
            <text:p>0.909799993038178</text:p>
          </table:table-cell>
          <table:table-cell table:formula="of:=AVERAGE([.E15:.I15])" office:value-type="float" office:value="0.909799993038178" calcext:value-type="float">
            <text:p>0.909799993038178</text:p>
          </table:table-cell>
          <table:table-cell/>
          <table:table-cell table:style-name="ce6" office:value-type="float" office:value="13" calcext:value-type="float">
            <text:p>13</text:p>
          </table:table-cell>
          <table:table-cell table:style-name="ce6" office:value-type="float" office:value="0.918900012969971" calcext:value-type="float">
            <text:p>0.918900012969971</text:p>
          </table:table-cell>
          <table:table-cell table:style-name="ce6" office:value-type="float" office:value="0.909799993038178" calcext:value-type="float">
            <text:p>0.909799993038178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 office:value-type="float" office:value="0.909099996089935" calcext:value-type="float">
            <text:p>0.909099996089935</text:p>
          </table:table-cell>
          <table:table-cell table:number-columns-repeated="2"/>
          <table:table-cell table:formula="of:=AVERAGE([.E16:.I16])" office:value-type="float" office:value="0.909099996089935" calcext:value-type="float">
            <text:p>0.909099996089935</text:p>
          </table:table-cell>
          <table:table-cell/>
          <table:table-cell table:style-name="ce6" office:value-type="float" office:value="14" calcext:value-type="float">
            <text:p>14</text:p>
          </table:table-cell>
          <table:table-cell table:style-name="ce6" office:value-type="float" office:value="0.921199977397919" calcext:value-type="float">
            <text:p>0.921199977397919</text:p>
          </table:table-cell>
          <table:table-cell table:style-name="ce6" office:value-type="float" office:value="0.909099996089935" calcext:value-type="float">
            <text:p>0.90909999608993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0.912800014019012" calcext:value-type="float">
            <text:p>0.912800014019012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table:formula="of:=AVERAGE([.E17:.I17])" office:value-type="float" office:value="0.912800014019012" calcext:value-type="float">
            <text:p>0.912800014019012</text:p>
          </table:table-cell>
          <table:table-cell/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921999990940094" calcext:value-type="float">
            <text:p>0.921999990940094</text:p>
          </table:table-cell>
          <table:table-cell table:style-name="ce6" office:value-type="float" office:value="0.912800014019012" calcext:value-type="float">
            <text:p>0.91280001401901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.916400015354157" calcext:value-type="float">
            <text:p>0.916400015354157</text:p>
          </table:table-cell>
          <table:table-cell/>
          <table:table-cell table:number-columns-repeated="2" office:value-type="float" office:value="0.916400015354157" calcext:value-type="float">
            <text:p>0.916400015354157</text:p>
          </table:table-cell>
          <table:table-cell table:formula="of:=AVERAGE([.E18:.I18])" office:value-type="float" office:value="0.916400015354157" calcext:value-type="float">
            <text:p>0.916400015354157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float" office:value="0.923799991607666" calcext:value-type="float">
            <text:p>0.923799991607666</text:p>
          </table:table-cell>
          <table:table-cell table:style-name="ce6" office:value-type="float" office:value="0.916400015354157" calcext:value-type="float">
            <text:p>0.91640001535415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office:value-type="float" office:value="0.91619998216629" calcext:value-type="float">
            <text:p>0.91619998216629</text:p>
          </table:table-cell>
          <table:table-cell/>
          <table:table-cell office:value-type="float" office:value="0.91619998216629" calcext:value-type="float">
            <text:p>0.91619998216629</text:p>
          </table:table-cell>
          <table:table-cell/>
          <table:table-cell table:formula="of:=AVERAGE([.E19:.I19])" office:value-type="float" office:value="0.91619998216629" calcext:value-type="float">
            <text:p>0.91619998216629</text:p>
          </table:table-cell>
          <table:table-cell/>
          <table:table-cell table:style-name="ce6" office:value-type="float" office:value="17" calcext:value-type="float">
            <text:p>17</text:p>
          </table:table-cell>
          <table:table-cell table:style-name="ce6" office:value-type="float" office:value="0.92330002784729" calcext:value-type="float">
            <text:p>0.92330002784729</text:p>
          </table:table-cell>
          <table:table-cell table:style-name="ce6" office:value-type="float" office:value="0.91619998216629" calcext:value-type="float">
            <text:p>0.9161999821662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13699984550476" calcext:value-type="float">
            <text:p>0.913699984550476</text:p>
          </table:table-cell>
          <table:table-cell/>
          <table:table-cell table:number-columns-repeated="2" office:value-type="float" office:value="0.913699984550476" calcext:value-type="float">
            <text:p>0.913699984550476</text:p>
          </table:table-cell>
          <table:table-cell/>
          <table:table-cell table:formula="of:=AVERAGE([.E20:.I20])" office:value-type="float" office:value="0.913699984550476" calcext:value-type="float">
            <text:p>0.913699984550476</text:p>
          </table:table-cell>
          <table:table-cell/>
          <table:table-cell table:style-name="ce6" office:value-type="float" office:value="18" calcext:value-type="float">
            <text:p>18</text:p>
          </table:table-cell>
          <table:table-cell table:style-name="ce6" office:value-type="float" office:value="0.924300014972687" calcext:value-type="float">
            <text:p>0.924300014972687</text:p>
          </table:table-cell>
          <table:table-cell table:style-name="ce6" office:value-type="float" office:value="0.913699984550476" calcext:value-type="float">
            <text:p>0.91369998455047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20700013637543" calcext:value-type="float">
            <text:p>0.920700013637543</text:p>
          </table:table-cell>
          <table:table-cell/>
          <table:table-cell office:value-type="float" office:value="0.920700013637543" calcext:value-type="float">
            <text:p>0.920700013637543</text:p>
          </table:table-cell>
          <table:table-cell/>
          <table:table-cell office:value-type="float" office:value="0.920700013637543" calcext:value-type="float">
            <text:p>0.920700013637543</text:p>
          </table:table-cell>
          <table:table-cell table:formula="of:=AVERAGE([.E21:.I21])" office:value-type="float" office:value="0.920700013637543" calcext:value-type="float">
            <text:p>0.920700013637543</text:p>
          </table:table-cell>
          <table:table-cell/>
          <table:table-cell table:style-name="ce6" office:value-type="float" office:value="19" calcext:value-type="float">
            <text:p>19</text:p>
          </table:table-cell>
          <table:table-cell table:style-name="ce6" office:value-type="float" office:value="0.922699987888336" calcext:value-type="float">
            <text:p>0.922699987888336</text:p>
          </table:table-cell>
          <table:table-cell table:style-name="ce6" office:value-type="float" office:value="0.920700013637543" calcext:value-type="float">
            <text:p>0.92070001363754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.90829998254776" calcext:value-type="float">
            <text:p>0.90829998254776</text:p>
          </table:table-cell>
          <table:table-cell table:formula="of:=AVERAGE([.E22:.I22])" office:value-type="float" office:value="0.90829998254776" calcext:value-type="float">
            <text:p>0.90829998254776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924099981784821" calcext:value-type="float">
            <text:p>0.924099981784821</text:p>
          </table:table-cell>
          <table:table-cell table:style-name="ce6" office:value-type="float" office:value="0.90829998254776" calcext:value-type="float">
            <text:p>0.90829998254776</text:p>
          </table:table-cell>
        </table:table-row>
        <table:table-row table:style-name="ro1" table:number-rows-repeated="2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cli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1300010681152" calcext:value-type="float">
            <text:p>0.841300010681152</text:p>
          </table:table-cell>
          <table:table-cell table:number-columns-repeated="2"/>
          <table:table-cell table:number-columns-repeated="2" office:value-type="float" office:value="0.841300010681152" calcext:value-type="float">
            <text:p>0.841300010681152</text:p>
          </table:table-cell>
          <table:table-cell table:formula="of:=AVERAGE([.E27:.I27])" office:value-type="float" office:value="0.841300010681152" calcext:value-type="float">
            <text:p>0.841300010681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8799984455109" calcext:value-type="float">
            <text:p>0.868799984455109</text:p>
          </table:table-cell>
          <table:table-cell table:number-columns-repeated="2"/>
          <table:table-cell table:number-columns-repeated="2" office:value-type="float" office:value="0.868799984455109" calcext:value-type="float">
            <text:p>0.868799984455109</text:p>
          </table:table-cell>
          <table:table-cell table:formula="of:=AVERAGE([.E28:.I28])" office:value-type="float" office:value="0.868799984455109" calcext:value-type="float">
            <text:p>0.8687999844551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.883000016212463" calcext:value-type="float">
            <text:p>0.883000016212463</text:p>
          </table:table-cell>
          <table:table-cell table:number-columns-repeated="2"/>
          <table:table-cell office:value-type="float" office:value="0.883000016212463" calcext:value-type="float">
            <text:p>0.883000016212463</text:p>
          </table:table-cell>
          <table:table-cell table:formula="of:=AVERAGE([.E29:.I29])" office:value-type="float" office:value="0.883000016212463" calcext:value-type="float">
            <text:p>0.883000016212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5699977874756" calcext:value-type="float">
            <text:p>0.895699977874756</text:p>
          </table:table-cell>
          <table:table-cell/>
          <table:table-cell table:number-columns-repeated="2" office:value-type="float" office:value="0.895699977874756" calcext:value-type="float">
            <text:p>0.895699977874756</text:p>
          </table:table-cell>
          <table:table-cell/>
          <table:table-cell table:formula="of:=AVERAGE([.E30:.I30])" office:value-type="float" office:value="0.895699977874756" calcext:value-type="float">
            <text:p>0.895699977874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900600016117096" calcext:value-type="float">
            <text:p>0.900600016117096</text:p>
          </table:table-cell>
          <table:table-cell table:number-columns-repeated="2"/>
          <table:table-cell office:value-type="float" office:value="0.900600016117096" calcext:value-type="float">
            <text:p>0.900600016117096</text:p>
          </table:table-cell>
          <table:table-cell table:formula="of:=AVERAGE([.E31:.I31])" office:value-type="float" office:value="0.900600016117096" calcext:value-type="float">
            <text:p>0.900600016117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6899998188019" calcext:value-type="float">
            <text:p>0.896899998188019</text:p>
          </table:table-cell>
          <table:table-cell/>
          <table:table-cell table:number-columns-repeated="2" office:value-type="float" office:value="0.896899998188019" calcext:value-type="float">
            <text:p>0.896899998188019</text:p>
          </table:table-cell>
          <table:table-cell/>
          <table:table-cell table:formula="of:=AVERAGE([.E32:.I32])" office:value-type="float" office:value="0.896899998188019" calcext:value-type="float">
            <text:p>0.8968999981880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898899972438812" calcext:value-type="float">
            <text:p>0.898899972438812</text:p>
          </table:table-cell>
          <table:table-cell/>
          <table:table-cell office:value-type="float" office:value="0.898899972438812" calcext:value-type="float">
            <text:p>0.898899972438812</text:p>
          </table:table-cell>
          <table:table-cell/>
          <table:table-cell office:value-type="float" office:value="0.898899972438812" calcext:value-type="float">
            <text:p>0.898899972438812</text:p>
          </table:table-cell>
          <table:table-cell table:formula="of:=AVERAGE([.E33:.I33])" office:value-type="float" office:value="0.898899972438812" calcext:value-type="float">
            <text:p>0.898899972438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26]*[.B27]*[.B28]*[.B31]"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911199986934662" calcext:value-type="float">
            <text:p>0.911199986934662</text:p>
          </table:table-cell>
          <table:table-cell/>
          <table:table-cell office:value-type="float" office:value="0.911199986934662" calcext:value-type="float">
            <text:p>0.911199986934662</text:p>
          </table:table-cell>
          <table:table-cell/>
          <table:table-cell table:formula="of:=AVERAGE([.E34:.I34])" office:value-type="float" office:value="0.911199986934662" calcext:value-type="float">
            <text:p>0.911199986934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908399999141693" calcext:value-type="float">
            <text:p>0.908399999141693</text:p>
          </table:table-cell>
          <table:table-cell/>
          <table:table-cell table:number-columns-repeated="2" office:value-type="float" office:value="0.908399999141693" calcext:value-type="float">
            <text:p>0.908399999141693</text:p>
          </table:table-cell>
          <table:table-cell table:formula="of:=AVERAGE([.E35:.I35])" office:value-type="float" office:value="0.908399999141693" calcext:value-type="float">
            <text:p>0.908399999141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35]/[.B34]"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.916599988937378" calcext:value-type="float">
            <text:p>0.916599988937378</text:p>
          </table:table-cell>
          <table:table-cell table:number-columns-repeated="2"/>
          <table:table-cell table:formula="of:=AVERAGE([.E36:.I36])" office:value-type="float" office:value="0.916599988937378" calcext:value-type="float">
            <text:p>0.916599988937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30]/[.B36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17999982833862" calcext:value-type="float">
            <text:p>0.917999982833862</text:p>
          </table:table-cell>
          <table:table-cell table:number-columns-repeated="2"/>
          <table:table-cell table:number-columns-repeated="2" office:value-type="float" office:value="0.917999982833862" calcext:value-type="float">
            <text:p>0.917999982833862</text:p>
          </table:table-cell>
          <table:table-cell table:formula="of:=AVERAGE([.E37:.I37])" office:value-type="float" office:value="0.917999982833862" calcext:value-type="float">
            <text:p>0.917999982833862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.915300011634827" calcext:value-type="float">
            <text:p>0.915300011634827</text:p>
          </table:table-cell>
          <table:table-cell/>
          <table:table-cell office:value-type="float" office:value="0.915300011634827" calcext:value-type="float">
            <text:p>0.915300011634827</text:p>
          </table:table-cell>
          <table:table-cell table:formula="of:=AVERAGE([.E38:.I38])" office:value-type="float" office:value="0.915300011634827" calcext:value-type="float">
            <text:p>0.915300011634827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918900012969971" calcext:value-type="float">
            <text:p>0.918900012969971</text:p>
          </table:table-cell>
          <table:table-cell table:number-columns-repeated="2"/>
          <table:table-cell office:value-type="float" office:value="0.918900012969971" calcext:value-type="float">
            <text:p>0.918900012969971</text:p>
          </table:table-cell>
          <table:table-cell table:formula="of:=AVERAGE([.E39:.I39])" office:value-type="float" office:value="0.918900012969971" calcext:value-type="float">
            <text:p>0.91890001296997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921199977397919" calcext:value-type="float">
            <text:p>0.921199977397919</text:p>
          </table:table-cell>
          <table:table-cell table:number-columns-repeated="2"/>
          <table:table-cell office:value-type="float" office:value="0.921199977397919" calcext:value-type="float">
            <text:p>0.921199977397919</text:p>
          </table:table-cell>
          <table:table-cell table:formula="of:=AVERAGE([.E40:.I40])" office:value-type="float" office:value="0.921199977397919" calcext:value-type="float">
            <text:p>0.921199977397919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.921999990940094" calcext:value-type="float">
            <text:p>0.921999990940094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E41:.I41])" office:value-type="float" office:value="0.921999990940094" calcext:value-type="float">
            <text:p>0.92199999094009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923799991607666" calcext:value-type="float">
            <text:p>0.923799991607666</text:p>
          </table:table-cell>
          <table:table-cell table:number-columns-repeated="2"/>
          <table:table-cell office:value-type="float" office:value="0.923799991607666" calcext:value-type="float">
            <text:p>0.923799991607666</text:p>
          </table:table-cell>
          <table:table-cell table:formula="of:=AVERAGE([.E42:.I42])" office:value-type="float" office:value="0.923799991607666" calcext:value-type="float">
            <text:p>0.92379999160766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.92330002784729" calcext:value-type="float">
            <text:p>0.92330002784729</text:p>
          </table:table-cell>
          <table:table-cell/>
          <table:table-cell office:value-type="float" office:value="0.92330002784729" calcext:value-type="float">
            <text:p>0.92330002784729</text:p>
          </table:table-cell>
          <table:table-cell table:formula="of:=AVERAGE([.E43:.I43])" office:value-type="float" office:value="0.92330002784729" calcext:value-type="float">
            <text:p>0.92330002784729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924300014972687" calcext:value-type="float">
            <text:p>0.924300014972687</text:p>
          </table:table-cell>
          <table:table-cell table:number-columns-repeated="2"/>
          <table:table-cell office:value-type="float" office:value="0.924300014972687" calcext:value-type="float">
            <text:p>0.924300014972687</text:p>
          </table:table-cell>
          <table:table-cell table:formula="of:=AVERAGE([.E44:.I44])" office:value-type="float" office:value="0.924300014972687" calcext:value-type="float">
            <text:p>0.924300014972687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9" calcext:value-type="float">
            <text:p>19</text:p>
          </table:table-cell>
          <table:table-cell office:value-type="float" office:value="0.922699987888336" calcext:value-type="float">
            <text:p>0.922699987888336</text:p>
          </table:table-cell>
          <table:table-cell/>
          <table:table-cell table:number-columns-repeated="2" office:value-type="float" office:value="0.922699987888336" calcext:value-type="float">
            <text:p>0.922699987888336</text:p>
          </table:table-cell>
          <table:table-cell/>
          <table:table-cell table:formula="of:=AVERAGE([.E45:.I45])" office:value-type="float" office:value="0.922699987888336" calcext:value-type="float">
            <text:p>0.92269998788833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.924099981784821" calcext:value-type="float">
            <text:p>0.924099981784821</text:p>
          </table:table-cell>
          <table:table-cell table:formula="of:=AVERAGE([.E46:.I46])" office:value-type="float" office:value="0.924099981784821" calcext:value-type="float">
            <text:p>0.924099981784821</text:p>
          </table:table-cell>
          <table:table-cell table:number-columns-repeated="4"/>
        </table:table-row>
      </table:table>
      <table:table table:name="Experiment 6" table:style-name="ta1">
        <table:table-column table:style-name="co12" table:default-cell-style-name="ce6"/>
        <table:table-column table:style-name="co2" table:number-columns-repeated="3" table:default-cell-style-name="ce6"/>
        <table:table-column table:style-name="co2" table:number-columns-repeated="5" table:default-cell-style-name="Default"/>
        <table:table-column table:style-name="co2" table:default-cell-style-name="ce6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  <table:table-cell table:style-name="ce6" office:value-type="string" calcext:value-type="string">
            <text:p>client</text:p>
          </table:table-cell>
          <table:table-cell table:style-name="ce6" table:number-columns-repeated="4"/>
          <table:table-cell table:number-columns-repeated="4"/>
          <table:table-cell table:style-name="ce6"/>
          <table:table-cell table:number-columns-repeated="11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0.25780001282692" calcext:value-type="float">
            <text:p>0.25780001282692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408699989318848" calcext:value-type="float">
            <text:p>0.40869998931884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345499992370605" calcext:value-type="float">
            <text:p>0.345499992370605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.25780001282692" calcext:value-type="float">
            <text:p>0.25780001282692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.25780001282692" calcext:value-type="float">
            <text:p>0.25780001282692</text:p>
          </table:table-cell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780001282692" calcext:value-type="float">
            <text:p>0.25780001282692</text:p>
          </table:table-cell>
          <table:table-cell table:style-name="ce6" table:number-columns-repeated="2"/>
          <table:table-cell table:number-columns-repeated="2" office:value-type="float" office:value="0.25780001282692" calcext:value-type="float">
            <text:p>0.25780001282692</text:p>
          </table:table-cell>
          <table:table-cell table:formula="of:=AVERAGE([.E3:.I3])" office:value-type="float" office:value="0.25780001282692" calcext:value-type="float">
            <text:p>0.25780001282692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345499992370605" calcext:value-type="float">
            <text:p>0.345499992370605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.542900025844574" calcext:value-type="float">
            <text:p>0.54290002584457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.725199997425079" calcext:value-type="float">
            <text:p>0.725199997425079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0.630800008773804" calcext:value-type="float">
            <text:p>0.630800008773804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345499992370605" calcext:value-type="float">
            <text:p>0.345499992370605</text:p>
          </table:table-cell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45499992370605" calcext:value-type="float">
            <text:p>0.345499992370605</text:p>
          </table:table-cell>
          <table:table-cell table:style-name="ce6"/>
          <table:table-cell office:value-type="float" office:value="0.345499992370605" calcext:value-type="float">
            <text:p>0.345499992370605</text:p>
          </table:table-cell>
          <table:table-cell table:style-name="ce6"/>
          <table:table-cell office:value-type="float" office:value="0.345499992370605" calcext:value-type="float">
            <text:p>0.345499992370605</text:p>
          </table:table-cell>
          <table:table-cell table:formula="of:=AVERAGE([.E4:.I4])" office:value-type="float" office:value="0.345499992370605" calcext:value-type="float">
            <text:p>0.345499992370605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408699989318848" calcext:value-type="float">
            <text:p>0.408699989318848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0.630800008773804" calcext:value-type="float">
            <text:p>0.630800008773804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0.730599999427795" calcext:value-type="float">
            <text:p>0.73059999942779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0.678300023078918" calcext:value-type="float">
            <text:p>0.678300023078918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408699989318848" calcext:value-type="float">
            <text:p>0.408699989318848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.408699989318848" calcext:value-type="float">
            <text:p>0.408699989318848</text:p>
          </table:table-cell>
          <table:table-cell table:style-name="ce6" table:number-columns-repeated="2"/>
          <table:table-cell office:value-type="float" office:value="0.408699989318848" calcext:value-type="float">
            <text:p>0.408699989318848</text:p>
          </table:table-cell>
          <table:table-cell table:formula="of:=AVERAGE([.E5:.I5])" office:value-type="float" office:value="0.408699989318848" calcext:value-type="float">
            <text:p>0.408699989318848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.542900025844574" calcext:value-type="float">
            <text:p>0.542900025844574</text:p>
          </table:table-cell>
          <table:table-cell/>
          <table:table-cell office:value-type="float" office:value="1751" calcext:value-type="float">
            <text:p>1751</text:p>
          </table:table-cell>
          <table:table-cell office:value-type="float" office:value="0.703199982643127" calcext:value-type="float">
            <text:p>0.703199982643127</text:p>
          </table:table-cell>
          <table:table-cell/>
          <table:table-cell office:value-type="float" office:value="2751" calcext:value-type="float">
            <text:p>2751</text:p>
          </table:table-cell>
          <table:table-cell office:value-type="float" office:value="0.754599988460541" calcext:value-type="float">
            <text:p>0.754599988460541</text:p>
          </table:table-cell>
          <table:table-cell/>
          <table:table-cell office:value-type="float" office:value="1751" calcext:value-type="float">
            <text:p>1751</text:p>
          </table:table-cell>
          <table:table-cell office:value-type="float" office:value="0.703199982643127" calcext:value-type="float">
            <text:p>0.7031999826431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.542900025844574" calcext:value-type="float">
            <text:p>0.542900025844574</text:p>
          </table:table-cell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542900025844574" calcext:value-type="float">
            <text:p>0.542900025844574</text:p>
          </table:table-cell>
          <table:table-cell table:style-name="ce6" table:number-columns-repeated="2"/>
          <table:table-cell office:value-type="float" office:value="0.542900025844574" calcext:value-type="float">
            <text:p>0.542900025844574</text:p>
          </table:table-cell>
          <table:table-cell table:formula="of:=AVERAGE([.E6:.I6])" office:value-type="float" office:value="0.542900025844574" calcext:value-type="float">
            <text:p>0.542900025844574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0.678300023078918" calcext:value-type="float">
            <text:p>0.678300023078918</text:p>
          </table:table-cell>
          <table:table-cell/>
          <table:table-cell office:value-type="float" office:value="2501" calcext:value-type="float">
            <text:p>2501</text:p>
          </table:table-cell>
          <table:table-cell office:value-type="float" office:value="0.743499994277954" calcext:value-type="float">
            <text:p>0.743499994277954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0.764999985694885" calcext:value-type="float">
            <text:p>0.764999985694885</text:p>
          </table:table-cell>
          <table:table-cell/>
          <table:table-cell office:value-type="float" office:value="2501" calcext:value-type="float">
            <text:p>2501</text:p>
          </table:table-cell>
          <table:table-cell office:value-type="float" office:value="0.743499994277954" calcext:value-type="float">
            <text:p>0.743499994277954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0.630800008773804" calcext:value-type="float">
            <text:p>0.630800008773804</text:p>
          </table:table-cell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/>
          <table:table-cell office:value-type="float" office:value="0.630800008773804" calcext:value-type="float">
            <text:p>0.630800008773804</text:p>
          </table:table-cell>
          <table:table-cell table:style-name="ce6"/>
          <table:table-cell table:number-columns-repeated="2" office:value-type="float" office:value="0.630800008773804" calcext:value-type="float">
            <text:p>0.630800008773804</text:p>
          </table:table-cell>
          <table:table-cell table:formula="of:=AVERAGE([.E7:.I7])" office:value-type="float" office:value="0.630800008773804" calcext:value-type="float">
            <text:p>0.630800008773804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.725199997425079" calcext:value-type="float">
            <text:p>0.725199997425079</text:p>
          </table:table-cell>
          <table:table-cell/>
          <table:table-cell office:value-type="float" office:value="3251" calcext:value-type="float">
            <text:p>3251</text:p>
          </table:table-cell>
          <table:table-cell office:value-type="float" office:value="0.772300004959106" calcext:value-type="float">
            <text:p>0.772300004959106</text:p>
          </table:table-cell>
          <table:table-cell/>
          <table:table-cell office:value-type="float" office:value="3751" calcext:value-type="float">
            <text:p>3751</text:p>
          </table:table-cell>
          <table:table-cell office:value-type="float" office:value="0.773899972438812" calcext:value-type="float">
            <text:p>0.773899972438812</text:p>
          </table:table-cell>
          <table:table-cell/>
          <table:table-cell office:value-type="float" office:value="4251" calcext:value-type="float">
            <text:p>4251</text:p>
          </table:table-cell>
          <table:table-cell office:value-type="float" office:value="0.794399976730347" calcext:value-type="float">
            <text:p>0.794399976730347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0.678300023078918" calcext:value-type="float">
            <text:p>0.678300023078918</text:p>
          </table:table-cell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78300023078918" calcext:value-type="float">
            <text:p>0.678300023078918</text:p>
          </table:table-cell>
          <table:table-cell table:style-name="ce6" table:number-columns-repeated="2"/>
          <table:table-cell table:number-columns-repeated="2" office:value-type="float" office:value="0.678300023078918" calcext:value-type="float">
            <text:p>0.678300023078918</text:p>
          </table:table-cell>
          <table:table-cell table:formula="of:=AVERAGE([.E8:.I8])" office:value-type="float" office:value="0.678300023078918" calcext:value-type="float">
            <text:p>0.678300023078918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0.730599999427795" calcext:value-type="float">
            <text:p>0.730599999427795</text:p>
          </table:table-cell>
          <table:table-cell/>
          <table:table-cell office:value-type="float" office:value="3501" calcext:value-type="float">
            <text:p>3501</text:p>
          </table:table-cell>
          <table:table-cell office:value-type="float" office:value="0.780099987983704" calcext:value-type="float">
            <text:p>0.780099987983704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0.780799984931946" calcext:value-type="float">
            <text:p>0.780799984931946</text:p>
          </table:table-cell>
          <table:table-cell/>
          <table:table-cell office:value-type="float" office:value="4501" calcext:value-type="float">
            <text:p>4501</text:p>
          </table:table-cell>
          <table:table-cell office:value-type="float" office:value="0.791599988937378" calcext:value-type="float">
            <text:p>0.791599988937378</text:p>
          </table:table-cell>
          <table:table-cell/>
          <table:table-cell office:value-type="float" office:value="1751" calcext:value-type="float">
            <text:p>1751</text:p>
          </table:table-cell>
          <table:table-cell office:value-type="float" office:value="0.703199982643127" calcext:value-type="float">
            <text:p>0.703199982643127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6"/>
          <table:table-cell office:value-type="float" office:value="0.703199982643127" calcext:value-type="float">
            <text:p>0.703199982643127</text:p>
          </table:table-cell>
          <table:table-cell table:style-name="ce6"/>
          <table:table-cell table:number-columns-repeated="2" office:value-type="float" office:value="0.703199982643127" calcext:value-type="float">
            <text:p>0.703199982643127</text:p>
          </table:table-cell>
          <table:table-cell table:formula="of:=AVERAGE([.E9:.I9])" office:value-type="float" office:value="0.703199982643127" calcext:value-type="float">
            <text:p>0.703199982643127</text:p>
          </table:table-cell>
          <table:table-cell/>
          <table:table-cell office:value-type="float" office:value="2501" calcext:value-type="float">
            <text:p>2501</text:p>
          </table:table-cell>
          <table:table-cell office:value-type="float" office:value="0.743499994277954" calcext:value-type="float">
            <text:p>0.743499994277954</text:p>
          </table:table-cell>
          <table:table-cell/>
          <table:table-cell office:value-type="float" office:value="3751" calcext:value-type="float">
            <text:p>3751</text:p>
          </table:table-cell>
          <table:table-cell office:value-type="float" office:value="0.773899972438812" calcext:value-type="float">
            <text:p>0.773899972438812</text:p>
          </table:table-cell>
          <table:table-cell/>
          <table:table-cell office:value-type="float" office:value="4251" calcext:value-type="float">
            <text:p>4251</text:p>
          </table:table-cell>
          <table:table-cell office:value-type="float" office:value="0.794399976730347" calcext:value-type="float">
            <text:p>0.794399976730347</text:p>
          </table:table-cell>
          <table:table-cell/>
          <table:table-cell office:value-type="float" office:value="4751" calcext:value-type="float">
            <text:p>4751</text:p>
          </table:table-cell>
          <table:table-cell office:value-type="float" office:value="0.792500019073486" calcext:value-type="float">
            <text:p>0.79250001907348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.725199997425079" calcext:value-type="float">
            <text:p>0.725199997425079</text:p>
          </table:table-cell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2]*[.B3]*[.B4]*[.B7]" office:value-type="float" office:value="240" calcext:value-type="float">
            <text:p>2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25199997425079" calcext:value-type="float">
            <text:p>0.725199997425079</text:p>
          </table:table-cell>
          <table:table-cell table:style-name="ce6"/>
          <table:table-cell office:value-type="float" office:value="0.725199997425079" calcext:value-type="float">
            <text:p>0.725199997425079</text:p>
          </table:table-cell>
          <table:table-cell table:style-name="ce6"/>
          <table:table-cell office:value-type="float" office:value="0.725199997425079" calcext:value-type="float">
            <text:p>0.725199997425079</text:p>
          </table:table-cell>
          <table:table-cell table:formula="of:=AVERAGE([.E10:.I10])" office:value-type="float" office:value="0.725199997425079" calcext:value-type="float">
            <text:p>0.725199997425079</text:p>
          </table:table-cell>
          <table:table-cell/>
          <table:table-cell office:value-type="float" office:value="2751" calcext:value-type="float">
            <text:p>2751</text:p>
          </table:table-cell>
          <table:table-cell office:value-type="float" office:value="0.754599988460541" calcext:value-type="float">
            <text:p>0.754599988460541</text:p>
          </table:table-cell>
          <table:table-cell/>
          <table:table-cell office:value-type="float" office:value="4251" calcext:value-type="float">
            <text:p>4251</text:p>
          </table:table-cell>
          <table:table-cell office:value-type="float" office:value="0.794399976730347" calcext:value-type="float">
            <text:p>0.794399976730347</text:p>
          </table:table-cell>
          <table:table-cell/>
          <table:table-cell office:value-type="float" office:value="4751" calcext:value-type="float">
            <text:p>4751</text:p>
          </table:table-cell>
          <table:table-cell office:value-type="float" office:value="0.792500019073486" calcext:value-type="float">
            <text:p>0.792500019073486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.79559999704361" calcext:value-type="float">
            <text:p>0.7955999970436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0.730599999427795" calcext:value-type="float">
            <text:p>0.730599999427795</text:p>
          </table:table-cell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30599999427795" calcext:value-type="float">
            <text:p>0.730599999427795</text:p>
          </table:table-cell>
          <table:table-cell table:style-name="ce6"/>
          <table:table-cell office:value-type="float" office:value="0.730599999427795" calcext:value-type="float">
            <text:p>0.730599999427795</text:p>
          </table:table-cell>
          <table:table-cell table:style-name="ce6"/>
          <table:table-cell office:value-type="float" office:value="0.730599999427795" calcext:value-type="float">
            <text:p>0.730599999427795</text:p>
          </table:table-cell>
          <table:table-cell table:formula="of:=AVERAGE([.E11:.I11])" office:value-type="float" office:value="0.730599999427795" calcext:value-type="float">
            <text:p>0.730599999427795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0.764999985694885" calcext:value-type="float">
            <text:p>0.764999985694885</text:p>
          </table:table-cell>
          <table:table-cell/>
          <table:table-cell office:value-type="float" office:value="4501" calcext:value-type="float">
            <text:p>4501</text:p>
          </table:table-cell>
          <table:table-cell office:value-type="float" office:value="0.791599988937378" calcext:value-type="float">
            <text:p>0.791599988937378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.79559999704361" calcext:value-type="float">
            <text:p>0.79559999704361</text:p>
          </table:table-cell>
          <table:table-cell table:number-columns-repeated="4"/>
          <table:table-cell office:value-type="float" office:value="2751" calcext:value-type="float">
            <text:p>2751</text:p>
          </table:table-cell>
          <table:table-cell office:value-type="float" office:value="0.754599988460541" calcext:value-type="float">
            <text:p>0.754599988460541</text:p>
          </table:table-cell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11]/[.B10]" office:value-type="float" office:value="250" calcext:value-type="float">
            <text:p>25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743499994277954" calcext:value-type="float">
            <text:p>0.743499994277954</text:p>
          </table:table-cell>
          <table:table-cell table:style-name="ce6"/>
          <table:table-cell office:value-type="float" office:value="0.743499994277954" calcext:value-type="float">
            <text:p>0.743499994277954</text:p>
          </table:table-cell>
          <table:table-cell/>
          <table:table-cell table:formula="of:=AVERAGE([.E12:.I12])" office:value-type="float" office:value="0.743499994277954" calcext:value-type="float">
            <text:p>0.743499994277954</text:p>
          </table:table-cell>
          <table:table-cell/>
          <table:table-cell office:value-type="float" office:value="3251" calcext:value-type="float">
            <text:p>3251</text:p>
          </table:table-cell>
          <table:table-cell office:value-type="float" office:value="0.772300004959106" calcext:value-type="float">
            <text:p>0.772300004959106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.79559999704361" calcext:value-type="float">
            <text:p>0.79559999704361</text:p>
          </table:table-cell>
          <table:table-cell table:number-columns-repeated="7"/>
          <table:table-cell office:value-type="float" office:value="3001" calcext:value-type="float">
            <text:p>3001</text:p>
          </table:table-cell>
          <table:table-cell office:value-type="float" office:value="0.764999985694885" calcext:value-type="float">
            <text:p>0.764999985694885</text:p>
          </table:table-cell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6]/[.B12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754599988460541" calcext:value-type="float">
            <text:p>0.754599988460541</text:p>
          </table:table-cell>
          <table:table-cell table:style-name="ce6"/>
          <table:table-cell office:value-type="float" office:value="0.754599988460541" calcext:value-type="float">
            <text:p>0.754599988460541</text:p>
          </table:table-cell>
          <table:table-cell table:style-name="ce6"/>
          <table:table-cell office:value-type="float" office:value="0.754599988460541" calcext:value-type="float">
            <text:p>0.754599988460541</text:p>
          </table:table-cell>
          <table:table-cell table:formula="of:=AVERAGE([.E13:.I13])" office:value-type="float" office:value="0.754599988460541" calcext:value-type="float">
            <text:p>0.754599988460541</text:p>
          </table:table-cell>
          <table:table-cell/>
          <table:table-cell office:value-type="float" office:value="3501" calcext:value-type="float">
            <text:p>3501</text:p>
          </table:table-cell>
          <table:table-cell office:value-type="float" office:value="0.780099987983704" calcext:value-type="float">
            <text:p>0.780099987983704</text:p>
          </table:table-cell>
          <table:table-cell table:number-columns-repeated="10"/>
          <table:table-cell office:value-type="float" office:value="3251" calcext:value-type="float">
            <text:p>3251</text:p>
          </table:table-cell>
          <table:table-cell office:value-type="float" office:value="0.772300004959106" calcext:value-type="float">
            <text:p>0.772300004959106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764999985694885" calcext:value-type="float">
            <text:p>0.764999985694885</text:p>
          </table:table-cell>
          <table:table-cell table:style-name="ce6"/>
          <table:table-cell office:value-type="float" office:value="0.764999985694885" calcext:value-type="float">
            <text:p>0.764999985694885</text:p>
          </table:table-cell>
          <table:table-cell table:style-name="ce6"/>
          <table:table-cell office:value-type="float" office:value="0.764999985694885" calcext:value-type="float">
            <text:p>0.764999985694885</text:p>
          </table:table-cell>
          <table:table-cell table:formula="of:=AVERAGE([.E14:.I14])" office:value-type="float" office:value="0.764999985694885" calcext:value-type="float">
            <text:p>0.764999985694885</text:p>
          </table:table-cell>
          <table:table-cell/>
          <table:table-cell office:value-type="float" office:value="3751" calcext:value-type="float">
            <text:p>3751</text:p>
          </table:table-cell>
          <table:table-cell office:value-type="float" office:value="0.773899972438812" calcext:value-type="float">
            <text:p>0.773899972438812</text:p>
          </table:table-cell>
          <table:table-cell table:number-columns-repeated="10"/>
          <table:table-cell office:value-type="float" office:value="3501" calcext:value-type="float">
            <text:p>3501</text:p>
          </table:table-cell>
          <table:table-cell office:value-type="float" office:value="0.780099987983704" calcext:value-type="float">
            <text:p>0.780099987983704</text:p>
          </table:table-cell>
        </table:table-row>
        <table:table-row table:style-name="ro1">
          <table:table-cell table:style-name="ce7" office:value-type="string" calcext:value-type="string">
            <text:p>cnn_model 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float" office:value="0.772300004959106" calcext:value-type="float">
            <text:p>0.772300004959106</text:p>
          </table:table-cell>
          <table:table-cell table:style-name="ce6" table:number-columns-repeated="2"/>
          <table:table-cell office:value-type="float" office:value="0.772300004959106" calcext:value-type="float">
            <text:p>0.772300004959106</text:p>
          </table:table-cell>
          <table:table-cell table:formula="of:=AVERAGE([.E15:.I15])" office:value-type="float" office:value="0.772300004959106" calcext:value-type="float">
            <text:p>0.772300004959106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0.780799984931946" calcext:value-type="float">
            <text:p>0.780799984931946</text:p>
          </table:table-cell>
          <table:table-cell table:number-columns-repeated="10"/>
          <table:table-cell office:value-type="float" office:value="4001" calcext:value-type="float">
            <text:p>4001</text:p>
          </table:table-cell>
          <table:table-cell office:value-type="float" office:value="0.780799984931946" calcext:value-type="float">
            <text:p>0.780799984931946</text:p>
          </table:table-cell>
        </table:table-row>
        <table:table-row table:style-name="ro1">
          <table:table-cell table:style-name="ce7" office:value-type="string" calcext:value-type="string">
            <text:p>SGD 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0.780099987983704" calcext:value-type="float">
            <text:p>0.780099987983704</text:p>
          </table:table-cell>
          <table:table-cell table:style-name="ce6" table:number-columns-repeated="2"/>
          <table:table-cell office:value-type="float" office:value="0.780099987983704" calcext:value-type="float">
            <text:p>0.780099987983704</text:p>
          </table:table-cell>
          <table:table-cell table:formula="of:=AVERAGE([.E16:.I16])" office:value-type="float" office:value="0.780099987983704" calcext:value-type="float">
            <text:p>0.780099987983704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.79559999704361" calcext:value-type="float">
            <text:p>0.79559999704361</text:p>
          </table:table-cell>
          <table:table-cell table:number-columns-repeated="10"/>
          <table:table-cell office:value-type="float" office:value="4501" calcext:value-type="float">
            <text:p>4501</text:p>
          </table:table-cell>
          <table:table-cell office:value-type="float" office:value="0.791599988937378" calcext:value-type="float">
            <text:p>0.791599988937378</text:p>
          </table:table-cell>
        </table:table-row>
        <table:table-row table:style-name="ro1">
          <table:table-cell table:style-name="ce7" office:value-type="string" calcext:value-type="string">
            <text:p>learning_rate=1e-3 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 office:value-type="float" office:value="0.773899972438812" calcext:value-type="float">
            <text:p>0.773899972438812</text:p>
          </table:table-cell>
          <table:table-cell table:style-name="ce6"/>
          <table:table-cell/>
          <table:table-cell table:formula="of:=AVERAGE([.E17:.I17])" office:value-type="float" office:value="0.773899972438812" calcext:value-type="float">
            <text:p>0.773899972438812</text:p>
          </table:table-cell>
          <table:table-cell table:number-columns-repeated="13"/>
          <table:table-cell office:value-type="float" office:value="4751" calcext:value-type="float">
            <text:p>4751</text:p>
          </table:table-cell>
          <table:table-cell office:value-type="float" office:value="0.792500019073486" calcext:value-type="float">
            <text:p>0.79250001907348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780799984931946" calcext:value-type="float">
            <text:p>0.780799984931946</text:p>
          </table:table-cell>
          <table:table-cell table:style-name="ce6"/>
          <table:table-cell office:value-type="float" office:value="0.780799984931946" calcext:value-type="float">
            <text:p>0.780799984931946</text:p>
          </table:table-cell>
          <table:table-cell table:style-name="ce6"/>
          <table:table-cell office:value-type="float" office:value="0.780799984931946" calcext:value-type="float">
            <text:p>0.780799984931946</text:p>
          </table:table-cell>
          <table:table-cell table:formula="of:=AVERAGE([.E18:.I18])" office:value-type="float" office:value="0.780799984931946" calcext:value-type="float">
            <text:p>0.780799984931946</text:p>
          </table:table-cell>
          <table:table-cell table:number-columns-repeated="13"/>
          <table:table-cell office:value-type="float" office:value="5001" calcext:value-type="float">
            <text:p>5001</text:p>
          </table:table-cell>
          <table:table-cell office:value-type="float" office:value="0.79559999704361" calcext:value-type="float">
            <text:p>0.7955999970436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style-name="ce6"/>
          <table:table-cell table:number-columns-repeated="3" office:value-type="float" office:value="0.794399976730347" calcext:value-type="float">
            <text:p>0.794399976730347</text:p>
          </table:table-cell>
          <table:table-cell/>
          <table:table-cell table:formula="of:=AVERAGE([.E19:.I19])" office:value-type="float" office:value="0.794399976730347" calcext:value-type="float">
            <text:p>0.79439997673034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style-name="ce6"/>
          <table:table-cell office:value-type="float" office:value="0.791599988937378" calcext:value-type="float">
            <text:p>0.791599988937378</text:p>
          </table:table-cell>
          <table:table-cell table:style-name="ce6"/>
          <table:table-cell table:number-columns-repeated="2" office:value-type="float" office:value="0.791599988937378" calcext:value-type="float">
            <text:p>0.791599988937378</text:p>
          </table:table-cell>
          <table:table-cell table:formula="of:=AVERAGE([.E20:.I20])" office:value-type="float" office:value="0.791599988937378" calcext:value-type="float">
            <text:p>0.79159998893737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style-name="ce6" table:number-columns-repeated="2"/>
          <table:table-cell table:number-columns-repeated="3" office:value-type="float" office:value="0.792500019073486" calcext:value-type="float">
            <text:p>0.792500019073486</text:p>
          </table:table-cell>
          <table:table-cell table:formula="of:=AVERAGE([.E21:.I21])" office:value-type="float" office:value="0.792500019073486" calcext:value-type="float">
            <text:p>0.79250001907348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.79559999704361" calcext:value-type="float">
            <text:p>0.79559999704361</text:p>
          </table:table-cell>
          <table:table-cell table:formula="of:=AVERAGE([.E22:.I22])" office:value-type="float" office:value="0.79559999704361" calcext:value-type="float">
            <text:p>0.79559999704361</text:p>
          </table:table-cell>
          <table:table-cell table:number-columns-repeated="15"/>
        </table:table-row>
        <table:table-row table:style-name="ro1" table:number-rows-repeated="2">
          <table:table-cell table:style-name="Default" table:number-columns-repeated="4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6" office:value-type="string" calcext:value-type="string">
            <text:p>client</text:p>
          </table:table-cell>
          <table:table-cell table:style-name="ce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728799998760223" calcext:value-type="float">
            <text:p>0.728799998760223</text:p>
          </table:table-cell>
          <table:table-cell/>
          <table:table-cell table:formula="of:=AVERAGE([.E27:.I27])" office:value-type="float" office:value="0.728799998760223" calcext:value-type="float">
            <text:p>0.728799998760223</text:p>
          </table:table-cell>
          <table:table-cell table:number-columns-repeated="4"/>
          <table:table-cell office:value-type="float" office:value="251" calcext:value-type="float">
            <text:p>251</text:p>
          </table:table-cell>
          <table:table-cell office:value-type="float" office:value="0.728799998760223" calcext:value-type="float">
            <text:p>0.728799998760223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.728799998760223" calcext:value-type="float">
            <text:p>0.728799998760223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.728799998760223" calcext:value-type="float">
            <text:p>0.728799998760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82800018787384" calcext:value-type="float">
            <text:p>0.782800018787384</text:p>
          </table:table-cell>
          <table:table-cell table:number-columns-repeated="2"/>
          <table:table-cell table:number-columns-repeated="2" office:value-type="float" office:value="0.782800018787384" calcext:value-type="float">
            <text:p>0.782800018787384</text:p>
          </table:table-cell>
          <table:table-cell table:formula="of:=AVERAGE([.E28:.I28])" office:value-type="float" office:value="0.782800018787384" calcext:value-type="float">
            <text:p>0.782800018787384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782800018787384" calcext:value-type="float">
            <text:p>0.782800018787384</text:p>
          </table:table-cell>
          <table:table-cell table:number-columns-repeated="7"/>
          <table:table-cell office:value-type="float" office:value="501" calcext:value-type="float">
            <text:p>501</text:p>
          </table:table-cell>
          <table:table-cell office:value-type="float" office:value="0.782800018787384" calcext:value-type="float">
            <text:p>0.782800018787384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782800018787384" calcext:value-type="float">
            <text:p>0.782800018787384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.796500027179718" calcext:value-type="float">
            <text:p>0.796500027179718</text:p>
          </table:table-cell>
          <table:table-cell/>
          <table:table-cell office:value-type="float" office:value="0.796500027179718" calcext:value-type="float">
            <text:p>0.796500027179718</text:p>
          </table:table-cell>
          <table:table-cell table:formula="of:=AVERAGE([.E29:.I29])" office:value-type="float" office:value="0.796500027179718" calcext:value-type="float">
            <text:p>0.796500027179718</text:p>
          </table:table-cell>
          <table:table-cell table:number-columns-repeated="4"/>
          <table:table-cell office:value-type="float" office:value="751" calcext:value-type="float">
            <text:p>751</text:p>
          </table:table-cell>
          <table:table-cell office:value-type="float" office:value="0.796500027179718" calcext:value-type="float">
            <text:p>0.796500027179718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796500027179718" calcext:value-type="float">
            <text:p>0.796500027179718</text:p>
          </table:table-cell>
          <table:table-cell table:number-columns-repeated="4"/>
          <table:table-cell office:value-type="float" office:value="751" calcext:value-type="float">
            <text:p>751</text:p>
          </table:table-cell>
          <table:table-cell office:value-type="float" office:value="0.796500027179718" calcext:value-type="float">
            <text:p>0.796500027179718</text:p>
          </table:table-cell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.794000029563904" calcext:value-type="float">
            <text:p>0.794000029563904</text:p>
          </table:table-cell>
          <table:table-cell/>
          <table:table-cell office:value-type="float" office:value="0.794000029563904" calcext:value-type="float">
            <text:p>0.794000029563904</text:p>
          </table:table-cell>
          <table:table-cell table:formula="of:=AVERAGE([.E30:.I30])" office:value-type="float" office:value="0.794000029563904" calcext:value-type="float">
            <text:p>0.794000029563904</text:p>
          </table:table-cell>
          <table:table-cell table:number-columns-repeated="4"/>
          <table:table-cell office:value-type="float" office:value="1001" calcext:value-type="float">
            <text:p>1001</text:p>
          </table:table-cell>
          <table:table-cell office:value-type="float" office:value="0.794000029563904" calcext:value-type="float">
            <text:p>0.794000029563904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.794000029563904" calcext:value-type="float">
            <text:p>0.794000029563904</text:p>
          </table:table-cell>
          <table:table-cell table:number-columns-repeated="4"/>
          <table:table-cell office:value-type="float" office:value="1001" calcext:value-type="float">
            <text:p>1001</text:p>
          </table:table-cell>
          <table:table-cell office:value-type="float" office:value="0.794000029563904" calcext:value-type="float">
            <text:p>0.794000029563904</text:p>
          </table:table-cell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832599997520447" calcext:value-type="float">
            <text:p>0.832599997520447</text:p>
          </table:table-cell>
          <table:table-cell/>
          <table:table-cell office:value-type="float" office:value="0.832599997520447" calcext:value-type="float">
            <text:p>0.832599997520447</text:p>
          </table:table-cell>
          <table:table-cell table:formula="of:=AVERAGE([.E31:.I31])" office:value-type="float" office:value="0.832599997520447" calcext:value-type="float">
            <text:p>0.832599997520447</text:p>
          </table:table-cell>
          <table:table-cell table:number-columns-repeated="4"/>
          <table:table-cell office:value-type="float" office:value="1251" calcext:value-type="float">
            <text:p>1251</text:p>
          </table:table-cell>
          <table:table-cell office:value-type="float" office:value="0.832599997520447" calcext:value-type="float">
            <text:p>0.832599997520447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0.832599997520447" calcext:value-type="float">
            <text:p>0.832599997520447</text:p>
          </table:table-cell>
          <table:table-cell table:number-columns-repeated="4"/>
          <table:table-cell office:value-type="float" office:value="1251" calcext:value-type="float">
            <text:p>1251</text:p>
          </table:table-cell>
          <table:table-cell office:value-type="float" office:value="0.832599997520447" calcext:value-type="float">
            <text:p>0.832599997520447</text:p>
          </table:table-cell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.844500005245209" calcext:value-type="float">
            <text:p>0.844500005245209</text:p>
          </table:table-cell>
          <table:table-cell table:number-columns-repeated="2"/>
          <table:table-cell office:value-type="float" office:value="0.844500005245209" calcext:value-type="float">
            <text:p>0.844500005245209</text:p>
          </table:table-cell>
          <table:table-cell table:formula="of:=AVERAGE([.E32:.I32])" office:value-type="float" office:value="0.844500005245209" calcext:value-type="float">
            <text:p>0.844500005245209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0.844500005245209" calcext:value-type="float">
            <text:p>0.844500005245209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0.844500005245209" calcext:value-type="float">
            <text:p>0.844500005245209</text:p>
          </table:table-cell>
          <table:table-cell table:number-columns-repeated="7"/>
          <table:table-cell office:value-type="float" office:value="1501" calcext:value-type="float">
            <text:p>1501</text:p>
          </table:table-cell>
          <table:table-cell office:value-type="float" office:value="0.844500005245209" calcext:value-type="float">
            <text:p>0.84450000524520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844799995422363" calcext:value-type="float">
            <text:p>0.844799995422363</text:p>
          </table:table-cell>
          <table:table-cell/>
          <table:table-cell table:number-columns-repeated="2" office:value-type="float" office:value="0.844799995422363" calcext:value-type="float">
            <text:p>0.844799995422363</text:p>
          </table:table-cell>
          <table:table-cell table:formula="of:=AVERAGE([.E33:.I33])" office:value-type="float" office:value="0.844799995422363" calcext:value-type="float">
            <text:p>0.844799995422363</text:p>
          </table:table-cell>
          <table:table-cell table:number-columns-repeated="4"/>
          <table:table-cell office:value-type="float" office:value="1751" calcext:value-type="float">
            <text:p>1751</text:p>
          </table:table-cell>
          <table:table-cell office:value-type="float" office:value="0.844799995422363" calcext:value-type="float">
            <text:p>0.844799995422363</text:p>
          </table:table-cell>
          <table:table-cell table:number-columns-repeated="4"/>
          <table:table-cell office:value-type="float" office:value="1751" calcext:value-type="float">
            <text:p>1751</text:p>
          </table:table-cell>
          <table:table-cell office:value-type="float" office:value="0.844799995422363" calcext:value-type="float">
            <text:p>0.844799995422363</text:p>
          </table:table-cell>
          <table:table-cell/>
          <table:table-cell office:value-type="float" office:value="1751" calcext:value-type="float">
            <text:p>1751</text:p>
          </table:table-cell>
          <table:table-cell office:value-type="float" office:value="0.844799995422363" calcext:value-type="float">
            <text:p>0.844799995422363</text:p>
          </table:table-cell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26]*[.B27]*[.B28]*[.B31]" office:value-type="float" office:value="240" calcext:value-type="float">
            <text:p>2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50300014019012" calcext:value-type="float">
            <text:p>0.850300014019012</text:p>
          </table:table-cell>
          <table:table-cell/>
          <table:table-cell office:value-type="float" office:value="0.850300014019012" calcext:value-type="float">
            <text:p>0.850300014019012</text:p>
          </table:table-cell>
          <table:table-cell/>
          <table:table-cell office:value-type="float" office:value="0.850300014019012" calcext:value-type="float">
            <text:p>0.850300014019012</text:p>
          </table:table-cell>
          <table:table-cell table:formula="of:=AVERAGE([.E34:.I34])" office:value-type="float" office:value="0.850300014019012" calcext:value-type="float">
            <text:p>0.850300014019012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.850300014019012" calcext:value-type="float">
            <text:p>0.850300014019012</text:p>
          </table:table-cell>
          <table:table-cell table:number-columns-repeated="4"/>
          <table:table-cell office:value-type="float" office:value="2001" calcext:value-type="float">
            <text:p>2001</text:p>
          </table:table-cell>
          <table:table-cell office:value-type="float" office:value="0.850300014019012" calcext:value-type="float">
            <text:p>0.850300014019012</text:p>
          </table:table-cell>
          <table:table-cell table:number-columns-repeated="4"/>
          <table:table-cell office:value-type="float" office:value="2001" calcext:value-type="float">
            <text:p>2001</text:p>
          </table:table-cell>
          <table:table-cell office:value-type="float" office:value="0.850300014019012" calcext:value-type="float">
            <text:p>0.850300014019012</text:p>
          </table:table-cell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53600025177002" calcext:value-type="float">
            <text:p>0.853600025177002</text:p>
          </table:table-cell>
          <table:table-cell/>
          <table:table-cell table:number-columns-repeated="2" office:value-type="float" office:value="0.853600025177002" calcext:value-type="float">
            <text:p>0.853600025177002</text:p>
          </table:table-cell>
          <table:table-cell/>
          <table:table-cell table:formula="of:=AVERAGE([.E35:.I35])" office:value-type="float" office:value="0.853600025177002" calcext:value-type="float">
            <text:p>0.853600025177002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0.853600025177002" calcext:value-type="float">
            <text:p>0.853600025177002</text:p>
          </table:table-cell>
          <table:table-cell table:number-columns-repeated="4"/>
          <table:table-cell office:value-type="float" office:value="2251" calcext:value-type="float">
            <text:p>2251</text:p>
          </table:table-cell>
          <table:table-cell office:value-type="float" office:value="0.853600025177002" calcext:value-type="float">
            <text:p>0.853600025177002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0.853600025177002" calcext:value-type="float">
            <text:p>0.853600025177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35]/[.B34]" office:value-type="float" office:value="250" calcext:value-type="float">
            <text:p>25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856700003147125" calcext:value-type="float">
            <text:p>0.856700003147125</text:p>
          </table:table-cell>
          <table:table-cell table:number-columns-repeated="2"/>
          <table:table-cell office:value-type="float" office:value="0.856700003147125" calcext:value-type="float">
            <text:p>0.856700003147125</text:p>
          </table:table-cell>
          <table:table-cell table:formula="of:=AVERAGE([.E36:.I36])" office:value-type="float" office:value="0.856700003147125" calcext:value-type="float">
            <text:p>0.856700003147125</text:p>
          </table:table-cell>
          <table:table-cell/>
          <table:table-cell office:value-type="float" office:value="2501" calcext:value-type="float">
            <text:p>2501</text:p>
          </table:table-cell>
          <table:table-cell office:value-type="float" office:value="0.856700003147125" calcext:value-type="float">
            <text:p>0.856700003147125</text:p>
          </table:table-cell>
          <table:table-cell/>
          <table:table-cell office:value-type="float" office:value="2501" calcext:value-type="float">
            <text:p>2501</text:p>
          </table:table-cell>
          <table:table-cell office:value-type="float" office:value="0.856700003147125" calcext:value-type="float">
            <text:p>0.856700003147125</text:p>
          </table:table-cell>
          <table:table-cell table:number-columns-repeated="7"/>
          <table:table-cell office:value-type="float" office:value="2501" calcext:value-type="float">
            <text:p>2501</text:p>
          </table:table-cell>
          <table:table-cell office:value-type="float" office:value="0.856700003147125" calcext:value-type="float">
            <text:p>0.856700003147125</text:p>
          </table:table-cell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30]/[.B36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.861800014972687" calcext:value-type="float">
            <text:p>0.861800014972687</text:p>
          </table:table-cell>
          <table:table-cell/>
          <table:table-cell office:value-type="float" office:value="0.861800014972687" calcext:value-type="float">
            <text:p>0.861800014972687</text:p>
          </table:table-cell>
          <table:table-cell table:formula="of:=AVERAGE([.E37:.I37])" office:value-type="float" office:value="0.861800014972687" calcext:value-type="float">
            <text:p>0.861800014972687</text:p>
          </table:table-cell>
          <table:table-cell table:number-columns-repeated="4"/>
          <table:table-cell office:value-type="float" office:value="2751" calcext:value-type="float">
            <text:p>2751</text:p>
          </table:table-cell>
          <table:table-cell office:value-type="float" office:value="0.861800014972687" calcext:value-type="float">
            <text:p>0.861800014972687</text:p>
          </table:table-cell>
          <table:table-cell/>
          <table:table-cell office:value-type="float" office:value="2751" calcext:value-type="float">
            <text:p>2751</text:p>
          </table:table-cell>
          <table:table-cell office:value-type="float" office:value="0.861800014972687" calcext:value-type="float">
            <text:p>0.861800014972687</text:p>
          </table:table-cell>
          <table:table-cell table:number-columns-repeated="4"/>
          <table:table-cell office:value-type="float" office:value="2751" calcext:value-type="float">
            <text:p>2751</text:p>
          </table:table-cell>
          <table:table-cell office:value-type="float" office:value="0.861800014972687" calcext:value-type="float">
            <text:p>0.861800014972687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3" office:value-type="float" office:value="0.86269998550415" calcext:value-type="float">
            <text:p>0.86269998550415</text:p>
          </table:table-cell>
          <table:table-cell table:formula="of:=AVERAGE([.E38:.I38])" office:value-type="float" office:value="0.86269998550415" calcext:value-type="float">
            <text:p>0.86269998550415</text:p>
          </table:table-cell>
          <table:table-cell table:number-columns-repeated="7"/>
          <table:table-cell office:value-type="float" office:value="3001" calcext:value-type="float">
            <text:p>3001</text:p>
          </table:table-cell>
          <table:table-cell office:value-type="float" office:value="0.86269998550415" calcext:value-type="float">
            <text:p>0.86269998550415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0.86269998550415" calcext:value-type="float">
            <text:p>0.86269998550415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0.86269998550415" calcext:value-type="float">
            <text:p>0.86269998550415</text:p>
          </table:table-cell>
        </table:table-row>
        <table:table-row table:style-name="ro1">
          <table:table-cell table:style-name="ce7" office:value-type="string" calcext:value-type="string">
            <text:p>cnn_model </text:p>
          </table:table-cell>
          <table:table-cell table:style-name="Default"/>
          <table:table-cell/>
          <table:table-cell office:value-type="float" office:value="13" calcext:value-type="float">
            <text:p>13</text:p>
          </table:table-cell>
          <table:table-cell office:value-type="float" office:value="0.867500007152557" calcext:value-type="float">
            <text:p>0.867500007152557</text:p>
          </table:table-cell>
          <table:table-cell/>
          <table:table-cell office:value-type="float" office:value="0.867500007152557" calcext:value-type="float">
            <text:p>0.867500007152557</text:p>
          </table:table-cell>
          <table:table-cell/>
          <table:table-cell office:value-type="float" office:value="0.867500007152557" calcext:value-type="float">
            <text:p>0.867500007152557</text:p>
          </table:table-cell>
          <table:table-cell table:formula="of:=AVERAGE([.E39:.I39])" office:value-type="float" office:value="0.867500007152557" calcext:value-type="float">
            <text:p>0.867500007152557</text:p>
          </table:table-cell>
          <table:table-cell/>
          <table:table-cell office:value-type="float" office:value="3251" calcext:value-type="float">
            <text:p>3251</text:p>
          </table:table-cell>
          <table:table-cell office:value-type="float" office:value="0.867500007152557" calcext:value-type="float">
            <text:p>0.867500007152557</text:p>
          </table:table-cell>
          <table:table-cell table:number-columns-repeated="4"/>
          <table:table-cell office:value-type="float" office:value="3251" calcext:value-type="float">
            <text:p>3251</text:p>
          </table:table-cell>
          <table:table-cell office:value-type="float" office:value="0.867500007152557" calcext:value-type="float">
            <text:p>0.867500007152557</text:p>
          </table:table-cell>
          <table:table-cell table:number-columns-repeated="4"/>
          <table:table-cell office:value-type="float" office:value="3251" calcext:value-type="float">
            <text:p>3251</text:p>
          </table:table-cell>
          <table:table-cell office:value-type="float" office:value="0.867500007152557" calcext:value-type="float">
            <text:p>0.867500007152557</text:p>
          </table:table-cell>
        </table:table-row>
        <table:table-row table:style-name="ro1">
          <table:table-cell table:style-name="ce7" office:value-type="string" calcext:value-type="string">
            <text:p>SGD </text:p>
          </table:table-cell>
          <table:table-cell table:style-name="Default"/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0.87279999256134" calcext:value-type="float">
            <text:p>0.87279999256134</text:p>
          </table:table-cell>
          <table:table-cell table:number-columns-repeated="2"/>
          <table:table-cell table:formula="of:=AVERAGE([.E40:.I40])" office:value-type="float" office:value="0.87279999256134" calcext:value-type="float">
            <text:p>0.87279999256134</text:p>
          </table:table-cell>
          <table:table-cell/>
          <table:table-cell office:value-type="float" office:value="3501" calcext:value-type="float">
            <text:p>3501</text:p>
          </table:table-cell>
          <table:table-cell office:value-type="float" office:value="0.87279999256134" calcext:value-type="float">
            <text:p>0.87279999256134</text:p>
          </table:table-cell>
          <table:table-cell/>
          <table:table-cell office:value-type="float" office:value="3501" calcext:value-type="float">
            <text:p>3501</text:p>
          </table:table-cell>
          <table:table-cell office:value-type="float" office:value="0.87279999256134" calcext:value-type="float">
            <text:p>0.87279999256134</text:p>
          </table:table-cell>
          <table:table-cell/>
          <table:table-cell office:value-type="float" office:value="3501" calcext:value-type="float">
            <text:p>3501</text:p>
          </table:table-cell>
          <table:table-cell office:value-type="float" office:value="0.87279999256134" calcext:value-type="float">
            <text:p>0.87279999256134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learning_rate=1e-3 </text:p>
          </table:table-cell>
          <table:table-cell table:style-name="Default"/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873799979686737" calcext:value-type="float">
            <text:p>0.873799979686737</text:p>
          </table:table-cell>
          <table:table-cell table:number-columns-repeated="2"/>
          <table:table-cell office:value-type="float" office:value="0.873799979686737" calcext:value-type="float">
            <text:p>0.873799979686737</text:p>
          </table:table-cell>
          <table:table-cell table:formula="of:=AVERAGE([.E41:.I41])" office:value-type="float" office:value="0.873799979686737" calcext:value-type="float">
            <text:p>0.873799979686737</text:p>
          </table:table-cell>
          <table:table-cell/>
          <table:table-cell office:value-type="float" office:value="3751" calcext:value-type="float">
            <text:p>3751</text:p>
          </table:table-cell>
          <table:table-cell office:value-type="float" office:value="0.873799979686737" calcext:value-type="float">
            <text:p>0.873799979686737</text:p>
          </table:table-cell>
          <table:table-cell/>
          <table:table-cell office:value-type="float" office:value="3751" calcext:value-type="float">
            <text:p>3751</text:p>
          </table:table-cell>
          <table:table-cell office:value-type="float" office:value="0.873799979686737" calcext:value-type="float">
            <text:p>0.873799979686737</text:p>
          </table:table-cell>
          <table:table-cell table:number-columns-repeated="7"/>
          <table:table-cell office:value-type="float" office:value="3751" calcext:value-type="float">
            <text:p>3751</text:p>
          </table:table-cell>
          <table:table-cell office:value-type="float" office:value="0.873799979686737" calcext:value-type="float">
            <text:p>0.873799979686737</text:p>
          </table:table-cell>
        </table:table-row>
        <table:table-row table:style-name="ro1">
          <table:table-cell office:value-type="string" calcext:value-type="string">
            <text:p>Momentum=0.9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.881600022315979" calcext:value-type="float">
            <text:p>0.881600022315979</text:p>
          </table:table-cell>
          <table:table-cell/>
          <table:table-cell office:value-type="float" office:value="0.881600022315979" calcext:value-type="float">
            <text:p>0.881600022315979</text:p>
          </table:table-cell>
          <table:table-cell table:formula="of:=AVERAGE([.E42:.I42])" office:value-type="float" office:value="0.881600022315979" calcext:value-type="float">
            <text:p>0.881600022315979</text:p>
          </table:table-cell>
          <table:table-cell table:number-columns-repeated="4"/>
          <table:table-cell office:value-type="float" office:value="4001" calcext:value-type="float">
            <text:p>4001</text:p>
          </table:table-cell>
          <table:table-cell office:value-type="float" office:value="0.881600022315979" calcext:value-type="float">
            <text:p>0.881600022315979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0.881600022315979" calcext:value-type="float">
            <text:p>0.881600022315979</text:p>
          </table:table-cell>
          <table:table-cell table:number-columns-repeated="4"/>
          <table:table-cell office:value-type="float" office:value="4001" calcext:value-type="float">
            <text:p>4001</text:p>
          </table:table-cell>
          <table:table-cell office:value-type="float" office:value="0.881600022315979" calcext:value-type="float">
            <text:p>0.881600022315979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7" calcext:value-type="float">
            <text:p>17</text:p>
          </table:table-cell>
          <table:table-cell office:value-type="float" office:value="0.883499979972839" calcext:value-type="float">
            <text:p>0.883499979972839</text:p>
          </table:table-cell>
          <table:table-cell table:number-columns-repeated="2"/>
          <table:table-cell table:number-columns-repeated="2" office:value-type="float" office:value="0.883499979972839" calcext:value-type="float">
            <text:p>0.883499979972839</text:p>
          </table:table-cell>
          <table:table-cell table:formula="of:=AVERAGE([.E43:.I43])" office:value-type="float" office:value="0.883499979972839" calcext:value-type="float">
            <text:p>0.883499979972839</text:p>
          </table:table-cell>
          <table:table-cell/>
          <table:table-cell office:value-type="float" office:value="4251" calcext:value-type="float">
            <text:p>4251</text:p>
          </table:table-cell>
          <table:table-cell office:value-type="float" office:value="0.883499979972839" calcext:value-type="float">
            <text:p>0.883499979972839</text:p>
          </table:table-cell>
          <table:table-cell table:number-columns-repeated="7"/>
          <table:table-cell office:value-type="float" office:value="4251" calcext:value-type="float">
            <text:p>4251</text:p>
          </table:table-cell>
          <table:table-cell office:value-type="float" office:value="0.883499979972839" calcext:value-type="float">
            <text:p>0.883499979972839</text:p>
          </table:table-cell>
          <table:table-cell/>
          <table:table-cell office:value-type="float" office:value="4251" calcext:value-type="float">
            <text:p>4251</text:p>
          </table:table-cell>
          <table:table-cell office:value-type="float" office:value="0.883499979972839" calcext:value-type="float">
            <text:p>0.883499979972839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.882300019264221" calcext:value-type="float">
            <text:p>0.882300019264221</text:p>
          </table:table-cell>
          <table:table-cell/>
          <table:table-cell table:number-columns-repeated="2" office:value-type="float" office:value="0.882300019264221" calcext:value-type="float">
            <text:p>0.882300019264221</text:p>
          </table:table-cell>
          <table:table-cell table:formula="of:=AVERAGE([.E44:.I44])" office:value-type="float" office:value="0.882300019264221" calcext:value-type="float">
            <text:p>0.882300019264221</text:p>
          </table:table-cell>
          <table:table-cell table:number-columns-repeated="4"/>
          <table:table-cell office:value-type="float" office:value="4501" calcext:value-type="float">
            <text:p>4501</text:p>
          </table:table-cell>
          <table:table-cell office:value-type="float" office:value="0.882300019264221" calcext:value-type="float">
            <text:p>0.882300019264221</text:p>
          </table:table-cell>
          <table:table-cell table:number-columns-repeated="4"/>
          <table:table-cell office:value-type="float" office:value="4501" calcext:value-type="float">
            <text:p>4501</text:p>
          </table:table-cell>
          <table:table-cell office:value-type="float" office:value="0.882300019264221" calcext:value-type="float">
            <text:p>0.882300019264221</text:p>
          </table:table-cell>
          <table:table-cell/>
          <table:table-cell office:value-type="float" office:value="4501" calcext:value-type="float">
            <text:p>4501</text:p>
          </table:table-cell>
          <table:table-cell office:value-type="float" office:value="0.882300019264221" calcext:value-type="float">
            <text:p>0.882300019264221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9" calcext:value-type="float">
            <text:p>19</text:p>
          </table:table-cell>
          <table:table-cell office:value-type="float" office:value="0.886099994182587" calcext:value-type="float">
            <text:p>0.886099994182587</text:p>
          </table:table-cell>
          <table:table-cell table:number-columns-repeated="2"/>
          <table:table-cell table:number-columns-repeated="2" office:value-type="float" office:value="0.886099994182587" calcext:value-type="float">
            <text:p>0.886099994182587</text:p>
          </table:table-cell>
          <table:table-cell table:formula="of:=AVERAGE([.E45:.I45])" office:value-type="float" office:value="0.886099994182587" calcext:value-type="float">
            <text:p>0.886099994182587</text:p>
          </table:table-cell>
          <table:table-cell/>
          <table:table-cell office:value-type="float" office:value="4751" calcext:value-type="float">
            <text:p>4751</text:p>
          </table:table-cell>
          <table:table-cell office:value-type="float" office:value="0.886099994182587" calcext:value-type="float">
            <text:p>0.886099994182587</text:p>
          </table:table-cell>
          <table:table-cell table:number-columns-repeated="7"/>
          <table:table-cell office:value-type="float" office:value="4751" calcext:value-type="float">
            <text:p>4751</text:p>
          </table:table-cell>
          <table:table-cell office:value-type="float" office:value="0.886099994182587" calcext:value-type="float">
            <text:p>0.886099994182587</text:p>
          </table:table-cell>
          <table:table-cell/>
          <table:table-cell office:value-type="float" office:value="4751" calcext:value-type="float">
            <text:p>4751</text:p>
          </table:table-cell>
          <table:table-cell office:value-type="float" office:value="0.886099994182587" calcext:value-type="float">
            <text:p>0.886099994182587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.88289999961853" calcext:value-type="float">
            <text:p>0.88289999961853</text:p>
          </table:table-cell>
          <table:table-cell table:formula="of:=AVERAGE([.E46:.I46])" office:value-type="float" office:value="0.88289999961853" calcext:value-type="float">
            <text:p>0.88289999961853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.88289999961853" calcext:value-type="float">
            <text:p>0.88289999961853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.88289999961853" calcext:value-type="float">
            <text:p>0.88289999961853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.88289999961853" calcext:value-type="float">
            <text:p>0.88289999961853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.88289999961853" calcext:value-type="float">
            <text:p>0.88289999961853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.88289999961853" calcext:value-type="float">
            <text:p>0.88289999961853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3"/>
          <table:table-cell/>
          <table:table-cell table:style-name="ce6" office:value-type="string" calcext:value-type="string">
            <text:p>client</text:p>
          </table:table-cell>
          <table:table-cell table:style-name="ce6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.855300009250641" calcext:value-type="float">
            <text:p>0.855300009250641</text:p>
          </table:table-cell>
          <table:table-cell table:formula="of:=AVERAGE([.E51:.I51])" office:value-type="float" office:value="0.855300009250641" calcext:value-type="float">
            <text:p>0.855300009250641</text:p>
          </table:table-cell>
          <table:table-cell table:number-columns-repeated="7"/>
          <table:table-cell office:value-type="float" office:value="251" calcext:value-type="float">
            <text:p>251</text:p>
          </table:table-cell>
          <table:table-cell office:value-type="float" office:value="0.855300009250641" calcext:value-type="float">
            <text:p>0.855300009250641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.855300009250641" calcext:value-type="float">
            <text:p>0.855300009250641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.855300009250641" calcext:value-type="float">
            <text:p>0.855300009250641</text:p>
          </table:table-cell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81600022315979" calcext:value-type="float">
            <text:p>0.881600022315979</text:p>
          </table:table-cell>
          <table:table-cell table:number-columns-repeated="2"/>
          <table:table-cell table:number-columns-repeated="2" office:value-type="float" office:value="0.881600022315979" calcext:value-type="float">
            <text:p>0.881600022315979</text:p>
          </table:table-cell>
          <table:table-cell table:formula="of:=AVERAGE([.E52:.I52])" office:value-type="float" office:value="0.881600022315979" calcext:value-type="float">
            <text:p>0.881600022315979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881600022315979" calcext:value-type="float">
            <text:p>0.881600022315979</text:p>
          </table:table-cell>
          <table:table-cell table:number-columns-repeated="7"/>
          <table:table-cell office:value-type="float" office:value="501" calcext:value-type="float">
            <text:p>501</text:p>
          </table:table-cell>
          <table:table-cell office:value-type="float" office:value="0.881600022315979" calcext:value-type="float">
            <text:p>0.881600022315979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.881600022315979" calcext:value-type="float">
            <text:p>0.881600022315979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.889400005340576" calcext:value-type="float">
            <text:p>0.889400005340576</text:p>
          </table:table-cell>
          <table:table-cell/>
          <table:table-cell office:value-type="float" office:value="0.889400005340576" calcext:value-type="float">
            <text:p>0.889400005340576</text:p>
          </table:table-cell>
          <table:table-cell/>
          <table:table-cell table:formula="of:=AVERAGE([.E53:.I53])" office:value-type="float" office:value="0.889400005340576" calcext:value-type="float">
            <text:p>0.889400005340576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889400005340576" calcext:value-type="float">
            <text:p>0.889400005340576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0.889400005340576" calcext:value-type="float">
            <text:p>0.889400005340576</text:p>
          </table:table-cell>
          <table:table-cell table:number-columns-repeated="4"/>
          <table:table-cell office:value-type="float" office:value="751" calcext:value-type="float">
            <text:p>751</text:p>
          </table:table-cell>
          <table:table-cell office:value-type="float" office:value="0.889400005340576" calcext:value-type="float">
            <text:p>0.889400005340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0.898999989032745" calcext:value-type="float">
            <text:p>0.898999989032745</text:p>
          </table:table-cell>
          <table:table-cell table:formula="of:=AVERAGE([.E54:.I54])" office:value-type="float" office:value="0.898999989032745" calcext:value-type="float">
            <text:p>0.898999989032745</text:p>
          </table:table-cell>
          <table:table-cell table:number-columns-repeated="7"/>
          <table:table-cell office:value-type="float" office:value="1001" calcext:value-type="float">
            <text:p>1001</text:p>
          </table:table-cell>
          <table:table-cell office:value-type="float" office:value="0.898999989032745" calcext:value-type="float">
            <text:p>0.898999989032745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.898999989032745" calcext:value-type="float">
            <text:p>0.898999989032745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.898999989032745" calcext:value-type="float">
            <text:p>0.898999989032745</text:p>
          </table:table-cell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00699973106384" calcext:value-type="float">
            <text:p>0.900699973106384</text:p>
          </table:table-cell>
          <table:table-cell/>
          <table:table-cell table:number-columns-repeated="2" office:value-type="float" office:value="0.900699973106384" calcext:value-type="float">
            <text:p>0.900699973106384</text:p>
          </table:table-cell>
          <table:table-cell/>
          <table:table-cell table:formula="of:=AVERAGE([.E55:.I55])" office:value-type="float" office:value="0.900699973106384" calcext:value-type="float">
            <text:p>0.900699973106384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0.900699973106384" calcext:value-type="float">
            <text:p>0.900699973106384</text:p>
          </table:table-cell>
          <table:table-cell table:number-columns-repeated="4"/>
          <table:table-cell office:value-type="float" office:value="1251" calcext:value-type="float">
            <text:p>1251</text:p>
          </table:table-cell>
          <table:table-cell office:value-type="float" office:value="0.900699973106384" calcext:value-type="float">
            <text:p>0.900699973106384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0.900699973106384" calcext:value-type="float">
            <text:p>0.900699973106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.900799989700317" calcext:value-type="float">
            <text:p>0.900799989700317</text:p>
          </table:table-cell>
          <table:table-cell table:number-columns-repeated="2"/>
          <table:table-cell office:value-type="float" office:value="0.900799989700317" calcext:value-type="float">
            <text:p>0.900799989700317</text:p>
          </table:table-cell>
          <table:table-cell table:formula="of:=AVERAGE([.E56:.I56])" office:value-type="float" office:value="0.900799989700317" calcext:value-type="float">
            <text:p>0.900799989700317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0.900799989700317" calcext:value-type="float">
            <text:p>0.900799989700317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0.900799989700317" calcext:value-type="float">
            <text:p>0.900799989700317</text:p>
          </table:table-cell>
          <table:table-cell table:number-columns-repeated="7"/>
          <table:table-cell office:value-type="float" office:value="1501" calcext:value-type="float">
            <text:p>1501</text:p>
          </table:table-cell>
          <table:table-cell office:value-type="float" office:value="0.900799989700317" calcext:value-type="float">
            <text:p>0.900799989700317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9060999751091" calcext:value-type="float">
            <text:p>0.9060999751091</text:p>
          </table:table-cell>
          <table:table-cell/>
          <table:table-cell table:number-columns-repeated="2" office:value-type="float" office:value="0.9060999751091" calcext:value-type="float">
            <text:p>0.9060999751091</text:p>
          </table:table-cell>
          <table:table-cell/>
          <table:table-cell table:formula="of:=AVERAGE([.E57:.I57])" office:value-type="float" office:value="0.9060999751091" calcext:value-type="float">
            <text:p>0.9060999751091</text:p>
          </table:table-cell>
          <table:table-cell/>
          <table:table-cell office:value-type="float" office:value="1751" calcext:value-type="float">
            <text:p>1751</text:p>
          </table:table-cell>
          <table:table-cell office:value-type="float" office:value="0.9060999751091" calcext:value-type="float">
            <text:p>0.9060999751091</text:p>
          </table:table-cell>
          <table:table-cell table:number-columns-repeated="4"/>
          <table:table-cell office:value-type="float" office:value="1751" calcext:value-type="float">
            <text:p>1751</text:p>
          </table:table-cell>
          <table:table-cell office:value-type="float" office:value="0.9060999751091" calcext:value-type="float">
            <text:p>0.9060999751091</text:p>
          </table:table-cell>
          <table:table-cell/>
          <table:table-cell office:value-type="float" office:value="1751" calcext:value-type="float">
            <text:p>1751</text:p>
          </table:table-cell>
          <table:table-cell office:value-type="float" office:value="0.9060999751091" calcext:value-type="float">
            <text:p>0.9060999751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50]*[.B51]*[.B52]*[.B55]" office:value-type="float" office:value="240" calcext:value-type="float">
            <text:p>24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.911800026893616" calcext:value-type="float">
            <text:p>0.911800026893616</text:p>
          </table:table-cell>
          <table:table-cell table:number-columns-repeated="2"/>
          <table:table-cell table:formula="of:=AVERAGE([.E58:.I58])" office:value-type="float" office:value="0.911800026893616" calcext:value-type="float">
            <text:p>0.91180002689361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.911800026893616" calcext:value-type="float">
            <text:p>0.91180002689361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.911800026893616" calcext:value-type="float">
            <text:p>0.911800026893616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.911800026893616" calcext:value-type="float">
            <text:p>0.911800026893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908599972724915" calcext:value-type="float">
            <text:p>0.908599972724915</text:p>
          </table:table-cell>
          <table:table-cell/>
          <table:table-cell office:value-type="float" office:value="0.908599972724915" calcext:value-type="float">
            <text:p>0.908599972724915</text:p>
          </table:table-cell>
          <table:table-cell/>
          <table:table-cell table:formula="of:=AVERAGE([.E59:.I59])" office:value-type="float" office:value="0.908599972724915" calcext:value-type="float">
            <text:p>0.908599972724915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0.908599972724915" calcext:value-type="float">
            <text:p>0.908599972724915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0.908599972724915" calcext:value-type="float">
            <text:p>0.908599972724915</text:p>
          </table:table-cell>
          <table:table-cell table:number-columns-repeated="4"/>
          <table:table-cell office:value-type="float" office:value="2251" calcext:value-type="float">
            <text:p>2251</text:p>
          </table:table-cell>
          <table:table-cell office:value-type="float" office:value="0.908599972724915" calcext:value-type="float">
            <text:p>0.9085999727249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59]/[.B58]" office:value-type="float" office:value="250" calcext:value-type="float">
            <text:p>25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.916899979114533" calcext:value-type="float">
            <text:p>0.916899979114533</text:p>
          </table:table-cell>
          <table:table-cell table:number-columns-repeated="2"/>
          <table:table-cell table:formula="of:=AVERAGE([.E60:.I60])" office:value-type="float" office:value="0.916899979114533" calcext:value-type="float">
            <text:p>0.916899979114533</text:p>
          </table:table-cell>
          <table:table-cell/>
          <table:table-cell office:value-type="float" office:value="2501" calcext:value-type="float">
            <text:p>2501</text:p>
          </table:table-cell>
          <table:table-cell office:value-type="float" office:value="0.916899979114533" calcext:value-type="float">
            <text:p>0.916899979114533</text:p>
          </table:table-cell>
          <table:table-cell/>
          <table:table-cell office:value-type="float" office:value="2501" calcext:value-type="float">
            <text:p>2501</text:p>
          </table:table-cell>
          <table:table-cell office:value-type="float" office:value="0.916899979114533" calcext:value-type="float">
            <text:p>0.916899979114533</text:p>
          </table:table-cell>
          <table:table-cell/>
          <table:table-cell office:value-type="float" office:value="2501" calcext:value-type="float">
            <text:p>2501</text:p>
          </table:table-cell>
          <table:table-cell office:value-type="float" office:value="0.916899979114533" calcext:value-type="float">
            <text:p>0.9168999791145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54]/[.B60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14499998092651" calcext:value-type="float">
            <text:p>0.914499998092651</text:p>
          </table:table-cell>
          <table:table-cell/>
          <table:table-cell table:number-columns-repeated="2" office:value-type="float" office:value="0.914499998092651" calcext:value-type="float">
            <text:p>0.914499998092651</text:p>
          </table:table-cell>
          <table:table-cell/>
          <table:table-cell table:formula="of:=AVERAGE([.E61:.I61])" office:value-type="float" office:value="0.914499998092651" calcext:value-type="float">
            <text:p>0.914499998092651</text:p>
          </table:table-cell>
          <table:table-cell/>
          <table:table-cell office:value-type="float" office:value="2751" calcext:value-type="float">
            <text:p>2751</text:p>
          </table:table-cell>
          <table:table-cell office:value-type="float" office:value="0.914499998092651" calcext:value-type="float">
            <text:p>0.914499998092651</text:p>
          </table:table-cell>
          <table:table-cell table:number-columns-repeated="4"/>
          <table:table-cell office:value-type="float" office:value="2751" calcext:value-type="float">
            <text:p>2751</text:p>
          </table:table-cell>
          <table:table-cell office:value-type="float" office:value="0.914499998092651" calcext:value-type="float">
            <text:p>0.914499998092651</text:p>
          </table:table-cell>
          <table:table-cell/>
          <table:table-cell office:value-type="float" office:value="2751" calcext:value-type="float">
            <text:p>2751</text:p>
          </table:table-cell>
          <table:table-cell office:value-type="float" office:value="0.914499998092651" calcext:value-type="float">
            <text:p>0.91449999809265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.914799988269806" calcext:value-type="float">
            <text:p>0.914799988269806</text:p>
          </table:table-cell>
          <table:table-cell/>
          <table:table-cell table:number-columns-repeated="2" office:value-type="float" office:value="0.914799988269806" calcext:value-type="float">
            <text:p>0.914799988269806</text:p>
          </table:table-cell>
          <table:table-cell table:formula="of:=AVERAGE([.E62:.I62])" office:value-type="float" office:value="0.914799988269806" calcext:value-type="float">
            <text:p>0.914799988269806</text:p>
          </table:table-cell>
          <table:table-cell table:number-columns-repeated="4"/>
          <table:table-cell office:value-type="float" office:value="3001" calcext:value-type="float">
            <text:p>3001</text:p>
          </table:table-cell>
          <table:table-cell office:value-type="float" office:value="0.914799988269806" calcext:value-type="float">
            <text:p>0.914799988269806</text:p>
          </table:table-cell>
          <table:table-cell table:number-columns-repeated="4"/>
          <table:table-cell office:value-type="float" office:value="3001" calcext:value-type="float">
            <text:p>3001</text:p>
          </table:table-cell>
          <table:table-cell office:value-type="float" office:value="0.914799988269806" calcext:value-type="float">
            <text:p>0.914799988269806</text:p>
          </table:table-cell>
          <table:table-cell/>
          <table:table-cell office:value-type="float" office:value="3001" calcext:value-type="float">
            <text:p>3001</text:p>
          </table:table-cell>
          <table:table-cell office:value-type="float" office:value="0.914799988269806" calcext:value-type="float">
            <text:p>0.914799988269806</text:p>
          </table:table-cell>
        </table:table-row>
        <table:table-row table:style-name="ro1">
          <table:table-cell table:style-name="ce7" office:value-type="string" calcext:value-type="string">
            <text:p>cnn_model </text:p>
          </table:table-cell>
          <table:table-cell table:style-name="Default"/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.916000008583069" calcext:value-type="float">
            <text:p>0.916000008583069</text:p>
          </table:table-cell>
          <table:table-cell/>
          <table:table-cell table:number-columns-repeated="2" office:value-type="float" office:value="0.916000008583069" calcext:value-type="float">
            <text:p>0.916000008583069</text:p>
          </table:table-cell>
          <table:table-cell table:formula="of:=AVERAGE([.E63:.I63])" office:value-type="float" office:value="0.916000008583069" calcext:value-type="float">
            <text:p>0.916000008583069</text:p>
          </table:table-cell>
          <table:table-cell table:number-columns-repeated="4"/>
          <table:table-cell office:value-type="float" office:value="3251" calcext:value-type="float">
            <text:p>3251</text:p>
          </table:table-cell>
          <table:table-cell office:value-type="float" office:value="0.916000008583069" calcext:value-type="float">
            <text:p>0.916000008583069</text:p>
          </table:table-cell>
          <table:table-cell table:number-columns-repeated="4"/>
          <table:table-cell office:value-type="float" office:value="3251" calcext:value-type="float">
            <text:p>3251</text:p>
          </table:table-cell>
          <table:table-cell office:value-type="float" office:value="0.916000008583069" calcext:value-type="float">
            <text:p>0.916000008583069</text:p>
          </table:table-cell>
          <table:table-cell/>
          <table:table-cell office:value-type="float" office:value="3251" calcext:value-type="float">
            <text:p>3251</text:p>
          </table:table-cell>
          <table:table-cell office:value-type="float" office:value="0.916000008583069" calcext:value-type="float">
            <text:p>0.916000008583069</text:p>
          </table:table-cell>
        </table:table-row>
        <table:table-row table:style-name="ro1">
          <table:table-cell table:style-name="ce7" office:value-type="string" calcext:value-type="string">
            <text:p>Adam</text:p>
          </table:table-cell>
          <table:table-cell table:style-name="Default"/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0.915799975395203" calcext:value-type="float">
            <text:p>0.915799975395203</text:p>
          </table:table-cell>
          <table:table-cell table:number-columns-repeated="2"/>
          <table:table-cell table:formula="of:=AVERAGE([.E64:.I64])" office:value-type="float" office:value="0.915799975395203" calcext:value-type="float">
            <text:p>0.915799975395203</text:p>
          </table:table-cell>
          <table:table-cell/>
          <table:table-cell office:value-type="float" office:value="3501" calcext:value-type="float">
            <text:p>3501</text:p>
          </table:table-cell>
          <table:table-cell office:value-type="float" office:value="0.915799975395203" calcext:value-type="float">
            <text:p>0.915799975395203</text:p>
          </table:table-cell>
          <table:table-cell/>
          <table:table-cell office:value-type="float" office:value="3501" calcext:value-type="float">
            <text:p>3501</text:p>
          </table:table-cell>
          <table:table-cell office:value-type="float" office:value="0.915799975395203" calcext:value-type="float">
            <text:p>0.915799975395203</text:p>
          </table:table-cell>
          <table:table-cell/>
          <table:table-cell office:value-type="float" office:value="3501" calcext:value-type="float">
            <text:p>3501</text:p>
          </table:table-cell>
          <table:table-cell office:value-type="float" office:value="0.915799975395203" calcext:value-type="float">
            <text:p>0.915799975395203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learning_rate=1e-3 </text:p>
          </table:table-cell>
          <table:table-cell table:style-name="Default"/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914699971675873" calcext:value-type="float">
            <text:p>0.914699971675873</text:p>
          </table:table-cell>
          <table:table-cell table:number-columns-repeated="2"/>
          <table:table-cell office:value-type="float" office:value="0.914699971675873" calcext:value-type="float">
            <text:p>0.914699971675873</text:p>
          </table:table-cell>
          <table:table-cell table:formula="of:=AVERAGE([.E65:.I65])" office:value-type="float" office:value="0.914699971675873" calcext:value-type="float">
            <text:p>0.914699971675873</text:p>
          </table:table-cell>
          <table:table-cell/>
          <table:table-cell office:value-type="float" office:value="3751" calcext:value-type="float">
            <text:p>3751</text:p>
          </table:table-cell>
          <table:table-cell office:value-type="float" office:value="0.914699971675873" calcext:value-type="float">
            <text:p>0.914699971675873</text:p>
          </table:table-cell>
          <table:table-cell/>
          <table:table-cell office:value-type="float" office:value="3751" calcext:value-type="float">
            <text:p>3751</text:p>
          </table:table-cell>
          <table:table-cell office:value-type="float" office:value="0.914699971675873" calcext:value-type="float">
            <text:p>0.914699971675873</text:p>
          </table:table-cell>
          <table:table-cell table:number-columns-repeated="7"/>
          <table:table-cell office:value-type="float" office:value="3751" calcext:value-type="float">
            <text:p>3751</text:p>
          </table:table-cell>
          <table:table-cell office:value-type="float" office:value="0.914699971675873" calcext:value-type="float">
            <text:p>0.914699971675873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0.91839998960495" calcext:value-type="float">
            <text:p>0.91839998960495</text:p>
          </table:table-cell>
          <table:table-cell/>
          <table:table-cell office:value-type="float" office:value="0.91839998960495" calcext:value-type="float">
            <text:p>0.91839998960495</text:p>
          </table:table-cell>
          <table:table-cell/>
          <table:table-cell office:value-type="float" office:value="0.91839998960495" calcext:value-type="float">
            <text:p>0.91839998960495</text:p>
          </table:table-cell>
          <table:table-cell table:formula="of:=AVERAGE([.E66:.I66])" office:value-type="float" office:value="0.91839998960495" calcext:value-type="float">
            <text:p>0.91839998960495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0.91839998960495" calcext:value-type="float">
            <text:p>0.91839998960495</text:p>
          </table:table-cell>
          <table:table-cell table:number-columns-repeated="4"/>
          <table:table-cell office:value-type="float" office:value="4001" calcext:value-type="float">
            <text:p>4001</text:p>
          </table:table-cell>
          <table:table-cell office:value-type="float" office:value="0.91839998960495" calcext:value-type="float">
            <text:p>0.91839998960495</text:p>
          </table:table-cell>
          <table:table-cell table:number-columns-repeated="4"/>
          <table:table-cell office:value-type="float" office:value="4001" calcext:value-type="float">
            <text:p>4001</text:p>
          </table:table-cell>
          <table:table-cell office:value-type="float" office:value="0.91839998960495" calcext:value-type="float">
            <text:p>0.91839998960495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915700018405914" calcext:value-type="float">
            <text:p>0.915700018405914</text:p>
          </table:table-cell>
          <table:table-cell table:number-columns-repeated="2"/>
          <table:table-cell table:number-columns-repeated="2" office:value-type="float" office:value="0.915700018405914" calcext:value-type="float">
            <text:p>0.915700018405914</text:p>
          </table:table-cell>
          <table:table-cell table:formula="of:=AVERAGE([.E67:.I67])" office:value-type="float" office:value="0.915700018405914" calcext:value-type="float">
            <text:p>0.915700018405914</text:p>
          </table:table-cell>
          <table:table-cell/>
          <table:table-cell office:value-type="float" office:value="4251" calcext:value-type="float">
            <text:p>4251</text:p>
          </table:table-cell>
          <table:table-cell office:value-type="float" office:value="0.915700018405914" calcext:value-type="float">
            <text:p>0.915700018405914</text:p>
          </table:table-cell>
          <table:table-cell table:number-columns-repeated="7"/>
          <table:table-cell office:value-type="float" office:value="4251" calcext:value-type="float">
            <text:p>4251</text:p>
          </table:table-cell>
          <table:table-cell office:value-type="float" office:value="0.915700018405914" calcext:value-type="float">
            <text:p>0.915700018405914</text:p>
          </table:table-cell>
          <table:table-cell/>
          <table:table-cell office:value-type="float" office:value="4251" calcext:value-type="float">
            <text:p>4251</text:p>
          </table:table-cell>
          <table:table-cell office:value-type="float" office:value="0.915700018405914" calcext:value-type="float">
            <text:p>0.915700018405914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0.912000000476837" calcext:value-type="float">
            <text:p>0.912000000476837</text:p>
          </table:table-cell>
          <table:table-cell/>
          <table:table-cell table:formula="of:=AVERAGE([.E68:.I68])" office:value-type="float" office:value="0.912000000476837" calcext:value-type="float">
            <text:p>0.912000000476837</text:p>
          </table:table-cell>
          <table:table-cell table:number-columns-repeated="4"/>
          <table:table-cell office:value-type="float" office:value="4501" calcext:value-type="float">
            <text:p>4501</text:p>
          </table:table-cell>
          <table:table-cell office:value-type="float" office:value="0.912000000476837" calcext:value-type="float">
            <text:p>0.912000000476837</text:p>
          </table:table-cell>
          <table:table-cell/>
          <table:table-cell office:value-type="float" office:value="4501" calcext:value-type="float">
            <text:p>4501</text:p>
          </table:table-cell>
          <table:table-cell office:value-type="float" office:value="0.912000000476837" calcext:value-type="float">
            <text:p>0.912000000476837</text:p>
          </table:table-cell>
          <table:table-cell/>
          <table:table-cell office:value-type="float" office:value="4501" calcext:value-type="float">
            <text:p>4501</text:p>
          </table:table-cell>
          <table:table-cell office:value-type="float" office:value="0.912000000476837" calcext:value-type="float">
            <text:p>0.91200000047683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0.920199990272522" calcext:value-type="float">
            <text:p>0.920199990272522</text:p>
          </table:table-cell>
          <table:table-cell table:number-columns-repeated="2"/>
          <table:table-cell office:value-type="float" office:value="0.920199990272522" calcext:value-type="float">
            <text:p>0.920199990272522</text:p>
          </table:table-cell>
          <table:table-cell table:formula="of:=AVERAGE([.E69:.I69])" office:value-type="float" office:value="0.920199990272522" calcext:value-type="float">
            <text:p>0.920199990272522</text:p>
          </table:table-cell>
          <table:table-cell/>
          <table:table-cell office:value-type="float" office:value="4751" calcext:value-type="float">
            <text:p>4751</text:p>
          </table:table-cell>
          <table:table-cell office:value-type="float" office:value="0.920199990272522" calcext:value-type="float">
            <text:p>0.920199990272522</text:p>
          </table:table-cell>
          <table:table-cell/>
          <table:table-cell office:value-type="float" office:value="4751" calcext:value-type="float">
            <text:p>4751</text:p>
          </table:table-cell>
          <table:table-cell office:value-type="float" office:value="0.920199990272522" calcext:value-type="float">
            <text:p>0.920199990272522</text:p>
          </table:table-cell>
          <table:table-cell table:number-columns-repeated="7"/>
          <table:table-cell office:value-type="float" office:value="4751" calcext:value-type="float">
            <text:p>4751</text:p>
          </table:table-cell>
          <table:table-cell office:value-type="float" office:value="0.920199990272522" calcext:value-type="float">
            <text:p>0.920199990272522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" office:value-type="float" office:value="0.912000000476837" calcext:value-type="float">
            <text:p>0.912000000476837</text:p>
          </table:table-cell>
          <table:table-cell table:formula="of:=AVERAGE([.E70:.I70])" office:value-type="float" office:value="0.912000000476837" calcext:value-type="float">
            <text:p>0.912000000476837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.912000000476837" calcext:value-type="float">
            <text:p>0.912000000476837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.912000000476837" calcext:value-type="float">
            <text:p>0.912000000476837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.912000000476837" calcext:value-type="float">
            <text:p>0.912000000476837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.912000000476837" calcext:value-type="float">
            <text:p>0.912000000476837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.912000000476837" calcext:value-type="float">
            <text:p>0.912000000476837</text:p>
          </table:table-cell>
        </table:table-row>
        <table:table-row table:style-name="ro1">
          <table:table-cell table:style-name="Default" table:number-columns-repeated="4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sessio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1">
      <number:text>-</number:text>
      <number:number number:decimal-places="0" number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1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2" number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3P0" style:volatile="true">
      <number:number number:decimal-places="0" number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3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2" number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number-style style:name="N12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20:31:56.1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7T23:43:42.083000000</meta:creation-date>
    <dc:date>2022-03-11T20:35:12.739000000</dc:date>
    <meta:editing-duration>PT7M5S</meta:editing-duration>
    <meta:editing-cycles>7</meta:editing-cycles>
    <meta:generator>LibreOffice/7.1.3.2$Windows_X86_64 LibreOffice_project/47f78053abe362b9384784d31a6e56f8511eb1c1</meta:generator>
    <meta:document-statistic meta:table-count="6" meta:cell-count="2292" meta:object-count="0"/>
  </office:meta>
</office:document-meta>
</file>